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family-generic="swiss" style:font-pitch="fixed"/>
    <style:font-face style:name="FreeMono3" svg:font-family="FreeMono" style:font-pitch="fixed"/>
    <style:font-face style:name="FreeSans" svg:font-family="FreeSans" style:font-family-generic="swiss" style:font-pitch="fixed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wiss" style:font-pitch="fixed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Noto Sans4" svg:font-family="'Noto Sans'" style:font-family-generic="system" style:font-pitch="variable"/>
    <style:font-face style:name="freeMono" svg:font-family="freeMono" style:font-family-generic="swiss" style:font-pitch="fixed"/>
    <style:font-face style:name="freeMono1" svg:font-family="freeMono" style:font-family-generic="modern" style:font-pitch="fixed"/>
    <style:font-face style:name="freeSans" svg:font-family="free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6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6">
      <style:graphic-properties draw:stroke="solid" svg:stroke-width="0.044cm" svg:stroke-color="#a8600d" svg:stroke-linecap="butt" draw:fill="solid" draw:fill-color="#74624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6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7">
      <style:graphic-properties draw:stroke="solid" svg:stroke-width="0.044cm" svg:stroke-color="#9b8357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7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7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7">
      <style:graphic-properties draw:stroke="solid" svg:stroke-width="0.044cm" svg:stroke-color="#e48312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7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6">
      <style:graphic-properties draw:stroke="solid" svg:stroke-width="0.044cm" svg:stroke-color="#a8600d" svg:stroke-linecap="butt" draw:fill="solid" draw:fill-color="#74624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44cm" svg:stroke-color="#a8600d" svg:stroke-linecap="butt" draw:fill="solid" draw:fill-color="#8e4221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44cm" svg:stroke-color="#9b8357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6">
      <style:graphic-properties draw:stroke="solid" svg:stroke-width="0.044cm" svg:stroke-color="#a8600d" svg:stroke-linecap="butt" draw:fill="solid" draw:fill-color="#ab620d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44cm" svg:stroke-color="#bd582c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2.406cm" fo:min-width="5.072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.92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top" draw:auto-grow-height="false" draw:fit-to-size="false" style:shrink-to-fit="false" fo:min-height="1.34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1.34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middle" draw:auto-grow-height="false" draw:fit-to-size="false" style:shrink-to-fit="false" fo:min-height="0.92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35cm" svg:stroke-color="#e48312" draw:marker-end="msArrowOpenEnd_20_5_20_35" draw:marker-end-width="0.245cm" draw:marker-end-center="false" svg:stroke-linecap="butt" draw:fill="none" draw:textarea-vertical-align="top" draw:auto-grow-height="false" fo:min-height="0cm" fo:min-width="2.954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35cm" svg:stroke-color="#a2af92" draw:marker-end="msArrowEnd_20_8" draw:marker-end-width="0.35cm" draw:marker-end-center="false" svg:stroke-linecap="butt" draw:fill="none" draw:textarea-vertical-align="top" draw:auto-grow-height="false" fo:min-height="1.34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6">
      <style:graphic-properties draw:stroke="solid" svg:stroke-width="0.044cm" svg:stroke-color="#a8600d" svg:stroke-linecap="butt" draw:fill="solid" draw:fill-color="#e48312" draw:textarea-vertical-align="top" draw:auto-grow-height="false" draw:fit-to-size="false" style:shrink-to-fit="false" fo:min-height="1.344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35cm" svg:stroke-color="#a2af92" draw:marker-end="msArrowOpenEnd_20_5_20_35" draw:marker-end-width="0.245cm" draw:marker-end-center="false" svg:stroke-linecap="butt" draw:fill="none" draw:textarea-vertical-align="top" draw:auto-grow-height="false" fo:min-height="5.311cm" fo:min-width="3.515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objectwithoutfill">
      <style:graphic-properties svg:stroke-color="#ff0000" draw:fill="none"/>
    </style:style>
    <style:style style:name="gr28" style:family="graphic" style:parent-style-name="standard" style:list-style-name="L9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9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9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9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9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9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1.731cm" fo:min-width="4.004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>
      <style:graphic-properties draw:stroke="solid" svg:stroke-width="0.035cm" svg:stroke-color="#e48312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44cm" svg:stroke-color="#a8600d" svg:stroke-linecap="butt" draw:fill="solid" draw:fill-color="#e48312" loext:fill-theme-color="accent1" draw:textarea-horizontal-align="justify" draw:textarea-vertical-align="middle" draw:auto-grow-height="false" draw:fit-to-size="false" style:shrink-to-fit="false" fo:min-height="0cm" fo:min-width="2.042cm" fo:padding-top="0.125cm" fo:padding-bottom="0.125cm" fo:padding-left="0.25cm" fo:padding-right="0.25cm" fo:wrap-option="wrap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outline1">
      <style:graphic-properties draw:stroke="none" svg:stroke-width="0.018cm" draw:marker-start-width="0.227cm" draw:marker-end-width="0.227cm" svg:stroke-opacity="100%" draw:fill="solid" draw:fill-color="#dddddd" draw:opacity="100%" draw:opacity-name="Transparency_20_3" draw:shadow="hidden" draw:shadow-offset-x="0.247cm" draw:shadow-offset-y="0.247cm" draw:shadow-color="#808080" loext:shadow-blur="0.141cm"/>
      <style:paragraph-properties style:writing-mode="lr-tb"/>
    </style:style>
    <style:style style:name="pr10" style:family="presentation" style:parent-style-name="Midnightblue-outline1">
      <style:graphic-properties svg:stroke-color="#eeeeee" draw:fill="solid" draw:fill-color="#eeeeee" draw:opacity="100%" draw:opacity-name="Transparency_20_3"/>
      <style:paragraph-properties style:writing-mode="lr-tb"/>
    </style:style>
    <style:style style:name="pr11" style:family="presentation" style:parent-style-name="Midnightblue-subtitle" style:list-style-name="L3">
      <style:graphic-properties draw:fill-color="#ffffff" draw:auto-grow-height="true" fo:min-height="10.5cm"/>
      <style:paragraph-properties style:writing-mode="lr-tb"/>
    </style:style>
    <style:style style:name="pr12" style:family="presentation" style:parent-style-name="Midnightblue-outline1" style:list-style-name="L2">
      <style:graphic-properties svg:stroke-color="#dddddd" draw:fill="solid" draw:fill-color="#dddddd" draw:opacity="100%" draw:opacity-name="Transparency_20_3"/>
      <style:paragraph-properties style:writing-mode="lr-tb"/>
    </style:style>
    <style:style style:name="pr13" style:family="presentation" style:parent-style-name="Midnightblue-outline1" style:list-style-name="L2">
      <style:graphic-properties/>
      <style:paragraph-properties style:writing-mode="lr-tb"/>
    </style:style>
    <style:style style:name="pr14" style:family="presentation" style:parent-style-name="Midnightblue-outline1" style:list-style-name="L2">
      <style:graphic-properties/>
      <style:paragraph-properties style:writing-mode="lr-tb"/>
    </style:style>
    <style:style style:name="pr15" style:family="presentation" style:parent-style-name="Midnightblue-outline1" style:list-style-name="L2">
      <style:graphic-properties/>
      <style:paragraph-properties style:writing-mode="lr-tb"/>
    </style:style>
    <style:style style:name="pr16" style:family="presentation" style:parent-style-name="Midnightblue-outline1" style:list-style-name="L2">
      <style:graphic-properties/>
      <style:paragraph-properties style:writing-mode="lr-tb"/>
    </style:style>
    <style:style style:name="pr17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18" style:family="presentation" style:parent-style-name="Midnightblue-outline1" style:list-style-name="L2">
      <style:graphic-properties/>
      <style:paragraph-properties style:writing-mode="lr-tb"/>
    </style:style>
    <style:style style:name="pr19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0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1" style:family="presentation" style:parent-style-name="Midnightblue-outline1" style:list-style-name="L2">
      <style:graphic-properties/>
      <style:paragraph-properties style:writing-mode="lr-tb"/>
    </style:style>
    <style:style style:name="pr22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3" style:family="presentation" style:parent-style-name="Midnightblue-outline1" style:list-style-name="L2">
      <style:graphic-properties/>
      <style:paragraph-properties style:writing-mode="lr-tb"/>
    </style:style>
    <style:style style:name="pr24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25" style:family="presentation" style:parent-style-name="Midnightblue-outline1" style:list-style-name="L2">
      <style:graphic-properties/>
      <style:paragraph-properties style:writing-mode="lr-tb"/>
    </style:style>
    <style:style style:name="pr26" style:family="presentation" style:parent-style-name="Midnightblue-outline1" style:list-style-name="L2">
      <style:graphic-properties/>
      <style:paragraph-properties style:writing-mode="lr-tb"/>
    </style:style>
    <style:style style:name="pr27" style:family="presentation" style:parent-style-name="Midnightblue-outline1" style:list-style-name="L2">
      <style:graphic-properties/>
      <style:paragraph-properties style:writing-mode="lr-tb"/>
    </style:style>
    <style:style style:name="pr28" style:family="presentation" style:parent-style-name="Midnightblue-outline1" style:list-style-name="L2">
      <style:graphic-properties/>
      <style:paragraph-properties style:writing-mode="lr-tb"/>
    </style:style>
    <style:style style:name="pr29" style:family="presentation" style:parent-style-name="Midnightblue-outline1" style:list-style-name="L2">
      <style:graphic-properties/>
      <style:paragraph-properties style:writing-mode="lr-tb"/>
    </style:style>
    <style:style style:name="pr30" style:family="presentation" style:parent-style-name="Midnightblue-outline1" style:list-style-name="L2">
      <style:graphic-properties/>
      <style:paragraph-properties style:writing-mode="lr-tb"/>
    </style:style>
    <style:style style:name="pr31" style:family="presentation" style:parent-style-name="Midnightblue-outline1" style:list-style-name="L2">
      <style:graphic-properties/>
      <style:paragraph-properties style:writing-mode="lr-tb"/>
    </style:style>
    <style:style style:name="pr32" style:family="presentation" style:parent-style-name="Midnightblue-outline1" style:list-style-name="L2">
      <style:graphic-properties/>
      <style:paragraph-properties style:writing-mode="lr-tb"/>
    </style:style>
    <style:style style:name="pr33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34" style:family="presentation" style:parent-style-name="Midnightblue-outline1" style:list-style-name="L2">
      <style:graphic-properties/>
      <style:paragraph-properties style:writing-mode="lr-tb"/>
    </style:style>
    <style:style style:name="pr35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36" style:family="presentation" style:parent-style-name="Midnightblue-outline1" style:list-style-name="L2">
      <style:graphic-properties draw:fill="solid" draw:fill-color="#dddddd" draw:opacity="100%" draw:opacity-name="Transparency_20_3"/>
      <style:paragraph-properties style:writing-mode="lr-tb"/>
    </style:style>
    <style:style style:name="pr37" style:family="presentation" style:parent-style-name="Midnightblue-outline1" style:list-style-name="L2">
      <style:graphic-properties draw:fill="solid" draw:fill-color="#eeeeee" draw:opacity="100%" draw:opacity-name="Transparency_20_3"/>
      <style:paragraph-properties style:writing-mode="lr-tb"/>
    </style:style>
    <style:style style:name="pr38" style:family="presentation" style:parent-style-name="Midnightblue-outline1" style:list-style-name="L2">
      <style:graphic-properties/>
      <style:paragraph-properties style:writing-mode="lr-tb"/>
    </style:style>
    <style:style style:name="pr39" style:family="presentation" style:parent-style-name="Midnightblue-outline1" style:list-style-name="L2">
      <style:graphic-properties/>
      <style:paragraph-properties style:writing-mode="lr-tb"/>
    </style:style>
    <style:style style:name="pr40" style:family="presentation" style:parent-style-name="Midnightblue-title">
      <style:graphic-properties fo:min-height="2.413cm"/>
      <style:paragraph-properties style:writing-mode="lr-tb"/>
    </style:style>
    <style:style style:name="pr41" style:family="presentation" style:parent-style-name="Midnightblue-outline1">
      <style:graphic-properties fo:min-height="13.75cm"/>
      <style:paragraph-properties style:writing-mode="lr-tb"/>
    </style:style>
    <style:style style:name="co1" style:family="table-column">
      <style:table-column-properties style:column-width="9.584cm" style:use-optimal-column-width="false"/>
    </style:style>
    <style:style style:name="co2" style:family="table-column">
      <style:table-column-properties style:column-width="10.065cm" style:use-optimal-column-width="false"/>
    </style:style>
    <style:style style:name="co3" style:family="table-column">
      <style:table-column-properties style:column-width="6.351cm" style:use-optimal-column-width="false"/>
    </style:style>
    <style:style style:name="co4" style:family="table-column">
      <style:table-column-properties style:column-width="8.666cm" style:use-optimal-column-width="false"/>
    </style:style>
    <style:style style:name="co5" style:family="table-column">
      <style:table-column-properties style:column-width="8.668cm" style:use-optimal-column-width="false"/>
    </style:style>
    <style:style style:name="ro1" style:family="table-row">
      <style:table-row-properties style:row-height="1.115cm" style:use-optimal-row-height="false"/>
    </style:style>
    <style:style style:name="ro2" style:family="table-row">
      <style:table-row-properties style:row-height="1.746cm" style:use-optimal-row-height="false"/>
    </style:style>
    <style:style style:name="ro3" style:family="table-row">
      <style:table-row-properties style:row-height="2.241cm" style:use-optimal-row-height="false"/>
    </style:style>
    <style:style style:name="ro4" style:family="table-row">
      <style:table-row-properties style:row-height="1.926cm" style:use-optimal-row-height="false"/>
    </style:style>
    <style:style style:name="ce1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Sans1" fo:hyphenate="false"/>
    </style:style>
    <style:style style:name="ce2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Mono1" fo:font-size="16pt" style:font-size-asian="16pt" style:font-size-complex="16pt" fo:hyphenate="false"/>
    </style:style>
    <style:style style:name="ce3" style:family="table-cell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ce4" style:family="table-cell">
      <style:paragraph-properties fo:margin-left="0cm" fo:margin-right="0cm" fo:margin-top="0cm" fo:margin-bottom="0cm" fo:line-height="100%" fo:text-align="start" fo:text-indent="0cm" style:punctuation-wrap="hanging"/>
      <style:text-properties fo:font-size="15pt" style:font-size-asian="15pt" style:font-size-complex="15pt" fo:hyphenate="false"/>
    </style:style>
    <style:style style:name="ce5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Sans1" fo:font-size="14pt" style:font-size-asian="14pt" style:font-size-complex="14pt" fo:hyphenate="false"/>
    </style:style>
    <style:style style:name="ce6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Sans1" fo:font-size="15pt" style:font-size-asian="15pt" style:font-size-complex="15pt" fo:hyphenate="false"/>
    </style:style>
    <style:style style:name="ce7" style:family="table-cell">
      <loext:graphic-properties style:writing-mode="lr-tb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1" fo:font-size="12pt" style:font-size-asian="12pt" style:font-size-complex="12pt" fo:hyphenate="false" loext:hyphenation-no-caps="false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font-size="14pt" style:font-size-asian="14pt" style:font-size-complex="14pt" fo:hyphenate="false" loext:hyphenation-no-caps="false"/>
    </style:style>
    <style:style style:name="ce9" style:family="table-cell">
      <loext:graphic-properties style:writing-mode="lr-tb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ideograph-alpha" style:punctuation-wrap="hanging" style:line-break="strict" style:writing-mode="lr-tb">
        <style:tab-stops/>
      </style:paragraph-properties>
      <style:text-properties style:font-name="FreeMono1" fo:font-size="12pt" style:font-size-asian="12pt" style:font-size-complex="12pt" fo:hyphenate="false" loext:hyphenation-no-caps="false"/>
    </style:style>
    <style:style style:name="ce10" style:family="table-cell">
      <loext:graphic-properties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hanging" style:line-break="strict" style:writing-mode="lr-tb">
        <style:tab-stops/>
      </style:paragraph-properties>
      <style:text-properties style:font-name="FreeMono1" fo:font-size="12pt" style:letter-kerning="true" style:font-size-asian="12pt" style:font-size-complex="12pt" fo:hyphenate="false" loext:hyphenation-no-caps="false"/>
    </style:style>
    <style:style style:name="ce11" style:family="table-cell"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punctuation-wrap="hanging"/>
      <style:text-properties fo:font-size="14pt" style:font-size-asian="14pt" style:font-size-complex="14pt" fo:hyphenate="false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style:paragraph-properties fo:margin-top="0cm" fo:margin-bottom="1cm"/>
    </style:style>
    <style:style style:name="P5" style:family="paragraph">
      <style:text-properties style:font-name="FreeSans1" fo:language="en" fo:country="US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style:text-properties style:font-name="FreeSans1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text-properties fo:font-size="22pt" fo:language="en" fo:country="US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Sans1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Mono1" fo:font-size="16pt" style:font-size-asian="16pt" style:font-size-complex="16pt" fo:hyphenate="false"/>
    </style:style>
    <style:style style:name="P13" style:family="paragraph">
      <loext:graphic-properties draw:fill-color="#ffffff"/>
    </style:style>
    <style:style style:name="P14" style:family="paragraph">
      <style:text-properties style:font-name="freeSans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5pt" style:font-size-complex="15pt" fo:hyphenate="false"/>
    </style:style>
    <style:style style:name="P17" style:family="paragraph">
      <style:text-properties style:font-name="freeSans" fo:font-size="36pt" style:font-size-asian="36pt" style:font-size-complex="3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Sans1" fo:font-size="15pt" style:font-size-asian="15pt" style:font-size-complex="15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1" fo:font-size="12pt" style:font-size-asian="12pt" style:font-size-complex="12pt"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4pt" style:font-size-asian="14pt" style:font-size-complex="14pt"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FreeMono1" fo:font-size="12pt" style:letter-kerning="true" style:font-size-asian="12pt" style:font-size-complex="12pt" fo:hyphenate="false" loext:hyphenation-no-caps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3" style:family="paragraph">
      <style:text-properties fo:color="#ffffff" loext:opacity="100%" loext:color-lum-mod="100%" loext:color-lum-off="0%" fo:language="en" fo:country="US"/>
    </style:style>
    <style:style style:name="P24" style:family="paragraph">
      <style:text-properties fo:color="#000000" loext:opacity="100%" loext:color-lum-mod="100%" loext:color-lum-off="0%" fo:font-size="18pt" fo:language="en" fo:country="US" style:font-size-asian="18pt" style:font-size-complex="18pt"/>
    </style:style>
    <style:style style:name="P25" style:family="paragraph">
      <style:text-properties style:font-name="FreeSans1" fo:font-weight="normal" style:font-weight-asian="normal" style:font-weight-complex="normal"/>
    </style:style>
    <style:style style:name="P26" style:family="paragraph">
      <style:paragraph-properties fo:margin-left="0cm" fo:margin-right="0cm" fo:margin-top="0cm" fo:margin-bottom="0.373cm" fo:text-indent="0cm" style:text-autospace="ideograph-alpha" style:punctuation-wrap="hanging"/>
      <style:text-properties fo:language="en" fo:country="US"/>
    </style:style>
    <style:style style:name="P27" style:family="paragraph">
      <style:text-properties style:font-name="FreeMono1" fo:font-size="18pt" fo:language="en" fo:country="US" style:font-size-asian="18pt" style:font-size-complex="18pt"/>
    </style:style>
    <style:style style:name="P28" style:family="paragraph">
      <style:text-properties style:font-name="FreeSans1" fo:font-size="15pt" fo:language="en" fo:country="US" style:font-size-asian="21pt" style:font-size-complex="21pt"/>
    </style:style>
    <style:style style:name="P29" style:family="paragraph">
      <style:text-properties fo:font-size="16pt" fo:language="en" fo:country="US" style:font-size-asian="22pt" style:font-size-complex="22pt"/>
    </style:style>
    <style:style style:name="P30" style:family="paragraph">
      <style:paragraph-properties fo:margin-left="0cm" fo:margin-right="0cm" fo:margin-top="0cm" fo:margin-bottom="0.173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3" style:family="paragraph">
      <loext:graphic-properties draw:fill="solid" draw:fill-color="#ab62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solid" draw:fill-color="#8e422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74624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text-properties style:font-name="FreeSans1" fo:font-size="22pt" fo:language="en" fo:country="US" style:font-size-asian="22pt" style:font-size-complex="22pt"/>
    </style:style>
    <style:style style:name="P38" style:family="paragraph">
      <style:text-properties fo:font-size="9pt" style:font-size-asian="9pt" style:font-size-complex="9pt"/>
    </style:style>
    <style:style style:name="P39" style:family="paragraph">
      <style:text-properties fo:hyphenate="false" loext:hyphenation-no-caps="false"/>
    </style:style>
    <style:style style:name="P40" style:family="paragraph">
      <loext:graphic-properties draw:fill="solid" draw:fill-color="#e4831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42" style:family="paragraph">
      <loext:graphic-properties draw:fill="solid" draw:fill-color="#e4831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44" style:family="paragraph">
      <loext:graphic-properties draw:fill="solid" draw:fill-color="#e4831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6" style:family="paragraph">
      <loext:graphic-properties draw:fill="none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9" style:family="paragraph">
      <style:paragraph-properties fo:margin-left="0cm" fo:margin-right="0cm" fo:margin-top="0.42cm" fo:margin-bottom="0.5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0" style:family="paragraph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1" style:family="paragraph">
      <style:paragraph-properties fo:margin-left="0.051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2" style:family="paragraph">
      <loext:graphic-properties draw:fill="solid" draw:fill-color="#dddddd" draw:opacity="100%" draw:opacity-name="Transparency_20_3"/>
      <style:paragraph-properties fo:margin-left="0.051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1" fo:hyphenate="false" loext:hyphenation-no-caps="false"/>
    </style:style>
    <style:style style:name="P53" style:family="paragraph">
      <style:paragraph-properties fo:margin-left="0cm" fo:margin-right="0cm" fo:margin-top="0cm" fo:margin-bottom="0cm" fo:line-height="85%" fo:text-align="start" fo:text-indent="0cm" style:text-autospace="ideograph-alpha" style:punctuation-wrap="hanging" style:writing-mode="lr-tb">
        <style:tab-stops/>
      </style:paragraph-properties>
      <style:text-properties fo:hyphenate="false"/>
    </style:style>
    <style:style style:name="P54" style:family="paragraph">
      <style:text-properties style:font-name="FreeSans1" fo:font-size="21pt" style:font-size-asian="21pt" style:font-size-complex="21pt"/>
    </style:style>
    <style:style style:name="P55" style:family="paragraph">
      <style:paragraph-properties fo:margin-left="0cm" fo:margin-right="0cm" fo:margin-top="0cm" fo:margin-bottom="0.259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6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7" style:family="paragraph">
      <style:paragraph-properties fo:margin-left="1.27cm" fo:margin-right="0cm" fo:margin-top="0.071cm" fo:margin-bottom="0.14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8" style:family="paragraph">
      <style:text-properties fo:color="#ffffff" loext:opacity="100%" loext:color-lum-mod="100%" loext:color-lum-off="0%" style:font-name="FreeSans1" fo:language="en" fo:country="US"/>
    </style:style>
    <style:style style:name="P59" style:family="paragraph">
      <style:paragraph-properties fo:margin-left="0.102cm" fo:margin-right="0cm" fo:text-indent="0cm"/>
    </style:style>
    <style:style style:name="P60" style:family="paragraph">
      <loext:graphic-properties draw:fill="solid" draw:fill-color="#eeeeee" draw:opacity="100%" draw:opacity-name="Transparency_20_3"/>
      <style:paragraph-properties fo:margin-left="0.102cm" fo:margin-right="0cm" fo:text-indent="0cm"/>
      <style:text-properties fo:font-size="11pt" fo:language="en" fo:country="US" style:font-size-asian="11pt" style:font-size-complex="11pt"/>
    </style:style>
    <style:style style:name="P61" style:family="paragraph">
      <loext:graphic-properties draw:fill-color="#ffffff"/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Sans1" fo:language="en" fo:country="US" fo:hyphenate="false" loext:hyphenation-no-caps="false"/>
    </style:style>
    <style:style style:name="P62" style:family="paragraph">
      <style:text-properties style:font-name="FreeMono1"/>
    </style:style>
    <style:style style:name="P63" style:family="paragraph"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4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fo:font-size="21pt" style:font-size-asian="21pt" style:font-size-complex="21pt" fo:hyphenate="false" loext:hyphenation-no-caps="false"/>
    </style:style>
    <style:style style:name="P65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1" fo:hyphenate="false" loext:hyphenation-no-caps="false"/>
    </style:style>
    <style:style style:name="P66" style:family="paragraph">
      <style:paragraph-properties fo:margin-left="0.721cm" fo:margin-right="0cm" fo:margin-top="0.071cm" fo:margin-bottom="0.14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67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1" fo:font-size="22pt" style:font-size-asian="22pt" style:font-size-complex="22pt" fo:hyphenate="false" loext:hyphenation-no-caps="false"/>
    </style:style>
    <style:style style:name="P68" style:family="paragraph">
      <style:paragraph-properties fo:margin-left="0cm" fo:margin-right="0cm" fo:margin-top="0.254cm" fo:margin-bottom="0.076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9" style:family="paragraph">
      <style:paragraph-properties fo:margin-left="0cm" fo:margin-right="0cm" fo:margin-top="0.254cm" fo:margin-bottom="0.076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1" fo:hyphenate="false" loext:hyphenation-no-caps="false"/>
    </style:style>
    <style:style style:name="P70" style:family="paragraph">
      <style:paragraph-properties fo:margin-top="0.423cm" fo:margin-bottom="0.071cm" fo:line-height="90%">
        <style:tab-stops>
          <style:tab-stop style:position="0cm"/>
        </style:tab-stops>
      </style:paragraph-properties>
    </style:style>
    <style:style style:name="P71" style:family="paragraph"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2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fo:hyphenate="false" loext:hyphenation-no-caps="false"/>
    </style:style>
    <style:style style:name="P73" style:family="paragraph">
      <style:paragraph-properties fo:margin-left="0cm" fo:margin-right="0cm" fo:margin-top="0.071cm" fo:margin-bottom="0.141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4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1" fo:font-size="18pt" fo:hyphenate="false" loext:hyphenation-no-caps="false"/>
    </style:style>
    <style:style style:name="P75" style:family="paragraph">
      <style:text-properties style:font-name="FreeSans1" fo:font-size="22pt" style:font-size-asian="22pt" style:font-size-complex="22pt"/>
    </style:style>
    <style:style style:name="P76" style:family="paragraph">
      <style:paragraph-properties fo:margin-left="0cm" fo:margin-right="0cm" fo:margin-top="0cm" fo:margin-bottom="0.071cm" fo:line-height="12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7" style:family="paragraph">
      <style:paragraph-properties fo:margin-left="0.102cm" fo:margin-right="0cm" fo:margin-top="0cm" fo:margin-bottom="0.071cm" fo:line-height="10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8" style:family="paragraph">
      <loext:graphic-properties draw:fill="solid" draw:fill-color="#dddddd" draw:opacity="100%" draw:opacity-name="Transparency_20_3"/>
      <style:paragraph-properties fo:margin-left="0.102cm" fo:margin-right="0cm" fo:margin-top="0cm" fo:margin-bottom="0.071cm" fo:line-height="10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1" fo:hyphenate="false" loext:hyphenation-no-caps="false"/>
    </style:style>
    <style:style style:name="P79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1" fo:hyphenate="false" loext:hyphenation-no-caps="false"/>
    </style:style>
    <style:style style:name="P80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1" fo:font-size="16pt" style:font-size-asian="16pt" style:font-size-complex="16pt" fo:hyphenate="false" loext:hyphenation-no-caps="false"/>
    </style:style>
    <style:style style:name="P81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Mono1" fo:hyphenate="false" loext:hyphenation-no-caps="false"/>
    </style:style>
    <style:style style:name="P82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1" fo:hyphenate="false" loext:hyphenation-no-caps="false"/>
    </style:style>
    <style:style style:name="P83" style:family="paragraph">
      <style:paragraph-properties fo:margin-left="0cm" fo:margin-right="0cm" fo:margin-top="0cm" fo:margin-bottom="0.071cm" fo:line-height="12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4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1" fo:font-size="21pt" style:font-size-asian="21pt" style:font-size-complex="21pt" fo:hyphenate="false" loext:hyphenation-no-caps="false"/>
    </style:style>
    <style:style style:name="P85" style:family="paragraph">
      <style:paragraph-properties fo:margin-left="0cm" fo:margin-right="0cm" fo:margin-top="0cm" fo:margin-bottom="0.148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86" style:family="paragraph">
      <style:text-properties fo:font-size="42pt" style:font-size-asian="42pt" style:font-size-complex="42pt"/>
    </style:style>
    <style:style style:name="P87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text-position="-8% 58%" fo:hyphenate="false" loext:hyphenation-no-caps="false"/>
    </style:style>
    <style:style style:name="P88" style:family="paragraph">
      <style:paragraph-properties fo:margin-left="0cm" fo:margin-right="0cm" fo:margin-top="0cm" fo:margin-bottom="0.071cm" fo:line-height="10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89" style:family="paragraph">
      <style:paragraph-properties fo:text-align="start"/>
    </style:style>
    <style:style style:name="P90" style:family="paragraph">
      <loext:graphic-properties draw:fill="solid" draw:fill-color="#dddddd" draw:opacity="100%" draw:opacity-name="Transparency_20_3"/>
      <style:paragraph-properties fo:margin-left="0.102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1" fo:font-size="14pt" style:font-size-asian="14pt" style:font-size-complex="14pt" fo:hyphenate="false" loext:hyphenation-no-caps="false"/>
    </style:style>
    <style:style style:name="P91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/>
      </style:paragraph-properties>
      <style:text-properties style:font-name="FreeSans1" fo:font-size="20pt" style:font-size-asian="20pt" style:font-size-complex="20pt" fo:hyphenate="false" loext:hyphenation-no-caps="false"/>
    </style:style>
    <style:style style:name="P92" style:family="paragraph">
      <style:text-properties style:font-name="FreeSans1" fo:font-size="20pt" style:font-size-asian="20pt" style:font-size-complex="20pt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P94" style:family="paragraph">
      <loext:graphic-properties draw:fill="solid" draw:fill-color="#e4831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5" style:family="paragraph">
      <style:text-properties style:font-name="FreeSans1" fo:font-size="20pt" fo:language="en" fo:country="US" style:font-size-asian="20pt" style:font-size-complex="20pt"/>
    </style:style>
    <style:style style:name="P96" style:family="paragraph"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97" style:family="paragraph">
      <style:text-properties fo:font-size="21pt" style:font-size-asian="21pt" style:font-size-complex="21pt"/>
    </style:style>
    <style:style style:name="P98" style:family="paragraph">
      <style:text-properties fo:font-size="16pt" style:font-size-asian="16pt" style:font-size-complex="16pt"/>
    </style:style>
    <style:style style:name="P99" style:family="paragraph">
      <style:paragraph-properties fo:margin-left="0.051cm" fo:margin-right="0cm" fo:margin-top="0cm" fo:margin-bottom="0cm" fo:line-height="12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0" style:family="paragraph">
      <loext:graphic-properties draw:fill="solid" draw:fill-color="#eeeeee" draw:opacity="100%" draw:opacity-name="Transparency_20_3"/>
      <style:paragraph-properties fo:margin-left="0.051cm" fo:margin-right="0cm" fo:margin-top="0cm" fo:margin-bottom="0cm" fo:line-height="12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1" fo:hyphenate="false" loext:hyphenation-no-caps="false"/>
    </style:style>
    <style:style style:name="P101" style:family="paragraph">
      <style:paragraph-properties fo:margin-left="0cm" fo:margin-right="0cm" fo:margin-top="0.423cm" fo:margin-bottom="0.071cm" fo:line-height="90%" fo:text-align="start" fo:text-indent="0cm" style:text-autospace="ideograph-alpha" style:punctuation-wrap="hanging" style:line-break="strict">
        <style:tab-stops>
          <style:tab-stop style:position="0cm"/>
        </style:tab-stops>
      </style:paragraph-properties>
      <style:text-properties style:font-name="FreeMono1" fo:font-size="18pt" style:font-size-asian="18pt" style:font-size-complex="18pt" fo:hyphenate="false" loext:hyphenation-no-caps="false"/>
    </style:style>
    <style:style style:name="P102" style:family="paragraph">
      <style:text-properties fo:language="en" fo:country="US" fo:font-weight="normal" style:font-weight-asian="normal" style:font-weight-complex="normal"/>
    </style:style>
    <style:style style:name="P103" style:family="paragraph">
      <style:text-properties fo:language="en" fo:country="US" fo:font-weight="normal"/>
    </style:style>
    <style:style style:name="P104" style:family="paragraph">
      <style:text-properties fo:font-size="21pt" fo:language="en" fo:country="US" fo:font-weight="normal" style:font-size-asian="21pt" style:font-weight-asian="normal" style:font-size-complex="21pt" style:font-weight-complex="normal"/>
    </style:style>
    <style:style style:name="P105" style:family="paragraph">
      <style:text-properties fo:font-size="22pt" fo:language="en" fo:country="US" fo:font-weight="normal" style:font-size-asian="22pt" style:font-size-complex="22pt"/>
    </style:style>
    <style:style style:name="P106" style:family="paragraph">
      <style:text-properties style:font-name="FreeSans1" fo:font-size="18pt" fo:language="en" fo:country="US" fo:font-weight="normal" style:font-size-asian="18pt" style:font-weight-asian="normal" style:font-size-complex="18pt" style:font-weight-complex="normal"/>
    </style:style>
    <style:style style:name="P107" style:family="paragraph">
      <style:text-properties style:font-name="FreeSans1" fo:font-size="13pt" fo:language="en" fo:country="US" fo:font-weight="normal" style:font-size-asian="13pt" style:font-weight-asian="normal" style:font-size-complex="13pt" style:font-weight-complex="normal"/>
    </style:style>
    <style:style style:name="P108" style:family="paragraph">
      <style:text-properties fo:language="en" fo:country="US" fo:font-weight="bold"/>
    </style:style>
    <style:style style:name="P109" style:family="paragraph">
      <style:paragraph-properties fo:text-align="start"/>
      <style:text-properties style:text-position="-8% 58%" style:font-name="FreeSans1" fo:language="en" fo:country="US" fo:font-weight="normal" style:font-weight-asian="normal" style:font-weight-complex="normal"/>
    </style:style>
    <style:style style:name="P110" style:family="paragraph">
      <style:text-properties fo:font-size="22pt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style:font-name="FreeSans1" fo:language="en" fo:country="US"/>
    </style:style>
    <style:style style:name="T3" style:family="text">
      <style:text-properties style:font-name="FreeSans1"/>
    </style:style>
    <style:style style:name="T4" style:family="text">
      <style:text-properties fo:color="#c9211e" loext:opacity="100%" style:font-name="FreeSans1" fo:language="en" fo:country="US" fo:font-weight="bold" style:font-weight-asian="bold" style:font-weight-complex="bold"/>
    </style:style>
    <style:style style:name="T5" style:family="text">
      <style:text-properties fo:color="#c9211e" loext:opacity="100%" style:font-name="FreeSans1" fo:language="en" fo:country="US"/>
    </style:style>
    <style:style style:name="T6" style:family="text">
      <style:text-properties style:font-name="FreeMono1" fo:language="en" fo:country="US"/>
    </style:style>
    <style:style style:name="T7" style:family="text">
      <style:text-properties fo:color="#c9211e" loext:opacity="100%" style:font-name="FreeMono1" fo:language="en" fo:country="US"/>
    </style:style>
    <style:style style:name="T8" style:family="text">
      <style:text-properties style:font-name="FreeMono1" fo:font-size="22pt" fo:language="en" fo:country="US" style:font-size-asian="22pt" style:font-size-complex="22pt"/>
    </style:style>
    <style:style style:name="T9" style:family="text">
      <style:text-properties fo:color="#bf0041" loext:opacity="100%" style:font-name="FreeMono1" fo:font-size="22pt" fo:language="en" fo:country="US" style:font-size-asian="22pt" style:font-size-complex="22pt"/>
    </style:style>
    <style:style style:name="T10" style:family="text">
      <style:text-properties style:font-name="FreeMono1" fo:font-size="16pt" fo:language="en" fo:country="US" style:font-size-asian="16pt" style:font-size-complex="16pt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FreeSans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font-name="freeSans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freeSans" fo:font-size="36pt" style:font-size-asian="36pt" style:font-size-complex="36pt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FreeSans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FreeSans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FreeSans1" fo:font-size="14pt" fo:language="en" fo:country="US" style:font-size-asian="14pt" style:font-size-complex="14pt"/>
    </style:style>
    <style:style style:name="T22" style:family="text">
      <style:text-properties style:font-name="FreeMono1" fo:font-size="12pt" fo:language="en" fo:country="US" style:font-size-asian="12pt" style:font-size-complex="12pt"/>
    </style:style>
    <style:style style:name="T23" style:family="text">
      <style:text-properties style:font-name="FreeMono1" fo:font-size="12pt" style:letter-kerning="true" style:font-size-asian="12pt" style:font-size-complex="12pt"/>
    </style:style>
    <style:style style:name="T24" style:family="text">
      <style:text-properties fo:color="#ffffff" loext:opacity="100%" fo:language="en" fo:country="US"/>
    </style:style>
    <style:style style:name="T25" style:family="text">
      <style:text-properties fo:color="#000000" loext:opacity="100%" fo:font-size="18pt" fo:language="en" fo:country="US" style:font-size-asian="18pt" style:font-size-complex="18pt"/>
    </style:style>
    <style:style style:name="T26" style:family="text">
      <style:text-properties style:font-name="FreeSans1" fo:font-weight="normal" style:font-weight-asian="normal" style:font-weight-complex="normal"/>
    </style:style>
    <style:style style:name="T27" style:family="text">
      <style:text-properties fo:color="#2c3e50" loext:opacity="100%" style:font-name="FreeSans1" fo:language="en" fo:country="US" fo:font-weight="600" style:letter-kerning="true" style:font-weight-asian="600" style:font-weight-complex="600"/>
    </style:style>
    <style:style style:name="T28" style:family="text">
      <style:text-properties fo:color="#c9211e" loext:opacity="100%" style:font-name="FreeSans1" fo:language="en" fo:country="US" fo:font-weight="600" style:letter-kerning="true" style:font-weight-asian="600" style:font-weight-complex="600"/>
    </style:style>
    <style:style style:name="T29" style:family="text">
      <style:text-properties fo:color="#2c3e50" loext:opacity="100%" style:font-name="FreeMono1" fo:language="en" fo:country="US" fo:font-weight="600" style:letter-kerning="true" style:font-weight-asian="600" style:font-weight-complex="600"/>
    </style:style>
    <style:style style:name="T30" style:family="text">
      <style:text-properties style:font-name="FreeMono1" fo:font-size="18pt" fo:language="en" fo:country="US" style:font-size-asian="18pt" style:font-size-complex="18pt"/>
    </style:style>
    <style:style style:name="T31" style:family="text">
      <style:text-properties fo:color="#c9211e" loext:opacity="100%" style:font-name="FreeMono1" fo:font-size="18pt" fo:language="en" fo:country="US" style:font-size-asian="18pt" style:font-size-complex="18pt"/>
    </style:style>
    <style:style style:name="T32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FreeMono1" fo:font-size="18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18pt" style:font-style-asian="normal" style:font-weight-asian="600" style:font-name-complex="Noto Sans4" style:font-size-complex="18pt" style:font-style-complex="normal" style:font-weight-complex="600" style:text-emphasize="none" style:text-scale="100%" style:font-relief="none" style:text-overline-style="none" style:text-overline-color="font-color"/>
    </style:style>
    <style:style style:name="T33" style:family="text">
      <style:text-properties style:font-name="FreeSans1" fo:font-size="15pt" fo:language="en" fo:country="US" style:font-size-asian="21pt" style:font-size-complex="21pt"/>
    </style:style>
    <style:style style:name="T34" style:family="text">
      <style:text-properties fo:font-size="22pt" fo:language="en" fo:country="US" style:font-size-asian="22pt" style:font-size-complex="22pt"/>
    </style:style>
    <style:style style:name="T35" style:family="text">
      <style:text-properties fo:font-size="16pt" fo:language="en" fo:country="US" style:font-size-asian="22pt" style:font-size-complex="22pt"/>
    </style:style>
    <style:style style:name="T36" style:family="text">
      <style:text-properties fo:font-size="18pt" fo:language="en" fo:country="US"/>
    </style:style>
    <style:style style:name="T37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style:font-name="FreeSans1" fo:font-size="22pt" fo:language="en" fo:country="US" style:font-size-asian="22pt" style:font-size-complex="22pt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style:font-name="FreeSans1" fo:font-size="26pt" style:font-size-asian="26pt" style:font-size-complex="26pt"/>
    </style:style>
    <style:style style:name="T44" style:family="text">
      <style:text-properties style:font-name="FreeSans1" fo:font-size="26pt" fo:language="en" fo:country="US" style:font-size-asian="26pt" style:font-size-complex="26pt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style:font-name="FreeSans1" fo:font-size="22pt" style:font-size-asian="22pt" style:font-size-complex="22pt"/>
    </style:style>
    <style:style style:name="T49" style:family="text">
      <style:text-properties fo:font-variant="normal" fo:text-transform="none" fo:color="#404040" loext:opacity="100%" style:text-line-through-style="none" style:text-line-through-type="none" style:text-position="0% 100%" style:font-name="FreeSan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404040" loext:opacity="100%" style:text-line-through-style="none" style:text-line-through-type="none" style:text-position="0% 100%" style:font-name="FreeMono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style:font-name="FreeSans1" fo:font-size="36pt" style:font-size-asian="36pt" style:font-size-complex="36pt"/>
    </style:style>
    <style:style style:name="T52" style:family="text">
      <style:text-properties style:font-name="Free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404040" loext:opacity="100%" style:text-line-through-style="none" style:text-line-through-type="none" style:text-position="0% 100%" style:font-name="FreeMon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7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36pt" fo:letter-spacing="-0.018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8" style:family="text">
      <style:text-properties fo:font-variant="normal" fo:text-transform="none" fo:color="#c9211e" loext:opacity="100%" style:text-line-through-style="none" style:text-line-through-type="none" style:text-position="0% 100%" style:font-name="FreeSan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FreeSan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FreeSans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style:font-name="FreeSans1" fo:font-size="21pt" style:font-size-asian="21pt" style:font-size-complex="21pt"/>
    </style:style>
    <style:style style:name="T62" style:family="text">
      <style:text-properties fo:color="#c9211e" loext:opacity="100%" style:font-name="FreeSans1" fo:font-size="22pt" style:font-size-asian="22pt" style:font-size-complex="22pt"/>
    </style:style>
    <style:style style:name="T63" style:family="text">
      <style:text-properties fo:color="#c9211e" loext:opacity="100%" style:font-name="FreeSans1" fo:font-size="21pt" style:font-size-asian="21pt" style:font-size-complex="21pt"/>
    </style:style>
    <style:style style:name="T64" style:family="text">
      <style:text-properties fo:font-size="21pt" style:font-size-asian="21pt" style:font-size-complex="21pt"/>
    </style:style>
    <style:style style:name="T65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6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1" fo:font-size="48pt" fo:letter-spacing="-0.018cm" fo:language="da" fo:country="DK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74" style:family="text">
      <style:text-properties fo:font-size="11pt" fo:language="en" fo:country="US" style:font-size-asian="11pt" style:font-size-complex="11pt"/>
    </style:style>
    <style:style style:name="T7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7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7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8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4pt" fo:letter-spacing="normal" fo:language="da" fo:country="DK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4" style:family="text">
      <style:text-properties fo:color="#404040" loext:opacity="100%" loext:color-lum-mod="75%" loext:color-lum-off="25%" style:font-name="FreeSans1" fo:font-size="18pt" fo:language="en" fo:country="US" fo:font-weight="normal" style:font-size-asian="18pt" style:font-weight-asian="normal" style:font-name-complex="Courier New" style:font-size-complex="18pt" style:font-weight-complex="normal"/>
    </style:style>
    <style:style style:name="T8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5pt" fo:letter-spacing="normal" fo:language="da" fo:country="DK" fo:font-style="normal" style:text-underline-style="none" fo:font-weight="normal" fo:background-color="transparent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8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8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8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8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9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9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9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0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0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10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10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106" style:family="text">
      <style:text-properties fo:color="#404040" loext:opacity="100%" loext:color-lum-mod="75%" loext:color-lum-off="25%" style:font-name="FreeMono1" fo:font-size="26pt" fo:language="en" fo:country="US" fo:font-weight="normal" style:font-size-asian="26pt" style:font-weight-asian="normal" style:font-name-complex="Courier New" style:font-size-complex="26pt" style:font-weight-complex="normal"/>
    </style:style>
    <style:style style:name="T10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0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0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1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11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1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11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8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1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1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1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1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2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12pt" fo:letter-spacing="normal" fo:language="da" fo:country="DK" fo:font-style="normal" style:text-underline-style="none" fo:font-weight="normal" fo:background-color="transparent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2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name-complex="Courier New" style:font-size-complex="36pt" style:font-style-complex="normal" style:font-weight-complex="normal"/>
    </style:style>
    <style:style style:name="T12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name-complex="Courier New" style:font-size-complex="33pt" style:font-style-complex="normal" style:font-weight-complex="normal"/>
    </style:style>
    <style:style style:name="T12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12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Courier New" style:font-size-complex="42pt" style:font-style-complex="normal" style:font-weight-complex="normal"/>
    </style:style>
    <style:style style:name="T12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12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2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2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3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13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3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Courier New" style:font-size-complex="48pt" style:font-style-complex="normal" style:font-weight-complex="normal"/>
    </style:style>
    <style:style style:name="T13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3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13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3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4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4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4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4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4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-8% 58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4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0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5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5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15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15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5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7" style:family="text">
      <style:text-properties style:font-name="FreeSans1" fo:language="en" fo:country="US" fo:font-weight="bold" style:font-weight-asian="bold" style:font-weight-complex="bold"/>
    </style:style>
    <style:style style:name="T15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59" style:family="text">
      <style:text-properties style:font-name="FreeSans1" fo:font-size="20pt" fo:language="en" fo:country="US" style:font-size-asian="20pt" style:font-size-complex="20pt"/>
    </style:style>
    <style:style style:name="T160" style:family="text">
      <style:text-properties style:font-name="FreeMono1" fo:font-size="14pt" fo:language="en" fo:country="US" style:font-size-asian="14pt" style:font-size-complex="14pt"/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16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6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16pt" fo:letter-spacing="normal" fo:language="da" fo:country="DK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6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6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6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1pt" fo:letter-spacing="normal" fo:language="en" fo:country="US" fo:font-style="italic" style:text-underline-style="none" fo:font-weight="normal" fo:background-color="transparent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T169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3pt" fo:letter-spacing="normal" fo:language="da" fo:country="DK" fo:font-style="normal" style:text-underline-style="none" fo:font-weight="normal" fo:background-color="transparent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7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FreeMono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171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172" style:family="text">
      <style:text-properties fo:font-variant="normal" fo:text-transform="none" fo:color="#92d050" loext:opacity="100%" style:text-outline="false" style:text-line-through-style="none" style:text-line-through-type="none" style:text-position="0% 100%" style:font-name="FreeMono1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T17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Sans1" fo:font-size="21pt" fo:letter-spacing="normal" fo:language="da" fo:country="DK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7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eeMono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75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76" style:family="text">
      <style:text-properties fo:color="#ff4000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77" style:family="text">
      <style:text-properties fo:language="en" fo:country="US" fo:font-weight="normal" style:font-weight-asian="normal" style:font-weight-complex="normal"/>
    </style:style>
    <style:style style:name="T178" style:family="text">
      <style:text-properties fo:color="#000000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79" style:family="text">
      <style:text-properties fo:color="#000000" loext:opacity="100%" fo:font-size="22pt" fo:language="en" fo:country="US" fo:font-weight="bold" style:font-size-asian="22pt" style:font-weight-asian="bold" style:font-size-complex="22pt" style:font-weight-complex="bold"/>
    </style:style>
    <style:style style:name="T180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81" style:family="text">
      <style:text-properties fo:language="en" fo:country="US" fo:font-weight="bold" style:font-weight-asian="bold" style:font-weight-complex="bold"/>
    </style:style>
    <style:style style:name="T182" style:family="text">
      <style:text-properties fo:language="en" fo:country="US" fo:font-weight="normal"/>
    </style:style>
    <style:style style:name="T183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84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8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86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87" style:family="text">
      <style:text-properties fo:font-size="21pt" fo:language="en" fo:country="US" fo:font-weight="normal" style:font-size-asian="21pt" style:font-size-complex="21pt"/>
    </style:style>
    <style:style style:name="T188" style:family="text">
      <style:text-properties fo:font-size="21pt" fo:language="en" fo:country="US" fo:font-weight="bold" style:font-size-asian="21pt" style:font-weight-asian="bold" style:font-size-complex="21pt" style:font-weight-complex="bold"/>
    </style:style>
    <style:style style:name="T189" style:family="text">
      <style:text-properties style:font-name="FreeSans1" fo:font-size="18pt" fo:language="en" fo:country="US" fo:font-weight="normal" style:font-size-asian="18pt" style:font-weight-asian="normal" style:font-size-complex="18pt" style:font-weight-complex="normal"/>
    </style:style>
    <style:style style:name="T190" style:family="text">
      <style:text-properties style:font-name="FreeSans1" fo:font-size="13pt" fo:language="en" fo:country="US" fo:font-weight="normal" style:font-size-asian="13pt" style:font-weight-asian="normal" style:font-size-complex="13pt" style:font-weight-complex="normal"/>
    </style:style>
    <style:style style:name="T191" style:family="text">
      <style:text-properties style:font-name="FreeMono1" fo:font-size="13pt" fo:language="en" fo:country="US" fo:font-weight="normal" style:font-size-asian="13pt" style:font-weight-asian="normal" style:font-size-complex="13pt" style:font-weight-complex="normal"/>
    </style:style>
    <style:style style:name="T192" style:family="text">
      <style:text-properties style:font-name="FreeMono1" fo:font-size="12pt" fo:language="en" fo:country="US" fo:font-weight="normal" style:font-size-asian="12pt" style:font-weight-asian="normal" style:font-size-complex="12pt" style:font-weight-complex="normal"/>
    </style:style>
    <style:style style:name="T193" style:family="text">
      <style:text-properties style:font-name="FreeMono1" fo:font-size="12pt" fo:language="en" fo:country="US" fo:font-weight="bold" style:font-size-asian="12pt" style:font-weight-asian="bold" style:font-size-complex="12pt" style:font-weight-complex="bold"/>
    </style:style>
    <style:style style:name="T194" style:family="text">
      <style:text-properties fo:language="en" fo:country="US" fo:font-weight="bold"/>
    </style:style>
    <style:style style:name="T195" style:family="text">
      <style:text-properties style:font-name="FreeSans1" fo:font-size="16pt" style:font-size-asian="16pt" style:font-size-complex="16pt"/>
    </style:style>
    <style:style style:name="T196" style:family="text">
      <style:text-properties style:text-position="-8% 58%" style:font-name="FreeMono1" fo:font-size="21pt" fo:language="en" fo:country="US" fo:font-weight="normal" style:font-size-asian="21pt" style:font-weight-asian="normal" style:font-size-complex="21pt" style:font-weight-complex="normal"/>
    </style:style>
    <style:style style:name="T197" style:family="text">
      <style:text-properties style:text-position="-8% 58%" style:font-name="FreeMono1" fo:language="en" fo:country="US" fo:font-weight="normal" style:font-weight-asian="normal" style:font-weight-complex="normal"/>
    </style:style>
    <style:style style:name="T198" style:family="text">
      <style:text-properties style:font-name="FreeMono1" fo:font-size="11pt" fo:language="en" fo:country="US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100%"/>
      </text:list-level-style-bullet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<text:span text:style-name="T1">Gtest and Gmock training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A walk-through of basic Gtest and Gmock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3"><text:span text:style-name="T1">Three lines of wisdom (unfortunately not mine)</text:span></text:p>
              </text:list-item>
            </text:list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text:style-name="P4"><text:span text:style-name="T2">You can't stay agile without clean code.</text:span></text:p>
              </text:list-item>
              <text:list-item>
                <text:p text:style-name="P4"><text:span text:style-name="T2">You can't have clean code without refactoring.</text:span></text:p>
              </text:list-item>
              <text:list-item>
                <text:p text:style-name="P4"><text:span text:style-name="T2">You can't refactor without good automated tes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1">Gtest and Gmock</text:span>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item>
                <text:p><text:span text:style-name="T2">Google Test is the leading unit test environment for C++</text:span></text:p>
              </text:list-item>
              <text:list-item>
                <text:p><text:span text:style-name="T2">Google Test consist of a xUnit framework that automatically collect test from the source files and execute them</text:span></text:p>
              </text:list-item>
              <text:list-item>
                <text:p><text:span text:style-name="T2">Google Test provides assertion macros to validate the test result and output it</text:span></text:p>
              </text:list-item>
              <text:list-item>
                <text:p><text:span text:style-name="T2">Google Mock is used to mock out dependencies, that the unit under test have, but should excluded by the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Where to get more info</text:span>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3">Documentation:</text:span></text:p>
              </text:list-item>
              <text:list-item>
                <text:p><text:span text:style-name="T3"><text:a xlink:href="http://google.github.io/googletest/" xlink:type="simple">http://google.github.io/googletest/</text:a></text:span></text:p>
              </text:list-item>
              <text:list-item>
                <text:p><text:span text:style-name="T3">Where to find it:</text:span></text:p>
              </text:list-item>
              <text:list-item>
                <text:p><text:span text:style-name="T3"><text:a xlink:href="https://github.com/google/googletest" xlink:type="simple">https://github.com/google/googletest</text:a></text:span></text:p>
              </text:list-item>
              <text:list-item>
                <text:p><text:span text:style-name="T3">This training material:</text:span></text:p>
              </text:list-item>
              <text:list-item>
                <text:p><text:span text:style-name="T3"><text:a xlink:href="https://github.com/groskopf/gtest_training" xlink:type="simple">https://github.com/groskopf/gtest_training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1">GTest Basics</text:span>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4">Test Cases</text:span><text:span text:style-name="T2"> exercise code under test</text:span></text:p>
              </text:list-item>
              <text:list-item>
                <text:p text:style-name="P3"><text:span text:style-name="T2">Behavior verified with </text:span><text:span text:style-name="T5">assertions</text:span></text:p>
              </text:list-item>
              <text:list-item>
                <text:p><text:span text:style-name="T2">Related tests are organized into </text:span><text:span text:style-name="T5">Test Suites</text:span></text:p>
              </text:list-item>
              <text:list-item>
                <text:p><text:span text:style-name="T5">Test Cases</text:span><text:span text:style-name="T2"> and </text:span><text:span text:style-name="T5">Test Suites</text:span><text:span text:style-name="T2"> are compiled into a program</text:span></text:p>
                <text:p><text:span text:style-name="T1"/></text:p>
              </text:list-item>
            </text:list>
            <text:p text:style-name="P8"><text:span text:style-name="T6">TEST(</text:span><text:span text:style-name="T7">TestSuiteName</text:span><text:span text:style-name="T6">, </text:span><text:span text:style-name="T7">TestName</text:span><text:span text:style-name="T6">) {</text:span></text:p>
            <text:p text:style-name="P8"><text:span text:style-name="T6"><text:s text:c="2"/></text:span><text:span text:style-name="T6">... test body ...</text:span></text:p>
            <text:p text:style-name="P8"><text:span text:style-name="T6">}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Basic Test Example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p><text:span text:style-name="T8">// Tests factorial of 0.</text:span></text:p>
            <text:p><text:span text:style-name="T8">TEST(</text:span><text:span text:style-name="T9">FactorialTest</text:span><text:span text:style-name="T8">, </text:span><text:span text:style-name="T9">HandlesZeroInput</text:span><text:span text:style-name="T8">) {</text:span></text:p>
            <text:p><text:span text:style-name="T8"><text:s text:c="2"/></text:span><text:span text:style-name="T8">EXPECT_EQ(Factorial(0), 1);</text:span></text:p>
            <text:p><text:span text:style-name="T8">}</text:span></text:p>
            <text:p><text:span text:style-name="T6"/></text:p>
            <text:p><text:span text:style-name="T8">// Tests factorial of positive numbers.</text:span></text:p>
            <text:p><text:span text:style-name="T8">TEST(</text:span><text:span text:style-name="T9">FactorialTest</text:span><text:span text:style-name="T8">, </text:span><text:span text:style-name="T9">HandlesPositiveInput</text:span><text:span text:style-name="T8">) {</text:span></text:p>
            <text:p><text:span text:style-name="T8"><text:s text:c="2"/></text:span><text:span text:style-name="T8">EXPECT_EQ(Factorial(1), 1);</text:span></text:p>
            <text:p><text:span text:style-name="T8"><text:s text:c="2"/></text:span><text:span text:style-name="T8">EXPECT_EQ(Factorial(2), 2);</text:span></text:p>
            <text:p><text:span text:style-name="T8"><text:s text:c="2"/></text:span><text:span text:style-name="T8">EXPECT_EQ(Factorial(3), 6);</text:span></text:p>
            <text:p><text:span text:style-name="T8"><text:s text:c="2"/></text:span><text:span text:style-name="T8">EXPECT_EQ(Factorial(8), 40320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5cm" presentation:class="title" presentation:user-transformed="true">
          <draw:text-box>
            <text:p><text:span text:style-name="T1">Fatal/non fatal assertion</text:span></text:p>
          </draw:text-box>
        </draw:frame>
        <draw:frame presentation:style-name="pr7" draw:text-style-name="P5" draw:layer="layout" svg:width="12cm" svg:height="10.5cm" svg:x="1cm" svg:y="3.998cm" presentation:class="outline" presentation:user-transformed="true">
          <draw:text-box>
            <text:list text:style-name="L2">
              <text:list-item>
                <text:p><text:span text:style-name="T2">Assertion will stop execution in case if failure</text:span></text:p>
              </text:list-item>
              <text:list-item>
                <text:p><text:span text:style-name="T2">Expectations will record the failure and continue</text:span></text:p>
              </text:list-item>
            </text:list>
          </draw:text-box>
        </draw:frame>
        <draw:frame presentation:style-name="pr5" draw:text-style-name="P9" draw:layer="layout" svg:width="14.009cm" svg:height="10.5cm" svg:x="13cm" svg:y="3.998cm" presentation:class="outline" presentation:user-transformed="true">
          <draw:text-box>
            <text:p text:style-name="P3"><text:span text:style-name="T10">TEST(CarFactoryTest, createTest) {</text:span></text:p>
            <text:p text:style-name="P3"><text:span text:style-name="T10"><text:s text:c="2"/></text:span><text:span text:style-name="T10">auto* car = factory.create(“green”);</text:span></text:p>
            <text:p text:style-name="P3"><text:span text:style-name="T10"><text:s text:c="2"/></text:span><text:span text:style-name="T10">ASSERT_NE(car, nullptr);</text:span></text:p>
            <text:p text:style-name="P3"><text:span text:style-name="T10"><text:s text:c="2"/></text:span><text:span text:style-name="T10">EXPECT_EQ(car.color(), “green”);</text:span></text:p>
            <text:p text:style-name="P3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Binary comparison</text:p>
          </draw:text-box>
        </draw:frame>
        <draw:frame draw:style-name="standard" draw:layer="layout" svg:width="25.999cm" svg:height="7.804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1">Fatal assertion</text:span></text:p>
              </table:table-cell>
              <table:table-cell>
                <text:p text:style-name="P11"><text:span text:style-name="T11">Nonfatal assertion</text:span></text:p>
              </table:table-cell>
              <table:table-cell>
                <text:p text:style-name="P11"><text:span text:style-name="T11">Verifies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EQ(val1, val2);</text:span></text:p>
              </table:table-cell>
              <table:table-cell>
                <text:p text:style-name="P12"><text:span text:style-name="T12">EXPECT_EQ(val1, val2);</text:span></text:p>
              </table:table-cell>
              <table:table-cell>
                <text:p text:style-name="P12"><text:span text:style-name="T12">val1 ==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NE(val1, val2);</text:span></text:p>
              </table:table-cell>
              <table:table-cell>
                <text:p text:style-name="P12"><text:span text:style-name="T12">EXPECT_NE(val1, val2);</text:span></text:p>
              </table:table-cell>
              <table:table-cell>
                <text:p text:style-name="P12"><text:span text:style-name="T12">val1 !=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LT(val1, val2);</text:span></text:p>
              </table:table-cell>
              <table:table-cell>
                <text:p text:style-name="P12"><text:span text:style-name="T12">EXPECT_LT(val1, val2);</text:span></text:p>
              </table:table-cell>
              <table:table-cell>
                <text:p text:style-name="P12"><text:span text:style-name="T12">val1 &lt;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LE(val1, val2);</text:span></text:p>
              </table:table-cell>
              <table:table-cell>
                <text:p text:style-name="P12"><text:span text:style-name="T12">EXPECT_LE(val1, val2);</text:span></text:p>
              </table:table-cell>
              <table:table-cell>
                <text:p text:style-name="P12"><text:span text:style-name="T12">val1 &lt;=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GT(val1, val2);</text:span></text:p>
              </table:table-cell>
              <table:table-cell>
                <text:p text:style-name="P12"><text:span text:style-name="T12">EXPECT_GT(val1, val2);</text:span></text:p>
              </table:table-cell>
              <table:table-cell>
                <text:p text:style-name="P12"><text:span text:style-name="T12">val1 &gt; val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2">ASSERT_GE(val1, val2);</text:span></text:p>
              </table:table-cell>
              <table:table-cell>
                <text:p text:style-name="P12"><text:span text:style-name="T12">EXPECT_GE(val1, val2);</text:span></text:p>
              </table:table-cell>
              <table:table-cell>
                <text:p text:style-name="P12"><text:span text:style-name="T12">val1 &gt;= val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4" draw:layer="layout" svg:width="26cm" svg:height="1.997cm" svg:x="1cm" svg:y="0.627cm" presentation:class="title" presentation:user-transformed="true">
          <draw:text-box>
            <text:p><text:span text:style-name="T13">String comparison</text:span></text:p>
          </draw:text-box>
        </draw:frame>
        <draw:frame draw:style-name="standard" draw:layer="layout" svg:width="25.999cm" svg:height="7.95cm" svg:x="1cm" svg:y="4.125cm" presentation:class="tabl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4">
              <table:table-cell table:style-name="ce3">
                <text:p text:style-name="P10"><text:span text:style-name="T14">Fatal assertion</text:span></text:p>
              </table:table-cell>
              <table:table-cell>
                <text:p text:style-name="P15"><text:span text:style-name="T15">Nonfatal assertion</text:span></text:p>
              </table:table-cell>
              <table:table-cell>
                <text:p text:style-name="P15"><text:span text:style-name="T15">Verifies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EQ(str1, str2);</text:span></text:p>
              </table:table-cell>
              <table:table-cell>
                <text:p text:style-name="P15"><text:span text:style-name="T16">EXPECT_STREQ(str1, str2);</text:span></text:p>
              </table:table-cell>
              <table:table-cell>
                <text:p text:style-name="P15"><text:span text:style-name="T16">the two C strings have the same content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NE(str1, str2);</text:span></text:p>
              </table:table-cell>
              <table:table-cell>
                <text:p text:style-name="P15"><text:span text:style-name="T16">EXPECT_STRNE(str1, str2);</text:span></text:p>
              </table:table-cell>
              <table:table-cell>
                <text:p text:style-name="P15"><text:span text:style-name="T16">the two C strings have different contents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CASEEQ(str1, str2);</text:span></text:p>
              </table:table-cell>
              <table:table-cell>
                <text:p text:style-name="P15"><text:span text:style-name="T16">EXPECT_STRCASEEQ(str1, str2);</text:span></text:p>
              </table:table-cell>
              <table:table-cell>
                <text:p text:style-name="P15"><text:span text:style-name="T16">the two C strings have the same content, ignoring case</text:span></text:p>
              </table:table-cell>
            </table:table-row>
            <table:table-row table:style-name="ro1" table:default-cell-style-name="ce4">
              <table:table-cell>
                <text:p text:style-name="P16"><text:span text:style-name="T16">ASSERT_STRCASENE(str1, str2);</text:span></text:p>
              </table:table-cell>
              <table:table-cell>
                <text:p text:style-name="P15"><text:span text:style-name="T16">EXPECT_STRCASENE(str1, str2);</text:span></text:p>
              </table:table-cell>
              <table:table-cell>
                <text:p text:style-name="P15"><text:span text:style-name="T16">the two C strings have different contents, ignoring ca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7" draw:layer="layout" svg:width="26cm" svg:height="1.997cm" svg:x="1cm" svg:y="0.627cm" presentation:class="title" presentation:user-transformed="true">
          <draw:text-box>
            <text:p><text:span text:style-name="T17">Floating point comparison</text:span></text:p>
          </draw:text-box>
        </draw:frame>
        <draw:frame draw:style-name="standard" draw:layer="layout" svg:width="25.999cm" svg:height="7.027cm" svg:x="1cm" svg:y="4.12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6">
              <table:table-cell table:style-name="ce5">
                <text:p text:style-name="P10"><text:span text:style-name="T18">Fatal assertion</text:span></text:p>
              </table:table-cell>
              <table:table-cell>
                <text:p text:style-name="P18"><text:span text:style-name="T19">Nonfatal assertion</text:span></text:p>
              </table:table-cell>
              <table:table-cell>
                <text:p text:style-name="P18"><text:span text:style-name="T19">Verifies</text:span></text:p>
              </table:table-cell>
            </table:table-row>
            <table:table-row table:style-name="ro2" table:default-cell-style-name="ce7">
              <table:table-cell>
                <text:p text:style-name="P19"><text:span text:style-name="T20">ASSERT_FLOAT_EQ(val1,val2)</text:span></text:p>
              </table:table-cell>
              <table:table-cell>
                <text:p text:style-name="P19"><text:span text:style-name="T20">EXPECT_FLOAT_EQ(val1,val2)</text:span></text:p>
              </table:table-cell>
              <table:table-cell table:style-name="ce8">
                <text:p text:style-name="P20"><text:span text:style-name="T21">Verifies that the two float values val1 and val2 are approximately equal, to within 4 ULPs from each other</text:span></text:p>
              </table:table-cell>
            </table:table-row>
            <table:table-row table:style-name="ro3" table:default-cell-style-name="ce9">
              <table:table-cell>
                <text:p text:style-name="P19"><text:span text:style-name="T22">ASSERT_DOUBLE_EQ(val1,val2)</text:span></text:p>
              </table:table-cell>
              <table:table-cell>
                <text:p text:style-name="P19"><text:span text:style-name="T22">EXPECT_DOUBLE_EQ(val1,val2)</text:span></text:p>
              </table:table-cell>
              <table:table-cell table:style-name="ce8">
                <text:p text:style-name="P20"><text:span text:style-name="T21">Verifies that the two double values val1 and val2 are approximately equal, to within 4 ULPs from each other</text:span></text:p>
              </table:table-cell>
            </table:table-row>
            <table:table-row table:style-name="ro4" table:default-cell-style-name="ce10">
              <table:table-cell>
                <text:p text:style-name="P21"><text:span text:style-name="T23">ASSERT_NEAR(val1,val2,abs_error)</text:span></text:p>
                <text:p text:style-name="P21"><text:span text:style-name="T23"/></text:p>
              </table:table-cell>
              <table:table-cell>
                <text:p text:style-name="P21"><text:span text:style-name="T23">EXPECT_NEAR(val1,val2,abs_error)</text:span></text:p>
                <text:p text:style-name="P21"><text:span text:style-name="T23"/></text:p>
              </table:table-cell>
              <table:table-cell table:style-name="ce11">
                <text:p text:style-name="P22"><text:span text:style-name="T21">Verifies that the difference between val1 and val2 does not exceed the absolute error bound abs_err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text-style-name="P23" draw:layer="layout" svg:width="26cm" svg:height="1.997cm" svg:x="1cm" svg:y="0.627cm" presentation:class="title">
          <draw:text-box>
            <text:p><text:span text:style-name="T24">Program flow test</text:span></text:p>
          </draw:text-box>
        </draw:frame>
        <draw:frame presentation:style-name="pr7" draw:text-style-name="P24" draw:layer="layout" svg:width="12.687cm" svg:height="10.5cm" svg:x="1cm" svg:y="4.125cm" presentation:class="outline">
          <draw:text-box>
            <text:p><text:span text:style-name="T25">switch(expression) {</text:span></text:p>
            <text:p><text:span text:style-name="T25"><text:s text:c="2"/></text:span><text:span text:style-name="T25">case 1:</text:span></text:p>
            <text:p><text:span text:style-name="T25"><text:s text:c="4"/></text:span><text:span text:style-name="T25">... some checks ...</text:span></text:p>
            <text:p><text:span text:style-name="T25"><text:s text:c="2"/></text:span><text:span text:style-name="T25">case 2:</text:span></text:p>
            <text:p><text:span text:style-name="T25"><text:s text:c="4"/></text:span><text:span text:style-name="T25">... some other checks ...</text:span></text:p>
            <text:p><text:span text:style-name="T25"><text:s text:c="2"/></text:span><text:span text:style-name="T25">default:</text:span></text:p>
            <text:p><text:span text:style-name="T25"><text:s text:c="4"/></text:span><text:span text:style-name="T25">FAIL() &lt;&lt; "We shouldn't get here.";</text:span></text:p>
            <text:p><text:span text:style-name="T25">}</text:span></text:p>
            <text:p><text:span text:style-name="T25">SUCCEED() <text:s/>// Currently purely documental</text:span></text:p>
          </draw:text-box>
        </draw:frame>
        <draw:frame presentation:style-name="pr5" draw:text-style-name="P25" draw:layer="layout" svg:width="12.687cm" svg:height="10.5cm" svg:x="14.322cm" svg:y="4.125cm" presentation:class="outline">
          <draw:text-box>
            <text:list text:style-name="L2">
              <text:list-item>
                <text:p><text:span text:style-name="T26">Use FAIL() to stop a test</text:span></text:p>
              </text:list-item>
              <text:list-item>
                <text:p><text:span text:style-name="T26">Use SUCEEDED() to indicate that program path is as exp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Placement of assertion</text:span></text:p>
          </draw:text-box>
        </draw:frame>
        <draw:frame presentation:style-name="pr5" draw:text-style-name="P26" draw:layer="layout" svg:width="26cm" svg:height="10.5cm" svg:x="1cm" svg:y="3.625cm" presentation:class="outline" presentation:user-transformed="true">
          <draw:text-box>
            <text:list text:style-name="L2">
              <text:list-item>
                <text:p text:style-name="P8"><text:span text:style-name="T27">ASSERT_XX() and EXPECT_XX() </text:span><text:span text:style-name="T28">must</text:span><text:span text:style-name="T27"> be placed in void functions</text:span></text:p>
                <text:p text:style-name="P8"><text:span text:style-name="T29"/></text:p>
              </text:list-item>
            </text:list>
            <text:p text:style-name="P8"><text:span text:style-name="T29">void testMyFunc(int i) {</text:span></text:p>
            <text:p text:style-name="P8"><text:span text:style-name="T29"><text:s text:c="4"/></text:span><text:span text:style-name="T29">ASSERT_EQ(myFunc(), i); <text:s text:c="3"/>// OK</text:span></text:p>
            <text:p text:style-name="P8"><text:span text:style-name="T29">} </text:span></text:p>
            <text:p text:style-name="P8"><text:span text:style-name="T29"/></text:p>
            <text:p text:style-name="P8"><text:span text:style-name="T29">int badExample(int i) {</text:span></text:p>
            <text:p text:style-name="P8"><text:span text:style-name="T29"><text:s text:c="4"/></text:span><text:span text:style-name="T29">auto result = myFunc();</text:span></text:p>
            <text:p text:style-name="P8"><text:span text:style-name="T29"><text:s text:c="4"/></text:span><text:span text:style-name="T29">ASSERT_EQ(myFunc(), i); <text:s text:c="3"/>// Bad placement</text:span></text:p>
            <text:p text:style-name="P8"><text:span text:style-name="T29"><text:s text:c="4"/></text:span><text:span text:style-name="T29">return result; </text:span></text:p>
            <text:p text:style-name="P8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Test fixtures</text:span></text:p>
          </draw:text-box>
        </draw:frame>
        <draw:frame presentation:style-name="pr5" draw:text-style-name="P27" draw:layer="layout" svg:width="12.687cm" svg:height="10.5cm" svg:x="1cm" svg:y="4.125cm" presentation:class="outline" presentation:user-transformed="true">
          <draw:text-box>
            <text:p><text:span text:style-name="T30">class </text:span><text:span text:style-name="T31">QueueTest</text:span><text:span text:style-name="T30"> : public ::testing::</text:span><text:span text:style-name="T31">Test</text:span><text:span text:style-name="T30"> {</text:span></text:p>
            <text:p><text:span text:style-name="T30"><text:s/></text:span><text:span text:style-name="T30">protected:</text:span></text:p>
            <text:p><text:span text:style-name="T30"><text:s text:c="2"/></text:span><text:span text:style-name="T30">void </text:span><text:span text:style-name="T31">SetUp</text:span><text:span text:style-name="T30">() override {}</text:span></text:p>
            <text:p><text:span text:style-name="T30"><text:s text:c="2"/></text:span><text:span text:style-name="T30">void </text:span><text:span text:style-name="T31">TearDown</text:span><text:span text:style-name="T30">() override {}</text:span></text:p>
            <text:p text:style-name="P3"><text:span text:style-name="T32">};</text:span></text:p>
            <text:p text:style-name="P3"><text:span text:style-name="T32"/></text:p>
            <text:p text:style-name="P3"><text:span text:style-name="T30">TEST_F(</text:span><text:span text:style-name="T31">QueueTest</text:span><text:span text:style-name="T30">, IsEmptyInitially) {</text:span></text:p>
            <text:p text:style-name="P3"><text:span text:style-name="T30"><text:s/></text:span><text:span text:style-name="T30">...</text:span></text:p>
            <text:p text:style-name="P3"><text:span text:style-name="T30">}</text:span></text:p>
            <text:p text:style-name="P3"><text:span text:style-name="T30"/></text:p>
            <text:p text:style-name="P3"><text:span text:style-name="T30">TEST_F(</text:span><text:span text:style-name="T31">QueueTest</text:span><text:span text:style-name="T30">, DequeueWorks) {</text:span></text:p>
            <text:p text:style-name="P3"><text:span text:style-name="T30"><text:s/></text:span><text:span text:style-name="T30">...</text:span></text:p>
            <text:p text:style-name="P3"><text:span text:style-name="T30">}</text:span></text:p>
          </draw:text-box>
        </draw:frame>
        <draw:frame presentation:style-name="pr5" draw:text-style-name="P28" draw:layer="layout" svg:width="12.687cm" svg:height="10.5cm" svg:x="14.322cm" svg:y="4.125cm" presentation:class="outline" presentation:user-transformed="true">
          <draw:text-box>
            <text:p><text:span text:style-name="T33">1.</text:span><text:span text:style-name="T33"><text:tab/></text:span><text:span text:style-name="T33">Create child class of testing::Test base class</text:span></text:p>
            <text:p><text:span text:style-name="T33">2.</text:span><text:span text:style-name="T33"><text:tab/></text:span><text:span text:style-name="T33">Create TestCases with TEST_F()</text:span></text:p>
            <text:p><text:span text:style-name="T33">3.</text:span><text:span text:style-name="T33"><text:tab/></text:span><text:span text:style-name="T33">Use SetUp() and TearDown() for common setup and teardown functionality</text:span></text:p>
            <text:p><text:span text:style-name="T33">4.</text:span><text:span text:style-name="T33"><text:tab/></text:span><text:span text:style-name="T33">Compile common data and operation in the parent test 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Test fixtures: Example</text:span></text:p>
          </draw:text-box>
        </draw:frame>
        <draw:frame presentation:style-name="pr5" draw:text-style-name="P9" draw:layer="layout" svg:width="12.687cm" svg:height="10.5cm" svg:x="1cm" svg:y="4.125cm" presentation:class="outline" presentation:user-transformed="true">
          <draw:text-box>
            <text:p><text:span text:style-name="T34">class Queue {</text:span></text:p>
            <text:p><text:span text:style-name="T34"><text:s/></text:span><text:span text:style-name="T34">public:</text:span></text:p>
            <text:p><text:span text:style-name="T34"><text:s text:c="2"/></text:span><text:span text:style-name="T34">void Enqueue(const int&amp; </text:span><text:span text:style-name="T34">element);</text:span></text:p>
            <text:p><text:span text:style-name="T34"><text:s text:c="2"/></text:span><text:span text:style-name="T34">int* Dequeue(); // Returns </text:span><text:span text:style-name="T34">nullptr if the queue is </text:span><text:span text:style-name="T34">empty.</text:span></text:p>
            <text:p><text:span text:style-name="T34"><text:s text:c="2"/></text:span><text:span text:style-name="T34">...</text:span></text:p>
            <text:p><text:span text:style-name="T34">};</text:span></text:p>
            <text:p><text:span text:style-name="T1"/></text:p>
            <text:p><text:span text:style-name="T34">class QueueTest : </text:span><text:span text:style-name="T34">public ::testing::Test {</text:span></text:p>
            <text:p><text:span text:style-name="T34"><text:s/></text:span><text:span text:style-name="T34">protected:</text:span></text:p>
            <text:p><text:span text:style-name="T34"><text:s text:c="2"/></text:span><text:span text:style-name="T34">void SetUp() override {</text:span></text:p>
            <text:p><text:span text:style-name="T34"><text:s text:c="5"/></text:span><text:span text:style-name="T34">// q0_ remains empty</text:span></text:p>
            <text:p><text:span text:style-name="T34"><text:s text:c="5"/></text:span><text:span text:style-name="T34">q1_.Enqueue(1);</text:span></text:p>
            <text:p text:style-name="P3"><text:span text:style-name="T34"><text:s text:c="5"/></text:span><text:span text:style-name="T34">q2_.Enqueue(1);</text:span></text:p>
            <text:p><text:span text:style-name="T34"><text:s text:c="5"/></text:span><text:span text:style-name="T34">q2_.Enqueue(2);</text:span></text:p>
            <text:p><text:span text:style-name="T34"><text:s text:c="2"/></text:span><text:span text:style-name="T34">}</text:span></text:p>
            <text:p><text:span text:style-name="T1"/></text:p>
            <text:p><text:span text:style-name="T34"><text:s text:c="2"/></text:span><text:span text:style-name="T34">// void TearDown() override </text:span><text:span text:style-name="T34">{}</text:span></text:p>
            <text:p><text:span text:style-name="T1"/></text:p>
            <text:p><text:span text:style-name="T34"><text:s text:c="2"/></text:span><text:span text:style-name="T34">Queue q0_;</text:span></text:p>
            <text:p text:style-name="P3"><text:span text:style-name="T34"><text:s text:c="2"/></text:span><text:span text:style-name="T34">Queue q1_;</text:span></text:p>
            <text:p><text:span text:style-name="T34"><text:s text:c="2"/></text:span><text:span text:style-name="T34">Queue q2_;</text:span></text:p>
            <text:p><text:span text:style-name="T34">};</text:span></text:p>
          </draw:text-box>
        </draw:frame>
        <draw:frame presentation:style-name="pr5" draw:text-style-name="P29" draw:layer="layout" svg:width="12.687cm" svg:height="10.5cm" svg:x="14.422cm" svg:y="4.125cm" presentation:class="outline" presentation:user-transformed="true">
          <draw:text-box>
            <text:p><text:span text:style-name="T35">TEST_F(QueueTest, IsEmptyInitially) {</text:span></text:p>
            <text:p><text:span text:style-name="T35"><text:s text:c="2"/></text:span><text:span text:style-name="T35">EXPECT_EQ(q0_.size(), 0);</text:span></text:p>
            <text:p><text:span text:style-name="T35">}</text:span></text:p>
            <text:p><text:span text:style-name="T36"/></text:p>
            <text:p><text:span text:style-name="T35">TEST_F(QueueTest, DequeueEmpty) {</text:span></text:p>
            <text:p><text:span text:style-name="T35"><text:s text:c="2"/></text:span><text:span text:style-name="T35">int* n = q0_.Dequeue();</text:span></text:p>
            <text:p><text:span text:style-name="T35"><text:s text:c="2"/></text:span><text:span text:style-name="T35">EXPECT_EQ(n, nullptr);</text:span></text:p>
            <text:p><text:span text:style-name="T36">}</text:span></text:p>
            <text:p text:style-name="P3"><text:span text:style-name="T35"/></text:p>
            <text:p text:style-name="P3"><text:span text:style-name="T35">TEST_F(QueueTest, DequeueEmpty) {</text:span></text:p>
            <text:p text:style-name="P3"><text:span text:style-name="T35"><text:s text:c="2"/></text:span><text:span text:style-name="T35">n = q1_.Dequeue();</text:span></text:p>
            <text:p><text:span text:style-name="T35"><text:s text:c="2"/></text:span><text:span text:style-name="T35">ASSERT_NE(n, nullptr);</text:span></text:p>
            <text:p><text:span text:style-name="T35"><text:s text:c="2"/></text:span><text:span text:style-name="T35">EXPECT_EQ(*n, 1);</text:span></text:p>
            <text:p><text:span text:style-name="T35"><text:s text:c="2"/></text:span><text:span text:style-name="T35">EXPECT_EQ(q1_.size(), 0);</text:span></text:p>
            <text:p><text:span text:style-name="T35"><text:s text:c="2"/></text:span><text:span text:style-name="T35">delete n;</text:span></text:p>
            <text:p><text:span text:style-name="T36">}</text:span></text:p>
            <text:p text:style-name="P3"><text:span text:style-name="T35"/></text:p>
            <text:p text:style-name="P3"><text:span text:style-name="T35">TEST_F(QueueTest, DequeueEmpty) {</text:span></text:p>
            <text:p text:style-name="P3"><text:span text:style-name="T35"><text:s text:c="2"/></text:span><text:span text:style-name="T35">n = q2_.Dequeue();</text:span></text:p>
            <text:p><text:span text:style-name="T35"><text:s text:c="2"/></text:span><text:span text:style-name="T35">ASSERT_NE(n, nullptr);</text:span></text:p>
            <text:p><text:span text:style-name="T35"><text:s text:c="2"/></text:span><text:span text:style-name="T35">EXPECT_EQ(*n, 2);</text:span></text:p>
            <text:p><text:span text:style-name="T35"><text:s text:c="2"/></text:span><text:span text:style-name="T35">EXPECT_EQ(q2_.size(), 1);</text:span></text:p>
            <text:p><text:span text:style-name="T35"><text:s text:c="2"/></text:span><text:span text:style-name="T35">delete n;</text:span></text:p>
            <text:p><text:span text:style-name="T35">}</text:span></text:p>
            <text:p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8cm" svg:x="1cm" svg:y="0.627cm" presentation:class="title" presentation:user-transformed="true">
          <draw:text-box>
            <text:p><text:span text:style-name="T1">Exercise</text:span> 1: GTest</text:p>
          </draw:text-box>
        </draw:frame>
        <draw:frame presentation:style-name="pr5" draw:text-style-name="P31" draw:layer="layout" svg:width="26cm" svg:height="10.5cm" svg:x="1cm" svg:y="4.125cm" presentation:class="outline">
          <draw:text-box>
            <text:list text:style-name="L5">
              <text:list-item>
                <text:p text:style-name="P30"><text:span text:style-name="T37">Locate</text:span><text:span text:style-name="T38"> the test called triangle_test.cpp and the test case called “TEST(TriangleTest, testPerimeter)”</text:span></text:p>
              </text:list-item>
              <text:list-item>
                <text:p text:style-name="P30"><text:span text:style-name="T37">Enable</text:span><text:span text:style-name="T38"> the test by removing “DISABLED_”</text:span></text:p>
              </text:list-item>
              <text:list-item>
                <text:p text:style-name="P30"><text:span text:style-name="T37">Run</text:span><text:span text:style-name="T38"> the test and fix the problem! (Note that there are bugs in the getPerimeter(), getArea(), and getKind() methods!)</text:span></text:p>
              </text:list-item>
              <text:list-item>
                <text:p text:style-name="P30"><text:span text:style-name="T37">Create</text:span><text:span text:style-name="T38"> a fixture with a set of triangles to test on</text:span></text:p>
              </text:list-item>
              <text:list-item>
                <text:p text:style-name="P30"><text:span text:style-name="T37">Add</text:span><text:span text:style-name="T38"> new tests of other function in Trian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ing at a <text:span text:style-name="T1">incremental</text:span> <text:span text:style-name="T1">complex</text:span> levels</text:p>
          </draw:text-box>
        </draw:frame>
        <draw:custom-shape draw:name="Rectangle 3" draw:style-name="gr2" draw:text-style-name="P33" draw:layer="layout" svg:width="5.571cm" svg:height="2.655cm" svg:x="11.328cm" svg:y="11.967cm">
          <text:p text:style-name="P32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33" draw:layer="layout" svg:width="5.571cm" svg:height="2.655cm" svg:x="19.003cm" svg:y="11.967cm">
          <text:p text:style-name="P32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34" draw:layer="layout" svg:width="5.571cm" svg:height="2.655cm" svg:x="19.003cm" svg:y="9.311cm">
          <text:p text:style-name="P32"><text:span text:style-name="T39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35" draw:layer="layout" svg:width="5.571cm" svg:height="2.655cm" svg:x="19.003cm" svg:y="6.656cm">
          <text:p text:style-name="P32"><text:span text:style-name="T39">Modul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34" draw:layer="layout" svg:width="5.571cm" svg:height="2.655cm" svg:x="11.328cm" svg:y="9.311cm">
          <text:p text:style-name="P32"><text:span text:style-name="T39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36" draw:layer="layout" svg:width="5.571cm" svg:height="2.655cm" svg:x="11.328cm" svg:y="6.656cm">
          <text:p text:style-name="P32"><text:span text:style-name="T40">Tes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33" draw:layer="layout" svg:width="5.571cm" svg:height="2.655cm" svg:x="3.5cm" svg:y="11.967cm">
          <text:p text:style-name="P32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36" draw:layer="layout" svg:width="5.571cm" svg:height="2.655cm" svg:x="3.5cm" svg:y="9.311cm">
          <text:p text:style-name="P32"><text:span text:style-name="T40">Tes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0" draw:text-style-name="P36" draw:layer="layout" svg:width="5.571cm" svg:height="2.655cm" svg:x="19.003cm" svg:y="4cm">
          <text:p text:style-name="P32"><text:span text:style-name="T40">Tes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ing at a individual levels</text:p>
          </draw:text-box>
        </draw:frame>
        <draw:custom-shape draw:name="Rectangle 1" draw:style-name="gr11" draw:text-style-name="P36" draw:layer="layout" svg:width="5.571cm" svg:height="2.655cm" svg:x="11.328cm" svg:y="11.967cm">
          <text:p text:style-name="P32"><text:span text:style-name="T40">Module 1 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36" draw:layer="layout" svg:width="5.571cm" svg:height="2.655cm" svg:x="19.044cm" svg:y="9.311cm">
          <text:p text:style-name="P32"><text:span text:style-name="T40">Module 2 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35" draw:layer="layout" svg:width="5.571cm" svg:height="2.655cm" svg:x="19.003cm" svg:y="6.656cm">
          <text:p text:style-name="P32"><text:span text:style-name="T39">Modul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34" draw:layer="layout" svg:width="5.571cm" svg:height="2.655cm" svg:x="11.328cm" svg:y="9.311cm">
          <text:p text:style-name="P32"><text:span text:style-name="T39">Modul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36" draw:layer="layout" svg:width="5.571cm" svg:height="2.655cm" svg:x="11.328cm" svg:y="6.656cm">
          <text:p text:style-name="P32"><text:span text:style-name="T40">Tes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" draw:text-style-name="P33" draw:layer="layout" svg:width="5.571cm" svg:height="2.655cm" svg:x="3.5cm" svg:y="11.967cm">
          <text:p text:style-name="P32"><text:span text:style-name="T39">Modu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36" draw:layer="layout" svg:width="5.571cm" svg:height="2.655cm" svg:x="3.5cm" svg:y="9.311cm">
          <text:p text:style-name="P32"><text:span text:style-name="T40">Tes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36" draw:layer="layout" svg:width="5.571cm" svg:height="2.655cm" svg:x="19.003cm" svg:y="4cm">
          <text:p text:style-name="P32"><text:span text:style-name="T40">Test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What is a mock and what is fake</text:span></text:p>
          </draw:text-box>
        </draw:frame>
        <draw:frame presentation:style-name="pr5" draw:text-style-name="P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41">Fake objects have working implementations</text:span></text:p>
              </text:list-item>
              <text:list-item>
                <text:p><text:span text:style-name="T41">Usually takes some shortcut, to make the operations less expensive</text:span></text:p>
              </text:list-item>
              <text:list-item>
                <text:p><text:span text:style-name="T41">An in-memory file system would be an example of a fake.</text:span></text:p>
              </text:list-item>
            </text:list>
          </draw:text-box>
        </draw:frame>
        <draw:frame presentation:style-name="pr5" draw:text-style-name="P37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<text:span text:style-name="T41">Mocks are objects pre-programmed with expectations</text:span></text:p>
              </text:list-item>
              <text:list-item>
                <text:p><text:span text:style-name="T41">Expectations form a specification of the calls they are expected to receive</text:span></text:p>
              </text:list-item>
              <text:list-item>
                <text:p><text:span text:style-name="T41">More flexible</text:span></text:p>
              </text:list-item>
              <text:list-item>
                <text:p><text:span text:style-name="T41">More si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What the MOCK!</text:p>
          </draw:text-box>
        </draw:frame>
        <draw:frame presentation:style-name="pr5" draw:text-style-name="P38" draw:layer="layout" svg:width="12.687cm" svg:height="10.5cm" svg:x="1cm" svg:y="4.125cm" presentation:class="outline" presentation:user-transformed="true">
          <draw:text-box>
            <text:p><text:span text:style-name="T42">class Foo {</text:span></text:p>
            <text:p><text:span text:style-name="T42"><text:s/></text:span><text:span text:style-name="T42">public:</text:span></text:p>
            <text:p><text:span text:style-name="T42"><text:s text:c="2"/></text:span><text:span text:style-name="T42">virtual ~Foo();</text:span></text:p>
            <text:p><text:span text:style-name="T42"><text:s text:c="2"/></text:span><text:span text:style-name="T42">virtual int GetSize() const = 0;</text:span></text:p>
            <text:p><text:span text:style-name="T42"><text:s text:c="2"/></text:span><text:span text:style-name="T42">virtual string Describe(const char* name) = 0;</text:span></text:p>
            <text:p><text:span text:style-name="T42"><text:s text:c="2"/></text:span><text:span text:style-name="T42">virtual string Describe(int type) = 0;</text:span></text:p>
            <text:p><text:span text:style-name="T42"><text:s text:c="2"/></text:span><text:span text:style-name="T42">virtual bool Process(Bar elem, int count) = 0;</text:span></text:p>
            <text:p><text:span text:style-name="T42">};</text:span></text:p>
            <text:p><text:span text:style-name="T42"/></text:p>
          </draw:text-box>
        </draw:frame>
        <draw:frame presentation:style-name="pr5" draw:text-style-name="P38" draw:layer="layout" svg:width="12.687cm" svg:height="10.5cm" svg:x="14.322cm" svg:y="4.125cm" presentation:class="outline" presentation:user-transformed="true">
          <draw:text-box>
            <text:p><text:span text:style-name="T42">#include "gmock/gmock.h"</text:span></text:p>
            <text:p><text:span text:style-name="T42">#include ”Foo.h”</text:span></text:p>
            <text:p><text:span text:style-name="T42"/></text:p>
            <text:p><text:span text:style-name="T42">class MockFoo : public Foo {</text:span></text:p>
            <text:p><text:span text:style-name="T42"><text:s/></text:span><text:span text:style-name="T42">public:</text:span></text:p>
            <text:p><text:span text:style-name="T42"><text:s text:c="2"/></text:span><text:span text:style-name="T42">MOCK_METHOD(int, GetSize, (), (const, override));</text:span></text:p>
            <text:p><text:span text:style-name="T42"><text:s text:c="2"/></text:span><text:span text:style-name="T42">MOCK_METHOD(string, Describe, (const char* name), (override));</text:span></text:p>
            <text:p><text:span text:style-name="T42"><text:s text:c="2"/></text:span><text:span text:style-name="T42">MOCK_METHOD(string, Describe, (int type), (override));</text:span></text:p>
            <text:p><text:span text:style-name="T42"><text:s text:c="2"/></text:span><text:span text:style-name="T42">MOCK_METHOD(bool, Process, (Bar elem, int count), (override));</text:span></text:p>
            <text:p><text:span text:style-name="T42">};</text:span></text:p>
            <text:p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pendency injection</text:p>
          </draw:text-box>
        </draw:frame>
        <draw:frame presentation:style-name="pr5" draw:layer="layout" svg:width="15cm" svg:height="10.5cm" svg:x="1cm" svg:y="4.125cm" presentation:class="outline" presentation:user-transformed="true">
          <draw:text-box>
            <text:list text:style-name="L8">
              <text:list-item>
                <text:p text:style-name="P39"><text:span text:style-name="T43">To test “Client” without also testing “Server” we need to mock the “Server”</text:span></text:p>
              </text:list-item>
              <text:list-item>
                <text:p text:style-name="P39"><text:span text:style-name="T44">The dependency from “Client” to “Server” must be loose and changeable</text:span></text:p>
                <text:p text:style-name="P39"><text:span text:style-name="T1"/></text:p>
              </text:list-item>
            </text:list>
            <text:p><text:span text:style-name="T45">Class Client {</text:span></text:p>
            <text:p><text:span text:style-name="T45"><text:s text:c="2"/></text:span><text:span text:style-name="T45">Client(const Server&amp; server) : server(server) {}</text:span></text:p>
            <text:p><text:span text:style-name="T45"><text:s text:c="2"/></text:span><text:span text:style-name="T45">void Bar() { server.Foo(); }</text:span></text:p>
            <text:p><text:span text:style-name="T45">Private:</text:span></text:p>
            <text:p><text:span text:style-name="T45"><text:s text:c="2"/></text:span><text:span text:style-name="T45">const Server &amp; server;</text:span></text:p>
            <text:p><text:span text:style-name="T45">}</text:span></text:p>
            <text:p/>
            <text:p><text:span text:style-name="T45">TEST() {</text:span></text:p>
            <text:p><text:span text:style-name="T45"><text:s text:c="2"/></text:span><text:span text:style-name="T45">ServerMock serverMock;</text:span></text:p>
            <text:p><text:span text:style-name="T45"><text:s text:c="2"/></text:span><text:span text:style-name="T45">Client clientUnderTest(serverMock);</text:span></text:p>
            <text:p><text:span text:style-name="T45"><text:s text:c="2"/></text:span><text:span text:style-name="T45">ClientUnderTest.Bar(); <text:s/>// server.Foo() is mocked out</text:span></text:p>
            <text:p><text:span text:style-name="T45">}</text:span></text:p>
          </draw:text-box>
        </draw:frame>
        <draw:custom-shape draw:name="Rectangle 17" draw:style-name="gr19" draw:text-style-name="P40" draw:layer="layout" svg:width="4cm" svg:height="1.173cm" svg:x="23.082cm" svg:y="5.5cm">
          <text:p text:style-name="P32"><text:span text:style-name="T39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" draw:text-style-name="P42" draw:layer="layout" svg:width="4cm" svg:height="1.593cm" svg:x="23.082cm" svg:y="6.673cm">
          <text:p text:style-name="P41"><text:span text:style-name="T46">Foo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" draw:text-style-name="P44" draw:layer="layout" svg:width="4cm" svg:height="1.593cm" svg:x="15.5cm" svg:y="5.876cm">
          <text:p text:style-name="P43"><text:span text:style-name="T46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2" draw:text-style-name="P44" draw:layer="layout" svg:width="4cm" svg:height="1.173cm" svg:x="23.068cm" svg:y="9.864cm">
          <text:p text:style-name="P43"><text:span text:style-name="T47">ServerM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23" draw:text-style-name="P45" draw:layer="layout" svg:width="3.454cm" svg:height="0.001cm" svg:x="19.614cm" svg:y="6.6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4" draw:text-style-name="P45" draw:layer="layout" svg:width="0.013cm" svg:height="1.596cm" svg:x="25.069cm" svg:y="8.2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2" draw:style-name="gr25" draw:text-style-name="P42" draw:layer="layout" svg:width="4cm" svg:height="1.593cm" svg:x="23.068cm" svg:y="11.038cm">
          <text:p text:style-name="P41"><text:span text:style-name="T46">Foo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18" draw:style-name="gr26" draw:text-style-name="P45" draw:layer="layout" svg:width="4.014cm" svg:height="5.56cm" draw:transform="rotate (-1.5707963267949) translate (23.061cm 7.47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style-name="gr27" draw:text-style-name="P46" draw:layer="layout" svg:x1="20.034cm" svg:y1="5.429cm" svg:x2="22.066cm" svg:y2="7.81cm">
          <text:p/>
        </draw:line>
        <draw:line draw:style-name="gr27" draw:text-style-name="P46" draw:layer="layout" svg:x1="22.003cm" svg:y1="5.45cm" svg:x2="19.971cm" svg:y2="7.831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sign for test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8">You need to prepare your design so unit test is performed best possible: Hence do unit tests and development in parallel</text:span></text:p>
              </text:list-item>
              <text:list-item>
                <text:p><text:span text:style-name="T48">Loosely coupled classes at level where testing is needed at individual level</text:span></text:p>
              </text:list-item>
              <text:list-item>
                <text:p><text:span text:style-name="T48">Tightly coupled classes requires an incremental unit test strategy</text:span></text:p>
              </text:list-item>
              <text:list-item>
                <text:p><text:span text:style-name="T48">No code in constructors/destructors that reaches out of the class</text:span></text:p>
              </text:list-item>
              <text:list-item>
                <text:p><text:span text:style-name="T48">Virtual functions in interfaces that needs to be mock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ault build in action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49">Google Mock has a built-in default action for mock functions</text:span></text:p>
              </text:list-item>
              <text:list-item>
                <text:p text:style-name="P48"><text:span text:style-name="T49">They will per default perform no action and ignore input parameters</text:span></text:p>
              </text:list-item>
              <text:list-item>
                <text:p text:style-name="P49"><text:span text:style-name="T49">Return values are generated <text:s/>with default values for following types</text:span></text:p>
                <text:list>
                  <text:list-item>
                    <text:p><text:span text:style-name="T49">Void functions</text:span></text:p>
                  </text:list-item>
                  <text:list-item>
                    <text:p><text:span text:style-name="T49">Boolean which is “true”</text:span></text:p>
                  </text:list-item>
                  <text:list-item>
                    <text:p><text:span text:style-name="T49">Numeric value which is set to “0”</text:span></text:p>
                  </text:list-item>
                  <text:list-item>
                    <text:p><text:span text:style-name="T49">Pointers are set to “nullptr”</text:span></text:p>
                  </text:list-item>
                </text:list>
              </text:list-item>
            </text:list>
            <text:p text:style-name="P48"><text:span text:style-name="T50"/></text:p>
            <text:p text:style-name="P48"><text:span text:style-name="T50">class MockFoo : public Foo {</text:span></text:p>
            <text:p text:style-name="P48"><text:span text:style-name="T50"><text:s text:c="2"/></text:span><text:span text:style-name="T50">MOCK_METHOD(int, GetSize, ()); <text:s text:c="19"/>// Returns 0</text:span></text:p>
            <text:p text:style-name="P48"><text:span text:style-name="T50"><text:s text:c="2"/></text:span><text:span text:style-name="T50">MOCK_METHOD(string, Describe, (int type)); <text:s text:c="7"/>// Returns an empty string</text:span></text:p>
            <text:p text:style-name="P48"><text:span text:style-name="T50"><text:s text:c="2"/></text:span><text:span text:style-name="T50">MOCK_METHOD2(bool, Process, (Bar elem, int count)); // Returns true</text:span></text:p>
            <text:p text:style-name="P48"><text:span text:style-name="T50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ault actions return value as per type</text:p>
          </draw:text-box>
        </draw:frame>
        <draw:frame presentation:style-name="pr5" draw:layer="layout" svg:width="26cm" svg:height="10.5cm" svg:x="1cm" svg:y="4.025cm" presentation:class="outline" presentation:user-transformed="true">
          <draw:text-box>
            <text:list text:style-name="L2">
              <text:list-item>
                <text:p><text:span text:style-name="T51">To customize the default action for functions with return type T globally</text:span></text:p>
                <text:p/>
              </text:list-item>
            </text:list>
            <text:p>// Sets the default value to be returned. T must be CopyConstructible.</text:p>
            <text:p>DefaultValue&lt;T&gt;::Set(value);</text:p>
            <text:p/>
            <text:p>// Sets a factory. Will be invoked on demand (T must be MoveConstructible). </text:p>
            <text:p>T MakeT() {</text:p>
            <text:p><text:s text:c="2"/>… </text:p>
            <text:p><text:s text:c="2"/>return t;</text:p>
            <text:p>};</text:p>
            <text:p>DefaultValue&lt;T&gt;::SetFactory(&amp;MakeT);</text:p>
            <text:p/>
            <text:p>// ... use the mocks ...</text:p>
            <text:p/>
            <text:p>// Resets the default value.</text:p>
            <text:p>DefaultValue&lt;T&gt;::Clear();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ault actions</text:p>
          </draw:text-box>
        </draw:frame>
        <draw:frame presentation:style-name="pr5" draw:text-style-name="P5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52">To customize the default action for a particular method:</text:span></text:p>
              </text:list-item>
            </text:list>
            <text:p><text:span text:style-name="T53"/></text:p>
            <text:p><text:span text:style-name="T54">ON_CALL(mock_object, method(matchers))</text:span></text:p>
            <text:p><text:span text:style-name="T54"><text:s text:c="2"/></text:span><text:span text:style-name="T54">.With(multi_argument_matcher)</text:span></text:p>
            <text:p><text:span text:style-name="T54"><text:s text:c="2"/></text:span><text:span text:style-name="T54">.WillByDefault(action);</text:span></text:p>
            <text:p><text:span text:style-name="T55"/></text:p>
          </draw:text-box>
        </draw:frame>
        <draw:frame presentation:style-name="pr9" draw:text-style-name="P52" draw:layer="layout" svg:width="13.009cm" svg:height="10.5cm" svg:x="14cm" svg:y="4.125cm" presentation:class="outline" presentation:user-transformed="true">
          <draw:text-box>
            <text:p text:style-name="P51"><text:span text:style-name="T56"/></text:p>
            <text:p text:style-name="P51"><text:span text:style-name="T56"/></text:p>
            <text:p text:style-name="P51"><text:span text:style-name="T56"/></text:p>
            <text:p text:style-name="P51"><text:span text:style-name="T56">ON_CALL(foo, Sign(_)).WillByDefault(Return(-1));</text:span></text:p>
            <text:p text:style-name="P51"><text:span text:style-name="T56">ON_CALL(foo, Sign(0)).WillByDefault(Return(0));</text:span></text:p>
            <text:p text:style-name="P51"><text:span text:style-name="T56">ON_CALL(foo, Sign(Gt(0))).WillByDefault(Return(1));</text:span></text:p>
            <text:p text:style-name="P51"><text:span text:style-name="T56"/></text:p>
            <text:p text:style-name="P51"><text:span text:style-name="T56">EXPECT_CALL(foo, Sign(_)).Times(AnyNumber());</text:span></text:p>
            <text:p text:style-name="P51"><text:span text:style-name="T56"/></text:p>
            <text:p text:style-name="P51"><text:span text:style-name="T56">foo.Sign(5); // This should return 1.</text:span></text:p>
            <text:p text:style-name="P51"><text:span text:style-name="T56">foo.Sign(-9); // This should return -1.</text:span></text:p>
            <text:p text:style-name="P51"><text:span text:style-name="T56">foo.Sign(0); // This should return 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53"><text:span text:style-name="T57">Exersice 2: Dependency injection</text:span></text:p>
          </draw:text-box>
        </draw:frame>
        <draw:frame presentation:style-name="pr5" draw:text-style-name="P7" draw:layer="layout" svg:width="26cm" svg:height="10.5cm" svg:x="1cm" svg:y="4.125cm" presentation:class="outline">
          <draw:text-box>
            <text:list text:style-name="L3">
              <text:list-item>
                <text:p><text:span text:style-name="T58">Locate</text:span><text:span text:style-name="T59"> the awards_test.cpp </text:span></text:p>
              </text:list-item>
              <text:list-item>
                <text:p><text:span text:style-name="T58">Create</text:span><text:span text:style-name="T59"> two mocks classes; </text:span><text:span text:style-name="T60">RankListMock</text:span><text:span text:style-name="T59"> and </text:span><text:span text:style-name="T60">AwardCeremonyActionsMock</text:span></text:p>
              </text:list-item>
              <text:list-item>
                <text:p><text:span text:style-name="T58">Invoke</text:span><text:span text:style-name="T59"> the performAwardCeremony() with reference to the two mock instances</text:span></text:p>
              </text:list-item>
              <text:list-item>
                <text:p><text:span text:style-name="T58">Run</text:span><text:span text:style-name="T59"> the test and see the function can execute with success (There will be warnings thoug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Ignoring uninterresting mock calls</text:p>
          </draw:text-box>
        </draw:frame>
        <draw:frame presentation:style-name="pr5" draw:text-style-name="P5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1">If you are not interested in how a mock method is called, just don't say anything about it. </text:span></text:p>
              </text:list-item>
              <text:list-item>
                <text:p><text:span text:style-name="T61">If the method is ever called, Google Mock will perform its default action to allow the test program to continue</text:span></text:p>
              </text:list-item>
              <text:list-item>
                <text:p><text:span text:style-name="T61">Once you expressed interest in a particular mock method (via EXPECT_CALL()), all invocations to it must match some expectation.</text:span></text:p>
              </text:list-item>
              <text:list-item>
                <text:p><text:span text:style-name="T61">If this function is called but the arguments don't match any EXPECT_CALL() statement, it will be an err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Uninteresting vs Unexpected Call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8">Uninteresting calls and unexpected calls are different concepts in Google Mock</text:span></text:p>
              </text:list-item>
              <text:list-item>
                <text:p><text:span text:style-name="T48">A call x.Y(...) is </text:span><text:span text:style-name="T62">uninteresting</text:span><text:span text:style-name="T48"> if there's not even a single EXPECT_CALL(x, Y(...)) set. In other words, the test isn't interested in the x.Y() method at all, as evident in that the test doesn't care to say anything about it.</text:span></text:p>
              </text:list-item>
              <text:list-item>
                <text:p><text:span text:style-name="T48">A call x.Y(...) is </text:span><text:span text:style-name="T62">unexpected</text:span><text:span text:style-name="T48"> if there are some EXPECT_CALL(x, Y(...))s set, but none of them matches the call</text:span></text:p>
              </text:list-item>
              <text:list-item>
                <text:p><text:span text:style-name="T48">An </text:span><text:span text:style-name="T62">unexpected</text:span><text:span text:style-name="T48"> call is always an error, as the code under test doesn't behave the way the test expects it to behave.</text:span></text:p>
              </text:list-item>
              <text:list-item>
                <text:p><text:span text:style-name="T48">By default, an </text:span><text:span text:style-name="T62">uninteresting</text:span><text:span text:style-name="T48"> call is not an error, as it violates no constraint specified by the test. However, it leads to a warning, as it might indicate a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Make the mock more ”Nice” or ”Strict”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1">In Google Mock, </text:span><text:span text:style-name="T63">NiceMock&lt;&gt;</text:span><text:span text:style-name="T61"> and </text:span><text:span text:style-name="T63">StrictMock&lt;&gt;</text:span><text:span text:style-name="T61"> can be used to make a mock class "nice" or "strict“.</text:span></text:p>
              </text:list-item>
              <text:list-item>
                <text:p><text:span text:style-name="T61">A nice mock suppresses uninteresting call warnings. If a test fails with a default mock, it will also fail using a nice mock instead</text:span></text:p>
              </text:list-item>
              <text:list-item>
                <text:p><text:span text:style-name="T61">A strict mock turns “uninteresting call” warnings into errors. So making a mock strict may change the test's result.</text:span></text:p>
              </text:list-item>
              <text:list-item>
                <text:p><text:span text:style-name="T61">Instantiate the Mocks with the </text:span><text:span text:style-name="T63">NiceMock&lt;&gt;</text:span><text:span text:style-name="T61"> or </text:span><text:span text:style-name="T63">StrictMock&lt;&gt;</text:span><text:span text:style-name="T61"> template</text:span></text:p>
              </text:list-item>
              <text:list-item>
                <text:p><text:span text:style-name="T61">Example:</text:span></text:p>
                <text:p/>
              </text:list-item>
            </text:list>
            <text:p><text:span text:style-name="T64">NiceMock&lt;OsMock&gt; osMock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<text:span text:style-name="T1">Exercise 3: What a Nice mock</text:span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 text:style-name="P55"><text:span text:style-name="T65">Locate</text:span><text:span text:style-name="T66"> the awards_test.cpp again</text:span></text:p>
              </text:list-item>
              <text:list-item>
                <text:p text:style-name="P55"><text:span text:style-name="T65">Make</text:span><text:span text:style-name="T66"> the </text:span><text:span text:style-name="T67">RankListMock</text:span><text:span text:style-name="T66"> a Nice mock and the </text:span><text:span text:style-name="T67">AwardCeremonyActionsMock</text:span><text:span text:style-name="T66"> a Strick one!</text:span></text:p>
              </text:list-item>
              <text:list-item>
                <text:p text:style-name="P55"><text:span text:style-name="T65">Observe</text:span><text:span text:style-name="T66"> that we now get rid of the warnings but we also introduced errors(Don’t fix the errors yet!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 the expectation on dependenci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68">If the code under test is expected to use its interface in a specific way we need to test it</text:span></text:p>
              </text:list-item>
              <text:list-item>
                <text:p text:style-name="P48"><text:span text:style-name="T68">EXPECT_CALL() can be used to setup requirement to how the MOCKs must be used</text:span></text:p>
              </text:list-item>
            </text:list>
            <text:p text:style-name="P56"><text:span text:style-name="T69"/></text:p>
            <text:p text:style-name="P56"><text:span text:style-name="T69">Example:</text:span></text:p>
            <text:p text:style-name="P56"><text:span text:style-name="T70"/></text:p>
            <text:p text:style-name="P57"><text:span text:style-name="T71">TEST_F(UiTest, uiInit)</text:span></text:p>
            <text:p text:style-name="P57"><text:span text:style-name="T71">{</text:span></text:p>
            <text:p text:style-name="P57"><text:span text:style-name="T72"><text:s text:c="2"/></text:span><text:span text:style-name="T72">EXPECT_CALL(tfMock, tfPrograms_VolumeStepCount(_))</text:span></text:p>
            <text:p text:style-name="P57"><text:span text:style-name="T71"><text:s text:c="4"/></text:span><text:span text:style-name="T71">.WillRepeatedly(Return(1));</text:span></text:p>
            <text:p text:style-name="P57"><text:span text:style-name="T71"><text:s text:c="2"/></text:span><text:span text:style-name="T71">uiInit();</text:span></text:p>
            <text:p text:style-name="P57"><text:span text:style-name="T7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1T0">
        <office:forms form:automatic-focus="false" form:apply-design-mode="false"/>
        <draw:frame presentation:style-name="pr4" draw:text-style-name="P58" draw:layer="layout" svg:width="26cm" svg:height="1.997cm" svg:x="1cm" svg:y="0.627cm" presentation:class="title">
          <draw:text-box>
            <text:p><text:span text:style-name="T73">Typical flow of a test with mocks</text:span></text:p>
          </draw:text-box>
        </draw:frame>
        <draw:frame presentation:style-name="pr10" draw:text-style-name="P60" draw:layer="layout" svg:width="12.687cm" svg:height="10.5cm" svg:x="14.322cm" svg:y="4.125cm" presentation:class="outline" presentation:user-transformed="true">
          <draw:text-box>
            <text:p text:style-name="P59"><text:span text:style-name="T74">using ::testing::AtLeast; <text:s text:c="24"/>// #1</text:span></text:p>
            <text:p text:style-name="P59"><text:span text:style-name="T1"/></text:p>
            <text:p text:style-name="P59"><text:span text:style-name="T74">TEST(PainterTest, CanDrawSomething) {</text:span></text:p>
            <text:p text:style-name="P59"><text:span text:style-name="T74"><text:s text:c="2"/></text:span><text:span text:style-name="T74">MockTurtle turtle; <text:s text:c="29"/>// #2</text:span></text:p>
            <text:p text:style-name="P59"><text:span text:style-name="T74"><text:s text:c="2"/></text:span><text:span text:style-name="T74">EXPECT_CALL(turtle, PenDown()) <text:s text:c="17"/>// #3</text:span></text:p>
            <text:p text:style-name="P59"><text:span text:style-name="T74"><text:s text:c="6"/></text:span><text:span text:style-name="T74">.Times(AtLeast(1));</text:span></text:p>
            <text:p text:style-name="P59"><text:span text:style-name="T1"/></text:p>
            <text:p text:style-name="P59"><text:span text:style-name="T74"><text:s text:c="2"/></text:span><text:span text:style-name="T74">Painter painter(&amp;turtle); <text:s text:c="22"/>// #4</text:span></text:p>
            <text:p text:style-name="P59"><text:span text:style-name="T1"/></text:p>
            <text:p text:style-name="P59"><text:span text:style-name="T74"><text:s text:c="2"/></text:span><text:span text:style-name="T74">EXPECT_TRUE(painter.DrawCircle(0, 0, 10)); <text:s text:c="5"/>// #5</text:span></text:p>
            <text:p text:style-name="P59"><text:span text:style-name="T74">}</text:span></text:p>
          </draw:text-box>
        </draw:frame>
        <draw:frame presentation:style-name="pr11" draw:text-style-name="P61" draw:layer="layout" svg:width="13.147cm" svg:height="10.5cm" svg:x="1cm" svg:y="4.125cm" presentation:class="subtitle" presentation:user-transformed="true">
          <draw:text-box>
            <text:p text:style-name="P56"><text:span text:style-name="T75">The typical flow is:</text:span></text:p>
            <text:list text:style-name="L3">
              <text:list-item>
                <text:p text:style-name="P56"><text:span text:style-name="T75">Import the Google Mock namespace .All Google Mock names are in the testing namespace unless they are macros or otherwise noted.</text:span></text:p>
              </text:list-item>
              <text:list-item>
                <text:p text:style-name="P56"><text:span text:style-name="T75">Create the mock objects. Optionally, set the default actions of the mock objects.</text:span></text:p>
              </text:list-item>
              <text:list-item>
                <text:p text:style-name="P56"><text:span text:style-name="T75">Set your expectations on the mock objects (How will they be called? What will they do?).</text:span></text:p>
              </text:list-item>
              <text:list-item>
                <text:p text:style-name="P56"><text:span text:style-name="T75">Exercise code that uses the mock objects; if necessary, check the result using Google Test assertions.</text:span></text:p>
              </text:list-item>
              <text:list-item>
                <text:p text:style-name="P56"><text:span text:style-name="T75">When a mock objects is destructed, Google Mock automatically verifies that all expectations on it have been satisfi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he TEMPLATE</text:p>
          </draw:text-box>
        </draw:frame>
        <draw:frame presentation:style-name="pr5" draw:text-style-name="P62" draw:layer="layout" svg:width="21.878cm" svg:height="10.5cm" svg:x="5.122cm" svg:y="4.125cm" presentation:class="outline" presentation:user-transformed="true">
          <draw:text-box>
            <text:p text:style-name="P56"><text:span text:style-name="T76">EXPECT_CALL(mock_object, method(matchers))</text:span></text:p>
            <text:p text:style-name="P56"><text:span text:style-name="T76"><text:s/></text:span><text:span text:style-name="T76">.With(multi_argument_matcher) // ?</text:span></text:p>
            <text:p text:style-name="P56"><text:span text:style-name="T76"><text:s/></text:span><text:span text:style-name="T76">.Times(cardinality) <text:s text:c="10"/>// ?</text:span></text:p>
            <text:p text:style-name="P56"><text:span text:style-name="T76"><text:s/></text:span><text:span text:style-name="T76">.InSequence(sequences) <text:s text:c="7"/>// *</text:span></text:p>
            <text:p text:style-name="P56"><text:span text:style-name="T76"><text:s/></text:span><text:span text:style-name="T76">.After(expectations) <text:s text:c="9"/>// *</text:span></text:p>
            <text:p text:style-name="P56"><text:span text:style-name="T76"><text:s/></text:span><text:span text:style-name="T76">.WillOnce(action) <text:s text:c="12"/>// *</text:span></text:p>
            <text:p text:style-name="P56"><text:span text:style-name="T76"><text:s/></text:span><text:span text:style-name="T76">.WillRepeatedly(action) <text:s text:c="6"/>// ?</text:span></text:p>
            <text:p text:style-name="P56"><text:span text:style-name="T76"><text:s/></text:span><text:span text:style-name="T76">.RetiresOnSaturation(); <text:s text:c="6"/>//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 text:style-name="P48"><text:span text:style-name="T77">A matcher specifies the input parameters of the MOCK function invocation</text:span></text:p>
              </text:list-item>
              <text:list-item>
                <text:p text:style-name="P48"><text:span text:style-name="T77">A matcher is used as filter if there is more than one way the function is invoked</text:span>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>
          <draw:text-box>
            <text:p text:style-name="P56"><text:span text:style-name="T78">EXPECT_CALL(mock_object, method(</text:span><text:span text:style-name="T79">matchers</text:span><text:span text:style-name="T78">))</text:span></text:p>
            <text:p text:style-name="P56"><text:span text:style-name="T78"><text:s/></text:span><text:span text:style-name="T78">.With(</text:span><text:span text:style-name="T79">multi_argument_matcher</text:span><text:span text:style-name="T78">)// ?</text:span></text:p>
            <text:p text:style-name="P56"><text:span text:style-name="T78"><text:s/></text:span><text:span text:style-name="T78">.Times(cardinality) <text:s text:c="9"/>// ?</text:span></text:p>
            <text:p text:style-name="P56"><text:span text:style-name="T78"><text:s/></text:span><text:span text:style-name="T78">.InSequence(sequences) <text:s text:c="6"/>// *</text:span></text:p>
            <text:p text:style-name="P56"><text:span text:style-name="T78"><text:s/></text:span><text:span text:style-name="T78">.After(expectations) <text:s text:c="8"/>// *</text:span></text:p>
            <text:p text:style-name="P56"><text:span text:style-name="T78"><text:s/></text:span><text:span text:style-name="T78">.WillOnce(action) <text:s text:c="11"/>// *</text:span></text:p>
            <text:p text:style-name="P56"><text:span text:style-name="T78"><text:s/></text:span><text:span text:style-name="T78">.WillRepeatedly(action) <text:s text:c="5"/>// ?</text:span></text:p>
            <text:p text:style-name="P56"><text:span text:style-name="T78"><text:s/></text:span><text:span text:style-name="T78">.RetiresOnSaturation(); <text:s text:c="5"/>// ?</text:span></text:p>
            <text:p text:style-name="P56"><text:span text:style-name="T8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WildCards and Comparison</text:p>
          </draw:text-box>
        </draw:frame>
        <draw:frame presentation:style-name="pr5" draw:text-style-name="P7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81">Simple numerical values can be compared with the expected values</text:span></text:p>
              </text:list-item>
              <text:list-item>
                <text:p><text:span text:style-name="T81">Uninteresting values can be ignored with wild cards</text:span></text:p>
              </text:list-item>
            </text:list>
            <text:p text:style-name="P56"><text:span text:style-name="T81">Example:</text:span></text:p>
            <text:p text:style-name="P56"><text:span text:style-name="T82">EXPECT_CALL(myMock, foo(NotNull(), _, Lt(42)));</text:span></text:p>
            <text:p text:style-name="P56"><text:span text:style-name="T83"/></text:p>
            <text:list text:continue-numbering="true" text:style-name="L2">
              <text:list-item>
                <text:p><text:span text:style-name="T84">Matchers can be used in standalone statements</text:span></text:p>
              </text:list-item>
            </text:list>
            <text:p><text:span text:style-name="T84">Example:</text:span></text:p>
            <text:p text:style-name="P56"><text:span text:style-name="T85">Server * server = proxy.getServer()</text:span></text:p>
            <text:p text:style-name="P56"><text:span text:style-name="T86">EXPECT_THAT(server, NotNull());</text:span></text:p>
          </draw:text-box>
        </draw:frame>
        <draw:frame presentation:style-name="pr12" draw:text-style-name="P64" draw:layer="layout" svg:width="12.687cm" svg:height="10.5cm" svg:x="14.322cm" svg:y="4.125cm" presentation:class="outline" presentation:user-transformed="true">
          <draw:text-box>
            <text:p text:style-name="P63"><text:span text:style-name="T87"/></text:p>
            <text:p text:style-name="P63"><text:span text:style-name="T87">_ wildcard, A&lt;type&gt;() or An&lt;type&gt;()</text:span></text:p>
            <text:p text:style-name="P63"><text:span text:style-name="T88">Eq(value) , Ne(value)</text:span></text:p>
            <text:p text:style-name="P63"><text:span text:style-name="T88">Ge(value), Gt(value)</text:span></text:p>
            <text:p text:style-name="P63"><text:span text:style-name="T88">Le(value), Lt(value)</text:span></text:p>
            <text:p text:style-name="P63"><text:span text:style-name="T88">IsNull(), NotNull()</text:span></text:p>
            <text:p text:style-name="P63"><text:span text:style-name="T89"/></text:p>
            <text:p text:style-name="P63"><text:span text:style-name="T88">EXPECT_THAT(value, </text:span><text:span text:style-name="T90">matcher</text:span><text:span text:style-name="T88">)</text:span></text:p>
            <text:p text:style-name="P63"><text:span text:style-name="T88">ASSERT_THAT(value, </text:span><text:span text:style-name="T90">matcher</text:span><text:span text:style-name="T8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Floating point and strings</text:p>
          </draw:text-box>
        </draw:frame>
        <draw:frame presentation:style-name="pr5" draw:text-style-name="P7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91">Floating point comparison has its own set of Matchers</text:span></text:p>
              </text:list-item>
            </text:list>
            <text:p text:style-name="P48"><text:span text:style-name="T92"/></text:p>
            <text:p text:style-name="P48"><text:span text:style-name="T93">DoubleEq(a_double)</text:span></text:p>
            <text:p text:style-name="P48"><text:span text:style-name="T93">FloatEq(a_float)</text:span></text:p>
            <text:p text:style-name="P48"><text:span text:style-name="T93">NanSensitiveDoubleEq(a_double)</text:span></text:p>
            <text:p text:style-name="P48"><text:span text:style-name="T93">NanSensitiveFloatEq(a_float)</text:span></text:p>
            <text:p text:style-name="P48"><text:span text:style-name="T93">DoubleNear(a_double, max_abs_error)</text:span></text:p>
            <text:p text:style-name="P48"><text:span text:style-name="T93">FloatNear(a_float, max_abs_error)</text:span></text:p>
            <text:p text:style-name="P48"><text:span text:style-name="T93">NanSensitiveDoubleNear(a_double, max_abs_error)</text:span></text:p>
            <text:p text:style-name="P48"><text:span text:style-name="T93">NanSensitiveFloatNear(a_float, max_abs_error)</text:span></text:p>
          </draw:text-box>
        </draw:frame>
        <draw:frame presentation:style-name="pr5" draw:text-style-name="P7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48"><text:span text:style-name="T91">Strings has wide set of matchers</text:span></text:p>
              </text:list-item>
              <text:list-item>
                <text:p text:style-name="P48"><text:span text:style-name="T91">Remember to use these to avoid comparing string pointer instead of the actually string content</text:span></text:p>
              </text:list-item>
            </text:list>
            <text:p text:style-name="P48"><text:span text:style-name="T94">ContainsRegex(string)</text:span></text:p>
            <text:p text:style-name="P48"><text:span text:style-name="T94">EndsWith(suffix)</text:span></text:p>
            <text:p text:style-name="P48"><text:span text:style-name="T94">HasSubstr(string)</text:span></text:p>
            <text:p text:style-name="P48"><text:span text:style-name="T94">MatchesRegex(string)</text:span></text:p>
            <text:p text:style-name="P48"><text:span text:style-name="T94">StartsWith(prefix)</text:span></text:p>
            <text:p text:style-name="P48"><text:span text:style-name="T94">StrCaseEq(string)</text:span></text:p>
            <text:p text:style-name="P48"><text:span text:style-name="T94">StrCaseNe(string)</text:span></text:p>
            <text:p text:style-name="P48"><text:span text:style-name="T94">StrEq(string)</text:span></text:p>
            <text:p text:style-name="P48"><text:span text:style-name="T94">StrNe(string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Pointers and Members</text:p>
          </draw:text-box>
        </draw:frame>
        <draw:frame presentation:style-name="pr13" draw:text-style-name="P6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95">Most commonly the pointer it self is not important, but more what it points to.</text:span></text:p>
              </text:list-item>
              <text:list-item>
                <text:p text:style-name="P48"><text:span text:style-name="T95">Use Pointee(m) to access the pointed value it self.</text:span></text:p>
              </text:list-item>
            </text:list>
            <text:p text:style-name="P56"><text:span text:style-name="T96"/></text:p>
            <text:p text:style-name="P56"><text:span text:style-name="T95">E</text:span><text:span text:style-name="T81">xample:</text:span></text:p>
            <text:p text:style-name="P56"><text:span text:style-name="T97">class ClassAMock {</text:span></text:p>
            <text:p text:style-name="P56"><text:span text:style-name="T97"><text:s text:c="2"/></text:span><text:span text:style-name="T97">void Bar(int * value);</text:span></text:p>
            <text:p text:style-name="P56"><text:span text:style-name="T97">}</text:span></text:p>
            <text:p text:style-name="P56"><text:span text:style-name="T97">…</text:span></text:p>
            <text:p text:style-name="P56"><text:span text:style-name="T98">EXPECT_CALL(foo, Bar(Pointee(Ge(3))));</text:span></text:p>
          </draw:text-box>
        </draw:frame>
        <draw:frame presentation:style-name="pr14" draw:text-style-name="P67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48"><text:span text:style-name="T99">Sometimes only some individual members of more complex structures is of interest</text:span></text:p>
              </text:list-item>
              <text:list-item>
                <text:p text:style-name="P48"><text:span text:style-name="T99">Member attributes can be matched with</text:span></text:p>
              </text:list-item>
            </text:list>
            <text:p text:style-name="P66"><text:span text:style-name="T94">Field(&amp;class::field, m)</text:span></text:p>
            <text:list text:continue-numbering="true" text:style-name="L2">
              <text:list-item>
                <text:p text:style-name="P56"><text:span text:style-name="T81">Return value from operations can be matched with</text:span></text:p>
              </text:list-item>
            </text:list>
            <text:p text:style-name="P66"><text:span text:style-name="T94">Property(&amp;class::property, m)</text:span></text:p>
            <text:p text:style-name="P56"><text:span text:style-name="T100"/></text:p>
            <text:p text:style-name="P56"><text:span text:style-name="T81">Example:</text:span></text:p>
            <text:p text:style-name="P56"><text:span text:style-name="T101">Field(&amp;Person::age, Ge(3))</text:span></text:p>
            <text:p text:style-name="P56"><text:span text:style-name="T101">// Matches x where x.number &gt;= 3.</text:span></text:p>
            <text:p text:style-name="P56"><text:span text:style-name="T101">Property(&amp;Person::name, StrEq("John"))</text:span></text:p>
            <text:p text:style-name="P56"><text:span text:style-name="T101">// Matches x where x.name() returns "John"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Containers</text:p>
          </draw:text-box>
        </draw:frame>
        <draw:frame presentation:style-name="pr15" draw:text-style-name="P6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02">ElementsAre*() can be used to match any container that implements the STL iterator pattern (i.e. it has a const_iterator type and supports begin()/end())</text:span></text:p>
              </text:list-item>
              <text:list-item>
                <text:p text:style-name="P48"><text:span text:style-name="T102">You can use nested ElementsAre*() to match nested (multi-dimensional) containers.</text:span></text:p>
              </text:list-item>
              <text:list-item>
                <text:p text:style-name="P48"><text:span text:style-name="T102">If the container is passed by pointer instead of by reference, just write Pointee(ElementsAre*(...)).</text:span></text:p>
              </text:list-item>
              <text:list-item>
                <text:p text:style-name="P48"><text:span text:style-name="T102">The order of elements matters for ElementsAre*(). Therefore don't use it with containers whose element order is undefined (e.g. hash_map).</text:span></text:p>
              </text:list-item>
            </text:list>
            <text:p text:style-name="P56"><text:span text:style-name="T103">... </text:span></text:p>
            <text:p text:style-name="P56"><text:span text:style-name="T103">MOCK_METHOD1(Foo, void(const vector&lt;int&gt;&amp; numbers)); </text:span></text:p>
            <text:p text:style-name="P56"><text:span text:style-name="T103">... </text:span></text:p>
            <text:p text:style-name="P56"><text:span text:style-name="T103">EXPECT_CALL(mock, Foo(UnorderedElementsAre(1, Gt(0), _, 5)));</text:span></text:p>
            <text:p text:style-name="P56"><text:span text:style-name="T103">const int expected_vector1[] = { 1, 5, 2, 4, ... }; EXPECT_CALL(mock, Foo(ElementsAreArray(expected_vector1)));</text:span></text:p>
          </draw:text-box>
        </draw:frame>
        <draw:frame presentation:style-name="pr16" draw:text-style-name="P69" draw:layer="layout" svg:width="12.687cm" svg:height="10.5cm" svg:x="14.322cm" svg:y="4.125cm" presentation:class="outline" presentation:user-transformed="true">
          <draw:text-box>
            <text:p text:style-name="P68"><text:span text:style-name="T101">ContainerEq(container) </text:span></text:p>
            <text:p text:style-name="P68"><text:span text:style-name="T101">Contains(e)</text:span></text:p>
            <text:p text:style-name="P68"><text:span text:style-name="T101">Each(e)</text:span></text:p>
            <text:p text:style-name="P68"><text:span text:style-name="T101">ElementsAre(e0, e1, ..., en)</text:span></text:p>
            <text:p text:style-name="P68"><text:span text:style-name="T101">ElementsAreArray({ e0, e1, ..., en })</text:span></text:p>
            <text:p text:style-name="P68"><text:span text:style-name="T101">ElementsAreArray(array), or </text:span></text:p>
            <text:p text:style-name="P68"><text:span text:style-name="T101">ElementsAreArray(array, count)</text:span></text:p>
            <text:p text:style-name="P68"><text:span text:style-name="T101">IsEmpty()</text:span></text:p>
            <text:p text:style-name="P68"><text:span text:style-name="T101">Pointwise(m, container)</text:span></text:p>
            <text:p text:style-name="P68"><text:span text:style-name="T101">SizeIs(m)</text:span></text:p>
            <text:p text:style-name="P68"><text:span text:style-name="T101">UnorderedElementsAre(e0, e1, ..., en)</text:span></text:p>
            <text:p text:style-name="P68"><text:span text:style-name="T101">UnorderedElementsAreArray({ e0, e1, ..., en }</text:span></text:p>
            <text:p text:style-name="P68"><text:span text:style-name="T101">UnorderedElementsAreArray(array), or</text:span></text:p>
            <text:p text:style-name="P68"><text:span text:style-name="T101">UnorderedElementsAreArray(array, count)</text:span></text:p>
            <text:p text:style-name="P68"><text:span text:style-name="T101">WhenSorted(m)</text:span></text:p>
            <text:p text:style-name="P68"><text:span text:style-name="T101">WhenSortedBy(comparator, 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Composite Matcher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04">A single matchers might be too simple to express your requirements</text:span></text:p>
              </text:list-item>
              <text:list-item>
                <text:p text:style-name="P48"><text:span text:style-name="T104">Combining matchers might be the tool to achieve more precise match</text:span></text:p>
              </text:list-item>
              <text:list-item>
                <text:p text:style-name="P48"><text:span text:style-name="T104">Argument matches all of the matchers m1 to n.</text:span></text:p>
              </text:list-item>
            </text:list>
            <text:p text:style-name="P56"><text:span text:style-name="T105">AllOf(m1, m2, ..., mn)</text:span></text:p>
            <text:list text:continue-numbering="true" text:style-name="L2">
              <text:list-item>
                <text:p text:style-name="P56"><text:span text:style-name="T104">Argument matches at least one of the matchers m1 to mn.</text:span></text:p>
              </text:list-item>
            </text:list>
            <text:p text:style-name="P70"><text:span text:style-name="T106">AnyOf(m1, m2, ..., mn)</text:span></text:p>
            <text:list text:continue-numbering="true" text:style-name="L2">
              <text:list-item>
                <text:p text:style-name="P56"><text:span text:style-name="T104">Argument doesn't match matcher m.</text:span></text:p>
              </text:list-item>
            </text:list>
            <text:p text:style-name="P56"><text:span text:style-name="T105">Not(m)</text:span></text:p>
            <text:p text:style-name="P56"><text:span text:style-name="T107"/></text:p>
            <text:p text:style-name="P56"><text:span text:style-name="T104">Example:</text:span></text:p>
            <text:p text:style-name="P56"><text:span text:style-name="T105">AllOf(Ge(5), Lt(10), Ne(7))</text:span></text:p>
            <text:p text:style-name="P56"><text:span text:style-name="T105">AnyOf(5, 6, 8, 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Multi argument matchers</text:p>
          </draw:text-box>
        </draw:frame>
        <draw:frame presentation:style-name="pr17" draw:text-style-name="P72" draw:layer="layout" svg:width="12.687cm" svg:height="10.5cm" svg:x="1cm" svg:y="4.125cm" presentation:class="outline" presentation:user-transformed="true">
          <draw:text-box>
            <text:p text:style-name="P71"><text:span text:style-name="T78">EXPECT_CALL(mock_object, method(matchers))</text:span></text:p>
            <text:p text:style-name="P71"><text:span text:style-name="T78"><text:s/></text:span><text:span text:style-name="T78">.</text:span><text:span text:style-name="T79">With</text:span><text:span text:style-name="T78">(</text:span><text:span text:style-name="T79">multi_argument_matcher</text:span><text:span text:style-name="T78">) ?</text:span></text:p>
            <text:p text:style-name="P71"><text:span text:style-name="T78"><text:s/></text:span><text:span text:style-name="T78">.Times(cardinality) ?</text:span></text:p>
            <text:p text:style-name="P71"><text:span text:style-name="T78"><text:s/></text:span><text:span text:style-name="T78">.InSequence(sequences) *</text:span></text:p>
            <text:p text:style-name="P71"><text:span text:style-name="T78"><text:s/></text:span><text:span text:style-name="T78">.After(expectations) *</text:span></text:p>
            <text:p text:style-name="P71"><text:span text:style-name="T78"><text:s/></text:span><text:span text:style-name="T78">.WillOnce(action) *</text:span></text:p>
            <text:p text:style-name="P71"><text:span text:style-name="T78"><text:s/></text:span><text:span text:style-name="T78">.WillRepeatedly(action) ?</text:span></text:p>
            <text:p text:style-name="P71"><text:span text:style-name="T78"><text:s/></text:span><text:span text:style-name="T78">.RetiresOnSaturation(); ?</text:span></text:p>
            <text:p text:style-name="P71"><text:span text:style-name="T80"/></text:p>
            <text:p text:style-name="P71"><text:span text:style-name="T108"/></text:p>
          </draw:text-box>
        </draw:frame>
        <draw:frame presentation:style-name="pr5" draw:text-style-name="P7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48"><text:span text:style-name="T91">Matchers are normally used for single arguments</text:span></text:p>
              </text:list-item>
              <text:list-item>
                <text:p text:style-name="P48"><text:span text:style-name="T91">If needed the relation between multiple arguments can be matched in the With() cla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ing Multiple Arguments as a Whole</text:p>
          </draw:text-box>
        </draw:frame>
        <draw:frame presentation:style-name="pr18" draw:text-style-name="P7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09">The expression inside With(m) must be a matcher of type:</text:span></text:p>
              </text:list-item>
              <text:list-item>
                <text:p text:style-name="P73"><text:span text:style-name="T110">Matcher&lt; ::testing::tuple&lt;A1, ..., An&gt; &gt;, </text:span></text:p>
              </text:list-item>
              <text:list-item>
                <text:p text:style-name="P73"><text:span text:style-name="T110">where A1, ..., An are the types of the function arguments.</text:span></text:p>
              </text:list-item>
            </text:list>
            <text:p text:style-name="P56"><text:span text:style-name="T111"/></text:p>
            <text:p text:style-name="P56"><text:span text:style-name="T94">EXPECT_CALL(foo, InRange(Ne(0), _))</text:span></text:p>
            <text:p text:style-name="P56"><text:span text:style-name="T94"><text:s text:c="2"/></text:span><text:span text:style-name="T94">.</text:span><text:span text:style-name="T112">With</text:span><text:span text:style-name="T94">(Lt());</text:span></text:p>
            <text:p text:style-name="P56"><text:span text:style-name="T94">EXPECT_CALL(foo, Blah(_, _, _))</text:span></text:p>
            <text:p text:style-name="P56"><text:span text:style-name="T94"><text:s text:c="2"/></text:span><text:span text:style-name="T94">.</text:span><text:span text:style-name="T112">With</text:span><text:span text:style-name="T94">(AllOf(Args&lt;0, 1&gt;(Lt()), Args&lt;1, 2&gt;(Lt())));</text:span></text:p>
            <text:p text:style-name="P56"><text:span text:style-name="T113"/></text:p>
            <text:list text:continue-numbering="true" text:style-name="L2">
              <text:list-item>
                <text:p text:style-name="P56"><text:span text:style-name="T113">You can also write AllArgs(m) instead of m inside With(). </text:span></text:p>
              </text:list-item>
            </text:list>
            <text:p text:style-name="P56"><text:span text:style-name="T114"/></text:p>
            <text:p text:style-name="P56"><text:span text:style-name="T115">EXPECT_CALL(foo, Blah(_, _, _))</text:span></text:p>
            <text:p text:style-name="P56"><text:span text:style-name="T115"><text:s text:c="2"/></text:span><text:span text:style-name="T115">.</text:span><text:span text:style-name="T116">With</text:span><text:span text:style-name="T115">(AllArgs(Gt(5)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chers: Defining matcher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02">Sometimes the build in matcher is not sufficient for your own types</text:span></text:p>
              </text:list-item>
              <text:list-item>
                <text:p text:style-name="P48"><text:span text:style-name="T102">Matchers specialized for your own purpose can be defines with:</text:span></text:p>
              </text:list-item>
            </text:list>
            <text:p text:style-name="P56"><text:span text:style-name="T72">MATCHER(name, description_string) { statements; }</text:span></text:p>
            <text:p text:style-name="P56"><text:span text:style-name="T72">MATCHER_P(name, param_name, description_string) { statements; }</text:span></text:p>
            <text:p text:style-name="P56"><text:span text:style-name="T72">MATCHER_Px(name, param_namex, … , description_string) { statements; }</text:span></text:p>
            <text:p text:style-name="P56"><text:span text:style-name="T72"/></text:p>
            <text:list text:continue-numbering="true" text:style-name="L2">
              <text:list-item>
                <text:p text:style-name="P56"><text:span text:style-name="T104">The macros must be used in global scope outside any class scope</text:span></text:p>
              </text:list-item>
            </text:list>
            <text:p text:style-name="P56"><text:span text:style-name="T100">Example:</text:span></text:p>
            <text:p text:style-name="P56"><text:span text:style-name="T72">MATCHER_P(IsDivisibleBy, n, "") {</text:span></text:p>
            <text:p text:style-name="P56"><text:span text:style-name="T72"><text:s text:c="2"/></text:span><text:span text:style-name="T72">*result_listener &lt;&lt; "where the remainder is " &lt;&lt; (arg % n);</text:span></text:p>
            <text:p text:style-name="P56"><text:span text:style-name="T72"><text:s text:c="2"/></text:span><text:span text:style-name="T72">return (arg % n) == 0; </text:span></text:p>
            <text:p text:style-name="P56"><text:span text:style-name="T7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</text:p>
          </draw:text-box>
        </draw:frame>
        <draw:frame presentation:style-name="pr5" draw:text-style-name="P7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81">When the matchers in your EXPECT_CALL() has been successfully </text:span><text:span text:style-name="T117">evaluated</text:span><text:span text:style-name="T81"> you can specify the action that the MOCK must perform</text:span></text:p>
              </text:list-item>
              <text:list-item>
                <text:p text:style-name="P48"><text:span text:style-name="T81">The actions is the tool that defines what the MOCK needs to perform to keep the code under test happy</text:span></text:p>
              </text:list-item>
              <text:list-item>
                <text:p text:style-name="P3"><text:span text:style-name="T81">Action can be any or all of:</text:span></text:p>
                <text:list>
                  <text:list-item>
                    <text:p><text:span text:style-name="T81">Return of a value</text:span></text:p>
                  </text:list-item>
                  <text:list-item>
                    <text:p><text:span text:style-name="T81">Side effect</text:span></text:p>
                  </text:list-item>
                  <text:list-item>
                    <text:p><text:span text:style-name="T81">Using a Function or a Functor as an Action</text:span></text:p>
                  </text:list-item>
                  <text:list-item>
                    <text:p><text:span text:style-name="T81">Default Action</text:span></text:p>
                  </text:list-item>
                  <text:list-item>
                    <text:p><text:span text:style-name="T81">Composite Action</text:span></text:p>
                  </text:list-item>
                  <text:list-item>
                    <text:p><text:span text:style-name="T81">Custom Action</text:span></text:p>
                  </text:list-item>
                </text:list>
              </text:list-item>
            </text:list>
          </draw:text-box>
        </draw:frame>
        <draw:frame presentation:style-name="pr19" draw:text-style-name="P72" draw:layer="layout" svg:width="12.687cm" svg:height="10.5cm" svg:x="14.322cm" svg:y="4.125cm" presentation:class="outline" presentation:user-transformed="true">
          <draw:text-box>
            <text:p text:style-name="P71"><text:span text:style-name="T118">EXPECT_CALL(mock_object, method(matchers))</text:span></text:p>
            <text:p text:style-name="P71"><text:span text:style-name="T118"><text:s/></text:span><text:span text:style-name="T118">.With(multi_argument_matcher)// ?</text:span></text:p>
            <text:p text:style-name="P71"><text:span text:style-name="T118"><text:s/></text:span><text:span text:style-name="T118">.Times(cardinality) <text:s text:c="9"/>// ?</text:span></text:p>
            <text:p text:style-name="P71"><text:span text:style-name="T118"><text:s/></text:span><text:span text:style-name="T118">.InSequence(sequences) <text:s text:c="6"/>// *</text:span></text:p>
            <text:p text:style-name="P71"><text:span text:style-name="T118"><text:s/></text:span><text:span text:style-name="T118">.After(expectations) <text:s text:c="8"/>// *</text:span></text:p>
            <text:p text:style-name="P71"><text:span text:style-name="T118"><text:s/></text:span><text:span text:style-name="T118">.WillOnce(</text:span><text:span text:style-name="T119">action</text:span><text:span text:style-name="T118">) <text:s text:c="11"/>// *</text:span></text:p>
            <text:p text:style-name="P71"><text:span text:style-name="T118"><text:s/></text:span><text:span text:style-name="T118">.WillRepeatedly(</text:span><text:span text:style-name="T119">action</text:span><text:span text:style-name="T118">) <text:s text:c="5"/>// ?</text:span></text:p>
            <text:p text:style-name="P71"><text:span text:style-name="T118"><text:s/></text:span><text:span text:style-name="T118">.RetiresOnSaturation(); <text:s text:c="5"/>// ?</text:span></text:p>
            <text:p text:style-name="P71"><text:span text:style-name="T1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Return values</text:p>
          </draw:text-box>
        </draw:frame>
        <draw:frame presentation:style-name="pr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21">If the mock functions isn’t of type void we can specify what should be returned</text:span></text:p>
              </text:list-item>
              <text:list-item>
                <text:p text:style-name="P56"><text:span text:style-name="T122">Example:</text:span></text:p>
              </text:list-item>
            </text:list>
            <text:p text:style-name="P76"><text:span text:style-name="T123"><text:s/></text:span><text:span text:style-name="T123">EXPECT_CALL(aMock, count(_))</text:span></text:p>
            <text:p text:style-name="P76"><text:span text:style-name="T123"><text:s text:c="4"/></text:span><text:span text:style-name="T123">.WillRepeatedly(Return(1));</text:span></text:p>
            <text:p text:style-name="P56"><text:span text:style-name="T108"/></text:p>
            <text:list text:continue-numbering="true" text:style-name="L2">
              <text:list-item>
                <text:p text:style-name="P56"><text:span text:style-name="T124">If any action is specified for a mock function the Return() statement must be defines</text:span></text:p>
              </text:list-item>
              <text:list-item>
                <text:p text:style-name="P56"><text:span text:style-name="T124">If a Return() statement is present in an action list it must be last</text:span></text:p>
              </text:list-item>
              <text:list-item>
                <text:p text:style-name="P56"><text:span text:style-name="T122">Example:</text:span></text:p>
              </text:list-item>
            </text:list>
            <text:p text:style-name="P76"><text:span text:style-name="T125">EXPECT_CALL(volumeMock, StepCount(_))</text:span></text:p>
            <text:p text:style-name="P76"><text:span text:style-name="T125"><text:s text:c="4"/></text:span><text:span text:style-name="T125">.WillRepeatedly(</text:span></text:p>
            <text:p text:style-name="P76"><text:span text:style-name="T125"><text:s text:c="7"/></text:span><text:span text:style-name="T125">.DoAll(</text:span></text:p>
            <text:p text:style-name="P76"><text:span text:style-name="T125"><text:s text:c="11"/></text:span><text:span text:style-name="T125">SaveArg&lt;1&gt;(&amp;volumeStepCount),</text:span></text:p>
            <text:p text:style-name="P76"><text:span text:style-name="T125"><text:s text:c="11"/></text:span><text:span text:style-name="T125">Return(1)</text:span></text:p>
            <text:p text:style-name="P76"><text:span text:style-name="T125"><text:s text:c="7"/></text:span><text:span text:style-name="T125">)</text:span></text:p>
            <text:p text:style-name="P76"><text:span text:style-name="T125"><text:s text:c="4"/></text:span><text:span text:style-name="T125">);</text:span></text:p>
          </draw:text-box>
        </draw:frame>
        <draw:frame presentation:style-name="pr20" draw:text-style-name="P78" draw:layer="layout" svg:width="12.687cm" svg:height="10.5cm" svg:x="14.322cm" svg:y="4.125cm" presentation:class="outline" presentation:user-transformed="true">
          <draw:text-box>
            <text:p text:style-name="P77"><text:span text:style-name="T76"/></text:p>
            <text:p text:style-name="P77"><text:span text:style-name="T76">Return(), Return(value)</text:span></text:p>
            <text:p text:style-name="P77"><text:span text:style-name="T76">ReturnArg&lt;N&gt;()</text:span></text:p>
            <text:p text:style-name="P77"><text:span text:style-name="T76">ReturnNew&lt;T&gt;(a1, ..., ak)</text:span></text:p>
            <text:p text:style-name="P77"><text:span text:style-name="T76">Return new T(a1, ..., ak)</text:span></text:p>
            <text:p text:style-name="P77"><text:span text:style-name="T76">ReturnNull() </text:span></text:p>
            <text:p text:style-name="P77"><text:span text:style-name="T76">ReturnPointee(pt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Side effects</text:p>
          </draw:text-box>
        </draw:frame>
        <draw:frame presentation:style-name="pr21" draw:text-style-name="P6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75">If the mock function is required to have some side effect this can be programmed via actions</text:span></text:p>
              </text:list-item>
            </text:list>
            <text:p text:style-name="P56"><text:span text:style-name="T126">Example 1:</text:span></text:p>
            <text:p text:style-name="P76"><text:span text:style-name="T93">MOCK_METHOD2(Mutate, void(bool mutate, int* value));</text:span></text:p>
            <text:p text:style-name="P76"><text:span text:style-name="T93">...</text:span></text:p>
            <text:p text:style-name="P76"><text:span text:style-name="T93">EXPECT_CALL(mutator, Mutate(true, _))</text:span></text:p>
            <text:p text:style-name="P76"><text:span text:style-name="T93"><text:s text:c="2"/></text:span><text:span text:style-name="T93">.WillOnce(SetArgPointee&lt;1&gt;(5));</text:span></text:p>
            <text:p text:style-name="P76"><text:span text:style-name="T93"/></text:p>
            <text:p text:style-name="P76"><text:span text:style-name="T83">Example 2:</text:span></text:p>
            <text:p text:style-name="P76"><text:span text:style-name="T93">MOCK_METHOD1(MutateInt, bool(int* value)); }; </text:span></text:p>
            <text:p text:style-name="P76"><text:span text:style-name="T93">...</text:span></text:p>
            <text:p text:style-name="P76"><text:span text:style-name="T93">EXPECT_CALL(mutator, MutateInt(_))</text:span></text:p>
            <text:p text:style-name="P76"><text:span text:style-name="T93"><text:s text:c="2"/></text:span><text:span text:style-name="T93">.WillOnce( DoAll( SetArgPointee&lt;0&gt;(5), Return(true)));</text:span></text:p>
            <text:p text:style-name="P76"><text:span text:style-name="T93"/></text:p>
            <text:p text:style-name="P76"><text:span text:style-name="T83">Example 3:</text:span></text:p>
            <text:p text:style-name="P76"><text:span text:style-name="T93">MOCK_METHOD2(Mutate, void(int* values, int num_values)); ... }; </text:span></text:p>
            <text:p text:style-name="P76"><text:span text:style-name="T93">...</text:span></text:p>
            <text:p text:style-name="P76"><text:span text:style-name="T93">int values[5] = { 1, 2, 3, 4, 5 };</text:span></text:p>
            <text:p text:style-name="P76"><text:span text:style-name="T93">EXPECT_CALL(mutator, Mutate(NotNull(), 5))</text:span></text:p>
            <text:p text:style-name="P76"><text:span text:style-name="T93"><text:s text:c="2"/></text:span><text:span text:style-name="T93">.WillOnce(SetArrayArgument&lt;0&gt;(values, values + 5));</text:span></text:p>
          </draw:text-box>
        </draw:frame>
        <draw:frame presentation:style-name="pr22" draw:text-style-name="P79" draw:layer="layout" svg:width="12.687cm" svg:height="10.5cm" svg:x="14.322cm" svg:y="4.125cm" presentation:class="outline" presentation:user-transformed="true">
          <draw:text-box>
            <text:p text:style-name="P63"><text:span text:style-name="T94"/></text:p>
            <text:p text:style-name="P63"><text:span text:style-name="T94">Assign(&amp;variable, value) </text:span></text:p>
            <text:p text:style-name="P63"><text:span text:style-name="T94">DeleteArg&lt;N&gt;() </text:span></text:p>
            <text:p text:style-name="P63"><text:span text:style-name="T94">SaveArg&lt;N&gt;(pointer)</text:span></text:p>
            <text:p text:style-name="P63"><text:span text:style-name="T94">SaveArgPointee&lt;N&gt;(pointer)</text:span></text:p>
            <text:p text:style-name="P63"><text:span text:style-name="T94">SetArgPointee&lt;N&gt;(value)</text:span></text:p>
            <text:p text:style-name="P63"><text:span text:style-name="T94">SetArrayArgument&lt;N&gt;(first, last)</text:span></text:p>
            <text:p text:style-name="P63"><text:span text:style-name="T127"/></text:p>
            <text:p text:style-name="P63"><text:span text:style-name="T94">Invoke(f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Invoke</text:p>
          </draw:text-box>
        </draw:frame>
        <draw:frame presentation:style-name="pr23" draw:text-style-name="P8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28">Helper functions can be called to implement the needed side effects</text:span></text:p>
              </text:list-item>
              <text:list-item>
                <text:p text:style-name="P48"><text:span text:style-name="T128">Should be used as last resort since it is going towards “stub” testing</text:span></text:p>
              </text:list-item>
              <text:list-item>
                <text:p text:style-name="P48"><text:span text:style-name="T128">Invoked functions/functors have same signature as mocked function</text:span></text:p>
              </text:list-item>
            </text:list>
            <text:p text:style-name="P56"><text:span text:style-name="T129"><text:s/></text:span><text:span text:style-name="T130">Example function:</text:span></text:p>
            <text:p text:style-name="P56"><text:span text:style-name="T131">MOCK_METHOD2(Sum, int(int x, int y));</text:span></text:p>
            <text:p text:style-name="P56"><text:span text:style-name="T131">int CalculateSum(int x, int y) { return x + y; } </text:span></text:p>
            <text:p text:style-name="P56"><text:span text:style-name="T131">EXPECT_CALL(foo, Sum(_, _))</text:span></text:p>
            <text:p text:style-name="P56"><text:span text:style-name="T131"><text:s text:c="2"/></text:span><text:span text:style-name="T131">.WillOnce(Invoke(CalculateSum));</text:span><text:span text:style-name="T132"> </text:span></text:p>
            <text:p text:style-name="P56"><text:span text:style-name="T133"/></text:p>
            <text:p text:style-name="P56"><text:span text:style-name="T134">Example member function:</text:span></text:p>
            <text:p text:style-name="P56"><text:span text:style-name="T135">MOCK_METHOD1(ComplexJob, bool(int x));</text:span></text:p>
            <text:p text:style-name="P56"><text:span text:style-name="T135">Bool Helper::ComplexJob(int x); </text:span></text:p>
            <text:p text:style-name="P56"><text:span text:style-name="T135">EXPECT_CALL(foo, ComplexJob(_))</text:span></text:p>
            <text:p text:style-name="P56"><text:span text:style-name="T135"><text:s text:c="2"/></text:span><text:span text:style-name="T135">.WillOnce(Invoke(&amp;helper, &amp;Helper::ComplexJob));</text:span></text:p>
          </draw:text-box>
        </draw:frame>
        <draw:frame presentation:style-name="pr24" draw:text-style-name="P81" draw:layer="layout" svg:width="12.15cm" svg:height="10.5cm" svg:x="14.859cm" svg:y="4.125cm" presentation:class="outline" presentation:user-transformed="true">
          <draw:text-box>
            <text:p text:style-name="P63"><text:span text:style-name="T136"/></text:p>
            <text:p text:style-name="P63"><text:span text:style-name="T136">Invoke(f) </text:span></text:p>
            <text:p text:style-name="P63"><text:span text:style-name="T136">Invoke(object_pointer, &amp;class::method)</text:span></text:p>
            <text:p text:style-name="P63"><text:span text:style-name="T136">InvokeWithoutArgs(f)</text:span></text:p>
            <text:p text:style-name="P63"><text:span text:style-name="T136">InvokeWithoutArgs(object_pointer, &amp;class::method)</text:span></text:p>
            <text:p text:style-name="P63"><text:span text:style-name="T136">InvokeArgument&lt;N&gt;(arg1, arg2, ..., arg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Composite actions</text:p>
          </draw:text-box>
        </draw:frame>
        <draw:frame presentation:style-name="pr25" draw:text-style-name="P82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37">Actions can be combined with DoAll(a1, a2, ..., an)</text:span></text:p>
              </text:list-item>
              <text:list-item>
                <text:p text:style-name="P48"><text:span text:style-name="T137">All actions </text:span><text:span text:style-name="T138">a1</text:span><text:span text:style-name="T137"> to </text:span><text:span text:style-name="T138">an</text:span><text:span text:style-name="T137"> and return the result of </text:span><text:span text:style-name="T138">an</text:span><text:span text:style-name="T137"> in each invocation. The first </text:span><text:span text:style-name="T138">n - 1 </text:span><text:span text:style-name="T137">sub-actions must return void.</text:span></text:p>
              </text:list-item>
            </text:list>
            <text:p text:style-name="P56"><text:span text:style-name="T137"/></text:p>
            <text:p text:style-name="P56"><text:span text:style-name="T137">Example:</text:span></text:p>
            <text:p text:style-name="P56"><text:span text:style-name="T139">EXPECT_CALL(foo, Bar(_))</text:span></text:p>
            <text:p text:style-name="P56"><text:span text:style-name="T139"><text:s text:c="2"/></text:span><text:span text:style-name="T139">.WillOnce(DoAll(action_1, action_2, ... action_n));</text:span></text:p>
          </draw:text-box>
        </draw:frame>
        <draw:frame presentation:style-name="pr26" draw:text-style-name="P82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48"><text:span text:style-name="T137">To alter the argument passed to action use following helpers:</text:span></text:p>
              </text:list-item>
            </text:list>
            <text:p text:style-name="P56"><text:span text:style-name="T76"/></text:p>
            <text:p text:style-name="P56"><text:span text:style-name="T76">IgnoreResult(a)</text:span></text:p>
            <text:p text:style-name="P56"><text:span text:style-name="T76">WithArg&lt;N&gt;(a)</text:span></text:p>
            <text:p text:style-name="P56"><text:span text:style-name="T76">WithArgs&lt;N1, N2, ..., Nk&gt;(a)</text:span></text:p>
            <text:p text:style-name="P56"><text:span text:style-name="T76">WithoutArgs(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ctions: Custom defined action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99">If the Gmock framework is insuffient custom actions can be defined</text:span></text:p>
              </text:list-item>
            </text:list>
            <text:p text:style-name="P83"><text:span text:style-name="T72"/></text:p>
            <text:p text:style-name="P83"><text:span text:style-name="T93">ACTION(ActionName) { return arg0 + arg1; }</text:span></text:p>
            <text:p text:style-name="P83"><text:span text:style-name="T93">ACTION_P(ActionName, n) { return arg0 + n; }</text:span></text:p>
            <text:p text:style-name="P83"><text:span text:style-name="T93">ACTION_Pk(ActionName, p1, ..., pk) { statements; }</text:span></text:p>
            <text:p text:style-name="P83"><text:span text:style-name="T72"/></text:p>
            <text:list text:continue-numbering="true" text:style-name="L2">
              <text:list-item>
                <text:p text:style-name="P48"><text:span text:style-name="T81">Arguments passed to the action can be accessed via </text:span><text:span text:style-name="T140">argX</text:span><text:span text:style-name="T81"> variables</text:span></text:p>
              </text:list-item>
              <text:list-item>
                <text:p text:style-name="P48"><text:span text:style-name="T81">Actions can be parametrized (Not be confused with the arguments passed to the action)</text:span></text:p>
                <text:p text:style-name="P56"><text:span text:style-name="T81"/></text:p>
              </text:list-item>
            </text:list>
            <text:p text:style-name="P56"><text:span text:style-name="T81">Example:</text:span></text:p>
            <text:p text:style-name="P76"><text:span text:style-name="T93">ACTION_P(ReturnPointee, p) { return *p; }</text:span></text:p>
            <text:p text:style-name="P76"><text:span text:style-name="T93">...</text:span></text:p>
            <text:p text:style-name="P76"><text:span text:style-name="T93">int previous_value = 0;</text:span></text:p>
            <text:p text:style-name="P76"><text:span text:style-name="T93">EXPECT_CALL(my_mock, GetPrevValue())</text:span></text:p>
            <text:p text:style-name="P76"><text:span text:style-name="T93"><text:s text:c="2"/></text:span><text:span text:style-name="T93">.WillRepeatedly(ReturnPointee(&amp;previous_value)); </text:span></text:p>
            <text:p text:style-name="P76"><text:span text:style-name="T93">EXPECT_CALL(my_mock, UpdateValue(_))</text:span></text:p>
            <text:p text:style-name="P76"><text:span text:style-name="T93"><text:s text:c="2"/></text:span><text:span text:style-name="T93">.WillRepeatedly(SaveArg&lt;0&gt;(&amp;previous_value)); </text:span></text:p>
            <text:p text:style-name="P76"><text:span text:style-name="T93"/></text:p>
            <text:p text:style-name="P76"><text:span text:style-name="T93">my_mock.DoSomethingToUpdateValue();</text:span></text:p>
            <text:list text:continue-numbering="true" text:style-name="L2">
              <text:list-item>
                <text:p text:style-name="P56"><text:span text:style-name="T10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umber of expected calls</text:p>
          </draw:text-box>
        </draw:frame>
        <draw:frame presentation:style-name="pr27" draw:text-style-name="P84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75">An EXPECT_CALL() implies the expectation of the functions is called ones</text:span></text:p>
                <text:p text:style-name="P48"><text:span text:style-name="T91"/></text:p>
              </text:list-item>
            </text:list>
            <text:p text:style-name="P48"><text:span text:style-name="T75">This can be altered:</text:span></text:p>
            <text:p text:style-name="P56"><text:span text:style-name="T82">EXPECT_CALL(mock_object, method(matchers))</text:span></text:p>
            <text:p text:style-name="P56"><text:span text:style-name="T82"><text:s text:c="2"/></text:span><text:span text:style-name="T82">.Times(cardinality) <text:s text:c="2"/></text:span></text:p>
            <text:p text:style-name="P56"><text:span text:style-name="T82"><text:s text:c="2"/></text:span><text:span text:style-name="T82">.WillOnce(action)</text:span></text:p>
            <text:p text:style-name="P56"><text:span text:style-name="T82"><text:s text:c="2"/></text:span><text:span text:style-name="T82">.WillRepeatedly(action);</text:span></text:p>
          </draw:text-box>
        </draw:frame>
        <draw:frame presentation:style-name="pr28" draw:text-style-name="P6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48"><text:span text:style-name="T100">The expectation can be combined:</text:span></text:p>
              </text:list-item>
            </text:list>
            <text:p text:style-name="P48"><text:span text:style-name="T76"/></text:p>
            <text:p text:style-name="P56"><text:span text:style-name="T94">EXPECT_CALL(turtle, GetX()) </text:span></text:p>
            <text:p text:style-name="P56"><text:span text:style-name="T94"><text:s text:c="2"/></text:span><text:span text:style-name="T94">.Times(5) </text:span></text:p>
            <text:p text:style-name="P56"><text:span text:style-name="T94"><text:s text:c="2"/></text:span><text:span text:style-name="T94">.WillOnce(Return(100))</text:span></text:p>
            <text:p text:style-name="P56"><text:span text:style-name="T94"><text:s text:c="2"/></text:span><text:span text:style-name="T94">.WillOnce(Return(150)) </text:span></text:p>
            <text:p text:style-name="P56"><text:span text:style-name="T94"><text:s text:c="2"/></text:span><text:span text:style-name="T94">.WillRepeatedly(Return(200));</text:span></text:p>
            <text:p text:style-name="P56"><text:span text:style-name="T7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ardinalities</text:p>
          </draw:text-box>
        </draw:frame>
        <draw:frame presentation:style-name="pr29" draw:text-style-name="P84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91">These are used in </text:span><text:span text:style-name="T141">Times() </text:span><text:span text:style-name="T91">to specify how many times a mock function will be called:</text:span></text:p>
              </text:list-item>
            </text:list>
            <text:p text:style-name="P48"><text:span text:style-name="T76"/></text:p>
            <text:p text:style-name="P48"><text:span text:style-name="T86">AnyNumber() </text:span></text:p>
            <text:p text:style-name="P48"><text:span text:style-name="T86">AtLeast(n)</text:span></text:p>
            <text:p text:style-name="P48"><text:span text:style-name="T86">AtMost(n)</text:span></text:p>
            <text:p text:style-name="P48"><text:span text:style-name="T86">Between(m, n)</text:span></text:p>
            <text:p text:style-name="P48"><text:span text:style-name="T86">Exactly(n) or n</text:span></text:p>
            <text:p text:style-name="P48"><text:span text:style-name="T142"/></text:p>
            <text:p text:style-name="P56"><text:span text:style-name="T85">EXPECT_CALL(aMock, foo(_))</text:span></text:p>
            <text:p text:style-name="P56"><text:span text:style-name="T85"><text:s text:c="4"/></text:span><text:span text:style-name="T85">.Times(AtLeast(6));</text:span></text:p>
            <text:list text:continue-numbering="true" text:style-name="L2">
              <text:list-item>
                <text:p text:style-name="P56"><text:span text:style-name="T100"/></text:p>
              </text:list-item>
            </text:list>
          </draw:text-box>
        </draw:frame>
        <draw:frame presentation:style-name="pr30" draw:text-style-name="P6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48"><text:span text:style-name="T91">If </text:span><text:span text:style-name="T92">Times()</text:span><text:span text:style-name="T91"> is omitted, the cardinality is assumed to be:</text:span></text:p>
              </text:list-item>
              <text:list-item>
                <text:p text:style-name="P73"><text:span text:style-name="T143">Times(1)</text:span><text:span text:style-name="T99"> when there is neither </text:span><text:span text:style-name="T143">WillOnce()</text:span><text:span text:style-name="T99"> nor </text:span><text:span text:style-name="T143">WillRepeatedly()</text:span></text:p>
              </text:list-item>
              <text:list-item>
                <text:p text:style-name="P73"><text:span text:style-name="T143">Times(n)</text:span><text:span text:style-name="T99"> when there are </text:span><text:span text:style-name="T144">n</text:span><text:span text:style-name="T99"> </text:span><text:span text:style-name="T143">WillOnce()</text:span><text:span text:style-name="T99"> but no </text:span><text:span text:style-name="T143">WillRepeatedly()</text:span><text:span text:style-name="T99">, where </text:span><text:span text:style-name="T144">n</text:span><text:span text:style-name="T99"> &gt;= 1; or</text:span></text:p>
              </text:list-item>
              <text:list-item>
                <text:p text:style-name="P73"><text:span text:style-name="T143">Times(AtLeast(n))</text:span><text:span text:style-name="T99"> when there are </text:span><text:span text:style-name="T144">n</text:span><text:span text:style-name="T99"> </text:span><text:span text:style-name="T143">WillOnce()</text:span><text:span text:style-name="T99"> and a </text:span><text:span text:style-name="T143">WillRepeatedly()</text:span><text:span text:style-name="T99">, where </text:span><text:span text:style-name="T144">n</text:span><text:span text:style-name="T99"> &gt;= 0.</text:span></text:p>
                <text:p text:style-name="P48"><text:span text:style-name="T91"/></text:p>
              </text:list-item>
            </text:list>
            <text:p text:style-name="P48"><text:span text:style-name="T99">Note: A method with no </text:span><text:span text:style-name="T143">EXPECT_CALL()</text:span><text:span text:style-name="T99"> is free to be invoked any number of times, and the default action will be taken each ti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ersice: EXPECT_CALLS()</text:p>
          </draw:text-box>
        </draw:frame>
        <draw:frame presentation:style-name="pr5" draw:text-style-name="P86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85"><text:span text:style-name="T145">Locate the awards_test.cpp and expand this as instructed below</text:span></text:p>
              </text:list-item>
              <text:list-item>
                <text:p text:style-name="P85"><text:span text:style-name="T145">Make ON_CALL() statement for RankList.getNext() that always returns “Paul”</text:span></text:p>
              </text:list-item>
              <text:list-item>
                <text:p text:style-name="P85"><text:span text:style-name="T145">Extend test to verify that AwardCeremonyActions::playAnthem() is called once(Hint add EXPECT_CALL() statement)</text:span></text:p>
              </text:list-item>
              <text:list-item>
                <text:p text:style-name="P85"><text:span text:style-name="T145">Extend test to verify that “Paul” is awarded!(Remember to use string matchers)</text:span></text:p>
              </text:list-item>
              <text:list-item>
                <text:p text:style-name="P85"><text:span text:style-name="T145">Extend test to verify that the light is turned off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ation orders: Sequences</text:p>
          </draw:text-box>
        </draw:frame>
        <draw:frame presentation:style-name="pr31" draw:text-style-name="P84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75">The </text:span><text:span text:style-name="T146">InSequence</text:span><text:span text:style-name="T75"> class can be used to easily setup expectation of calling sequence of the mock functions</text:span></text:p>
              </text:list-item>
              <text:list-item>
                <text:p text:style-name="P48"><text:span text:style-name="T75">Note the brackets. They are important due to the implementation of </text:span><text:span text:style-name="T147">InSequence</text:span><text:span text:style-name="T75"> is based on its constructor and destructor</text:span></text:p>
              </text:list-item>
            </text:list>
          </draw:text-box>
        </draw:frame>
        <draw:frame presentation:style-name="pr32" draw:text-style-name="P87" draw:layer="layout" svg:width="12.687cm" svg:height="10.5cm" svg:x="14.322cm" svg:y="4.125cm" presentation:class="outline" presentation:user-transformed="true">
          <draw:text-box>
            <text:p text:style-name="P56"><text:span text:style-name="T148"/></text:p>
            <text:p text:style-name="P56"><text:span text:style-name="T148">{</text:span></text:p>
            <text:p text:style-name="P56"><text:span text:style-name="T148"><text:s text:c="2"/></text:span><text:span text:style-name="T148">InSequence s;</text:span></text:p>
            <text:p text:style-name="P56"><text:span text:style-name="T148"><text:s text:c="2"/></text:span><text:span text:style-name="T148">EXPECT_CALL(foo, DoThis(5));</text:span></text:p>
            <text:p text:style-name="P56"><text:span text:style-name="T148"><text:s text:c="2"/></text:span><text:span text:style-name="T148">EXPECT_CALL(bar, DoThat(_))</text:span></text:p>
            <text:p text:style-name="P56"><text:span text:style-name="T148"><text:s text:c="5"/></text:span><text:span text:style-name="T148">.Times(2);</text:span></text:p>
            <text:p text:style-name="P56"><text:span text:style-name="T148"><text:s text:c="2"/></text:span><text:span text:style-name="T148">EXPECT_CALL(foo, DoThis(6));</text:span></text:p>
            <text:p text:style-name="P56"><text:span text:style-name="T148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ation sequence order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 text:style-name="P48"><text:span text:style-name="T149">Normal the order of EXPECT_CALL() does NOT need to be the same as the execution order</text:span></text:p>
              </text:list-item>
              <text:list-item>
                <text:p text:style-name="P48"><text:span text:style-name="T149">All invocation to mocks will be recorded and evaluated when the test is completed</text:span></text:p>
              </text:list-item>
              <text:list-item>
                <text:p text:style-name="P48"><text:span text:style-name="T149">If the order of mock function invocation is important it can be verified with a multiple meth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ation sequence order</text:p>
          </draw:text-box>
        </draw:frame>
        <draw:frame presentation:style-name="pr5" draw:text-style-name="P89" draw:layer="layout" svg:width="12.687cm" svg:height="10.5cm" svg:x="1.074cm" svg:y="4.125cm" presentation:class="outline" presentation:user-transformed="true">
          <draw:text-box>
            <text:p text:style-name="P88"><text:span text:style-name="T150">Sequence s1, s2;</text:span></text:p>
            <text:p text:style-name="P88"><text:span text:style-name="T150"/></text:p>
            <text:p text:style-name="P88"><text:span text:style-name="T150">EXPECT_CALL(foo, A())</text:span></text:p>
            <text:p text:style-name="P88"><text:span text:style-name="T150"><text:s text:c="2"/></text:span><text:span text:style-name="T150">.InSequence(s1, s2);</text:span></text:p>
            <text:p text:style-name="P88"><text:span text:style-name="T150"/></text:p>
            <text:p text:style-name="P88"><text:span text:style-name="T150">EXPECT_CALL(bar, B())</text:span></text:p>
            <text:p text:style-name="P88"><text:span text:style-name="T150"><text:s text:c="2"/></text:span><text:span text:style-name="T150">.InSequence(s1); </text:span></text:p>
            <text:p text:style-name="P88"><text:span text:style-name="T150"/></text:p>
            <text:p text:style-name="P88"><text:span text:style-name="T150">EXPECT_CALL(bar, C())</text:span></text:p>
            <text:p text:style-name="P88"><text:span text:style-name="T150"><text:s text:c="2"/></text:span><text:span text:style-name="T150">.InSequence(s2); </text:span></text:p>
            <text:p text:style-name="P88"><text:span text:style-name="T150"/></text:p>
            <text:p text:style-name="P88"><text:span text:style-name="T150">EXPECT_CALL(foo, D())</text:span></text:p>
            <text:p text:style-name="P88"><text:span text:style-name="T150"><text:s text:c="2"/></text:span><text:span text:style-name="T150">.InSequence(s2);</text:span></text:p>
          </draw:text-box>
        </draw:frame>
        <draw:frame presentation:style-name="pr33" draw:text-style-name="P90" draw:layer="layout" svg:width="12.687cm" svg:height="10.5cm" svg:x="14.323cm" svg:y="4.125cm" presentation:class="outline" presentation:user-transformed="true">
          <draw:text-box>
            <text:p text:style-name="P71"><text:span text:style-name="T76">EXPECT_CALL(mock_object, method(matchers))</text:span></text:p>
            <text:p text:style-name="P71"><text:span text:style-name="T76"><text:s/></text:span><text:span text:style-name="T76">.With(multi_argument_matcher)// ?</text:span></text:p>
            <text:p text:style-name="P71"><text:span text:style-name="T76"><text:s/></text:span><text:span text:style-name="T76">.Times(cardinality) <text:s text:c="9"/>// ?</text:span></text:p>
            <text:p text:style-name="P71"><text:span text:style-name="T76"><text:s/></text:span><text:span text:style-name="T151">.InSequence(sequences)</text:span><text:span text:style-name="T76"> <text:s text:c="6"/>// *</text:span></text:p>
            <text:p text:style-name="P71"><text:span text:style-name="T76"><text:s/></text:span><text:span text:style-name="T76">.After(expectations) <text:s text:c="8"/>// *</text:span></text:p>
            <text:p text:style-name="P71"><text:span text:style-name="T76"><text:s/></text:span><text:span text:style-name="T76">.WillOnce(action) <text:s text:c="11"/>// *</text:span></text:p>
            <text:p text:style-name="P71"><text:span text:style-name="T76"><text:s/></text:span><text:span text:style-name="T76">.WillRepeatedly(action) <text:s text:c="5"/>// ?</text:span></text:p>
            <text:p text:style-name="P71"><text:span text:style-name="T76"><text:s/></text:span><text:span text:style-name="T76">.RetiresOnSaturation(); <text:s text:c="5"/>// ?</text:span></text:p>
            <text:p text:style-name="P71"><text:span text:style-name="T7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pectation orders: The “after”clause</text:p>
          </draw:text-box>
        </draw:frame>
        <draw:frame presentation:style-name="pr34" draw:text-style-name="P91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02">All EXPECT_CALL() returns an Expectation object</text:span></text:p>
              </text:list-item>
              <text:list-item>
                <text:p text:style-name="P48"><text:span text:style-name="T102">The After() clause can used to setup requirement for the sequence of a single EXPECT_CALL()</text:span></text:p>
              </text:list-item>
              <text:list-item>
                <text:p text:style-name="P48"><text:span text:style-name="T102">The After() clause takes Expectation object as input parameters to specify prerequisites</text:span></text:p>
              </text:list-item>
            </text:list>
            <text:p text:style-name="P48"><text:span text:style-name="T152">Example:</text:span></text:p>
            <text:p text:style-name="P76"><text:span text:style-name="T153">Expectation init_x = EXPECT_CALL(foo, InitX());</text:span></text:p>
            <text:p text:style-name="P76"><text:span text:style-name="T153">Expectation init_y = EXPECT_CALL(foo, InitY());</text:span></text:p>
            <text:p text:style-name="P76"><text:span text:style-name="T153">EXPECT_CALL(foo, Bar())</text:span></text:p>
            <text:p text:style-name="P76"><text:span text:style-name="T153"><text:s text:c="2"/></text:span><text:span text:style-name="T153">.After(init_x, init_y);</text:span></text:p>
            <text:p text:style-name="P76"><text:span text:style-name="T154"/></text:p>
            <text:p text:style-name="P56"><text:span text:style-name="T155">Example:</text:span></text:p>
            <text:p text:style-name="P76"><text:span text:style-name="T153">ExpectationSet all_inits;</text:span></text:p>
            <text:p text:style-name="P76"><text:span text:style-name="T153">for (int i = 0; i &lt; element_count; i++) {</text:span></text:p>
            <text:p text:style-name="P76"><text:span text:style-name="T153"><text:s text:c="2"/></text:span><text:span text:style-name="T153">all_inits += EXPECT_CALL(foo, InitElement(i));</text:span></text:p>
            <text:p text:style-name="P76"><text:span text:style-name="T153">}</text:span></text:p>
            <text:p text:style-name="P76"><text:span text:style-name="T153">EXPECT_CALL(foo, Bar())</text:span></text:p>
            <text:p text:style-name="P76"><text:span text:style-name="T153"><text:s text:c="2"/></text:span><text:span text:style-name="T153">.After(all_inits);</text:span></text:p>
          </draw:text-box>
        </draw:frame>
        <draw:frame presentation:style-name="pr35" draw:text-style-name="P90" draw:layer="layout" svg:width="12.687cm" svg:height="10.5cm" svg:x="14.322cm" svg:y="4.125cm" presentation:class="outline" presentation:user-transformed="true">
          <draw:text-box>
            <text:p text:style-name="P71"><text:span text:style-name="T76">EXPECT_CALL(mock_object, method(matchers))</text:span></text:p>
            <text:p text:style-name="P71"><text:span text:style-name="T76"><text:s/></text:span><text:span text:style-name="T76">.With(multi_argument_matcher)// ?</text:span></text:p>
            <text:p text:style-name="P71"><text:span text:style-name="T76"><text:s/></text:span><text:span text:style-name="T76">.Times(cardinality) <text:s text:c="9"/>// ?</text:span></text:p>
            <text:p text:style-name="P71"><text:span text:style-name="T76"><text:s/></text:span><text:span text:style-name="T76">.InSequence(sequences) <text:s text:c="6"/>// *</text:span></text:p>
            <text:p text:style-name="P71"><text:span text:style-name="T76"><text:s/></text:span><text:span text:style-name="T76">.</text:span><text:span text:style-name="T151">After(expectations)</text:span><text:span text:style-name="T76"> <text:s text:c="8"/>// *</text:span></text:p>
            <text:p text:style-name="P71"><text:span text:style-name="T76"><text:s/></text:span><text:span text:style-name="T76">.WillOnce(action) <text:s text:c="11"/>// *</text:span></text:p>
            <text:p text:style-name="P71"><text:span text:style-name="T76"><text:s/></text:span><text:span text:style-name="T76">.WillRepeatedly(action) <text:s text:c="5"/>// ?</text:span></text:p>
            <text:p text:style-name="P71"><text:span text:style-name="T76"><text:s/></text:span><text:span text:style-name="T76">.RetiresOnSaturation(); <text:s text:c="5"/>// ?</text:span></text:p>
            <text:p text:style-name="P71"><text:span text:style-name="T7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ercise: Verify the sequence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5">
              <text:list-item>
                <text:p text:style-name="P48"><text:span text:style-name="T91">Revisit the awards_test.cpp extent the test with following:</text:span></text:p>
                <text:p text:style-name="P48"><text:span text:style-name="T91"/></text:p>
                <text:p text:style-name="P48"><text:span text:style-name="T91">Make sure we perform the ceremony in the correct order(Introduce sequen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Inner working of GMock</text:p>
          </draw:text-box>
        </draw:frame>
        <draw:frame presentation:style-name="pr5" draw:text-style-name="P92" draw:layer="layout" svg:width="13.668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69">All the magic is hidden with the MOCK_METHOD() macros</text:span></text:p>
              </text:list-item>
              <text:list-item>
                <text:p text:style-name="P48"><text:span text:style-name="T69">MOCK_METHOD() activates the evaluation if called</text:span></text:p>
              </text:list-item>
              <text:list-item>
                <text:p text:style-name="P48"><text:span text:style-name="T69">Destructor of mock is making sure that all expectation not activated is evaluated</text:span></text:p>
              </text:list-item>
              <text:list-item>
                <text:p text:style-name="P48"><text:span text:style-name="T69">To force evaluation use:</text:span></text:p>
              </text:list-item>
            </text:list>
            <text:p text:style-name="P56"><text:span text:style-name="T93"/></text:p>
            <text:p text:style-name="P56"><text:span text:style-name="T86">Mock::VerifyAndClearExpectations(&amp;aMock);</text:span></text:p>
          </draw:text-box>
        </draw:frame>
        <draw:custom-shape draw:name="Rectangle 23" draw:style-name="gr28" draw:text-style-name="P40" draw:layer="layout" svg:width="4.503cm" svg:height="1.98cm" svg:x="14.879cm" svg:y="4.354cm">
          <text:p text:style-name="P32"><text:span text:style-name="T156">MOCK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9" draw:text-style-name="P40" xml:id="id1" draw:id="id1" draw:layer="layout" svg:width="4.503cm" svg:height="1.98cm" svg:x="14.879cm" svg:y="7.182cm">
          <text:p text:style-name="P32"><text:span text:style-name="T156">MOCK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40" xml:id="id2" draw:id="id2" draw:layer="layout" svg:width="4.503cm" svg:height="1.98cm" svg:x="14.879cm" svg:y="10.196cm">
          <text:p text:style-name="P32"><text:span text:style-name="T156">MOCK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1" draw:text-style-name="P40" xml:id="id3" draw:id="id3" draw:layer="layout" svg:width="4.503cm" svg:height="1.98cm" svg:x="22.507cm" svg:y="4.354cm">
          <text:p text:style-name="P32"><text:span text:style-name="T156">EXPECT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2" draw:text-style-name="P40" xml:id="id5" draw:id="id5" draw:layer="layout" svg:width="4.503cm" svg:height="1.98cm" svg:x="22.507cm" svg:y="10.196cm">
          <text:p text:style-name="P32"><text:span text:style-name="T156">EXPECT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3" draw:text-style-name="P40" xml:id="id4" draw:id="id4" draw:layer="layout" svg:width="4.503cm" svg:height="1.98cm" svg:x="22.507cm" svg:y="7.182cm">
          <text:p text:style-name="P32"><text:span text:style-name="T156">EXPECT_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4" draw:style-name="gr34" draw:text-style-name="P93" draw:layer="layout" draw:type="line" svg:x1="17.13cm" svg:y1="6.335cm" svg:x2="17.13cm" svg:y2="7.182cm" draw:end-shape="id1" draw:end-glue-point="0" svg:d="M17130 6335v847" svg:viewBox="0 0 1 848">
          <text:p/>
        </draw:connector>
        <draw:connector draw:name="Straight Connector 17" draw:style-name="gr34" draw:text-style-name="P93" draw:layer="layout" draw:type="line" svg:x1="17.13cm" svg:y1="9.162cm" svg:x2="17.13cm" svg:y2="10.196cm" draw:start-shape="id1" draw:start-glue-point="2" draw:end-shape="id2" draw:end-glue-point="0" svg:d="M17130 9162v1034" svg:viewBox="0 0 1 1035">
          <text:p/>
        </draw:connector>
        <draw:connector draw:name="Straight Connector 19" draw:style-name="gr34" draw:text-style-name="P93" draw:layer="layout" draw:type="line" svg:x1="24.758cm" svg:y1="6.334cm" svg:x2="24.758cm" svg:y2="7.182cm" draw:start-shape="id3" draw:start-glue-point="2" draw:end-shape="id4" draw:end-glue-point="0" svg:d="M24758 6334v848" svg:viewBox="0 0 1 849">
          <text:p/>
        </draw:connector>
        <draw:connector draw:name="Straight Connector 21" draw:style-name="gr34" draw:text-style-name="P93" draw:layer="layout" draw:type="line" svg:x1="24.759cm" svg:y1="9.163cm" svg:x2="24.758cm" svg:y2="10.196cm" draw:end-shape="id5" draw:end-glue-point="0" svg:d="M24759 9163l-1 1033" svg:viewBox="0 0 2 1034">
          <text:p/>
        </draw:connector>
        <draw:custom-shape draw:name="Arrow: Right 22" draw:style-name="gr35" draw:text-style-name="P94" draw:layer="layout" svg:width="2.573cm" svg:height="0.126cm" svg:x="19.692cm" svg:y="5.34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Arrow: Right 23" draw:style-name="gr35" draw:text-style-name="P94" draw:layer="layout" svg:width="2.573cm" svg:height="0.126cm" svg:x="19.692cm" svg:y="8.2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Arrow: Right 24" draw:style-name="gr35" draw:text-style-name="P94" draw:layer="layout" svg:width="2.573cm" svg:height="0.126cm" svg:x="19.692cm" svg:y="11.1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Expectations reverse evaluation</text:span>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item>
                <text:p><text:span text:style-name="T157">gMock</text:span><text:span text:style-name="T2"> search for a match in the reverse order of the expectations</text:span></text:p>
              </text:list-item>
              <text:list-item>
                <text:p><text:span text:style-name="T2">This allows a user to set up the default expectations in a mock object’s constructor or the test fixture’s set-up phase</text:span></text:p>
              </text:list-item>
              <text:list-item>
                <text:p><text:span text:style-name="T2">Then customize the mock by writing more specific expectations in the test bod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Use matchers instead of fakes</text:p>
          </draw:text-box>
        </draw:frame>
        <draw:frame presentation:style-name="pr5" draw:text-style-name="P9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58">Performing Different Actions Based on the Arguments/Mathers</text:span></text:p>
              </text:list-item>
            </text:list>
            <text:p text:style-name="P56"><text:span text:style-name="T76"/></text:p>
            <text:p text:style-name="P56"><text:span text:style-name="T86">// The default case. </text:span></text:p>
            <text:p text:style-name="P56"><text:span text:style-name="T86">EXPECT_CALL(foo, DoThis(_))</text:span></text:p>
            <text:p text:style-name="P56"><text:span text:style-name="T86"><text:s text:c="2"/></text:span><text:span text:style-name="T86">.WillRepeatedly(Return('b’));</text:span></text:p>
            <text:p text:style-name="P56"><text:span text:style-name="T86">// The more specific case.</text:span></text:p>
            <text:p text:style-name="P56"><text:span text:style-name="T86">EXPECT_CALL(foo, DoThis(Lt(5)))</text:span></text:p>
            <text:p text:style-name="P56"><text:span text:style-name="T86"><text:s text:c="2"/></text:span><text:span text:style-name="T86">.WillRepeatedly(Return('a’));</text:span></text:p>
            <text:p text:style-name="P56"><text:span text:style-name="T86">// First time match and then retire.</text:span></text:p>
            <text:p text:style-name="P56"><text:span text:style-name="T86">EXPECT_CALL(foo, DoThis(Lt(5)))</text:span></text:p>
            <text:p text:style-name="P56"><text:span text:style-name="T86"><text:s text:c="2"/></text:span><text:span text:style-name="T86">.WillOnce(Return(‘c’))</text:span></text:p>
            <text:p text:style-name="P56"><text:span text:style-name="T86"><text:s text:c="2"/></text:span><text:span text:style-name="T86">.RetiresOnSaturation();</text:span></text:p>
            <text:p text:style-name="P56"><text:span text:style-name="T7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Expectations Are Sticky</text:span></text:p>
          </draw:text-box>
        </draw:frame>
        <draw:frame presentation:style-name="pr5" draw:text-style-name="P9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159">When expectations are defined they stick around</text:span></text:p>
              </text:list-item>
              <text:list-item>
                <text:p><text:span text:style-name="T159">They be manually retired with RetiresOnSaturation()</text:span></text:p>
              </text:list-item>
            </text:list>
            <text:p><text:span text:style-name="T159">Example:</text:span></text:p>
            <text:p text:style-name="P3"><text:span text:style-name="T160">using ::testing::Return;</text:span></text:p>
            <text:p text:style-name="P3"><text:span text:style-name="T160">...</text:span></text:p>
            <text:p text:style-name="P3"><text:span text:style-name="T160">for (int i = n; i &gt; 0; i--) {</text:span></text:p>
            <text:p text:style-name="P3"><text:span text:style-name="T160"><text:s text:c="2"/></text:span><text:span text:style-name="T160">EXPECT_CALL(turtle, GetX())</text:span></text:p>
            <text:p text:style-name="P3"><text:span text:style-name="T160"><text:s text:c="6"/></text:span><text:span text:style-name="T160">.WillOnce(Return(10*i))</text:span></text:p>
            <text:p text:style-name="P3"><text:span text:style-name="T160"><text:s text:c="6"/></text:span><text:span text:style-name="T160">.RetiresOnSaturation();</text:span></text:p>
            <text:p text:style-name="P3"><text:span text:style-name="T160">}</text:span></text:p>
          </draw:text-box>
        </draw:frame>
        <draw:frame presentation:style-name="pr36" draw:text-style-name="P90" draw:layer="layout" svg:width="12.687cm" svg:height="10.5cm" svg:x="14.323cm" svg:y="4.125cm" presentation:class="outline" presentation:user-transformed="true">
          <draw:text-box>
            <text:p text:style-name="P71"><text:span text:style-name="T76">EXPECT_CALL(mock_object, method(matchers))</text:span></text:p>
            <text:p text:style-name="P71"><text:span text:style-name="T76"><text:s/></text:span><text:span text:style-name="T76">.With(multi_argument_matcher)// ?</text:span></text:p>
            <text:p text:style-name="P71"><text:span text:style-name="T76"><text:s/></text:span><text:span text:style-name="T76">.Times(cardinality) <text:s text:c="9"/>// ?</text:span></text:p>
            <text:p text:style-name="P71"><text:span text:style-name="T76"><text:s/></text:span><text:span text:style-name="T76">.InSequence(sequences) <text:s text:c="6"/>// *</text:span></text:p>
            <text:p text:style-name="P71"><text:span text:style-name="T76"><text:s/></text:span><text:span text:style-name="T76">.After(expectations) <text:s text:c="8"/>// *</text:span></text:p>
            <text:p text:style-name="P71"><text:span text:style-name="T76"><text:s/></text:span><text:span text:style-name="T76">.WillOnce(action) <text:s text:c="11"/>// *</text:span></text:p>
            <text:p text:style-name="P71"><text:span text:style-name="T76"><text:s/></text:span><text:span text:style-name="T76">.WillRepeatedly(action) <text:s text:c="5"/>// ?</text:span></text:p>
            <text:p text:style-name="P71"><text:span text:style-name="T76"><text:s/></text:span><text:span text:style-name="T151">.RetiresOnSaturation();</text:span><text:span text:style-name="T76"> <text:s text:c="5"/>// ?</text:span></text:p>
            <text:p text:style-name="P71"><text:span text:style-name="T7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ercise: Perform a more fair awarding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 text:style-name="P96"><text:span text:style-name="T161">Revisit the awards_test.cpp extent the test with following</text:span></text:p>
              </text:list-item>
              <text:list-item>
                <text:p text:style-name="P96"><text:span text:style-name="T161">Make sure we call the getNext() the right number of times</text:span></text:p>
              </text:list-item>
              <text:list-item>
                <text:p text:style-name="P96"><text:span text:style-name="T161">Make a test we verify that “Palle”, “Polle” and “Ruth” is rewarded as deserved (Hint “retire” your expecta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Gaining Super Vision into Mock Calls</text:p>
          </draw:text-box>
        </draw:frame>
        <draw:frame presentation:style-name="pr5" draw:text-style-name="P9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62">If you run it with --gmock_verbose=info, you will see output like this</text:span></text:p>
              </text:list-item>
            </text:list>
            <text:p text:style-name="P48"><text:span text:style-name="T92"/></text:p>
            <text:p text:style-name="P76"><text:span text:style-name="T163">[ RUN <text:s text:c="5"/>] Foo.Bar</text:span></text:p>
            <text:p text:style-name="P76"><text:span text:style-name="T163">foo_test.cc:14: EXPECT_CALL(mock, F(_, _)) invoked</text:span></text:p>
            <text:p text:style-name="P76"><text:span text:style-name="T163">foo_test.cc:15: EXPECT_CALL(mock, F("a", "b")) invoked</text:span></text:p>
            <text:p text:style-name="P76"><text:span text:style-name="T163">foo_test.cc:16: EXPECT_CALL(mock, F("c", HasSubstr("d"))) invoked</text:span></text:p>
            <text:p text:style-name="P76"><text:span text:style-name="T163">foo_test.cc:14: Mock function call matches EXPECT_CALL(mock, F(_, _))...</text:span></text:p>
            <text:p text:style-name="P76"><text:span text:style-name="T163"><text:s text:c="4"/></text:span><text:span text:style-name="T163">Function call: F(@0x7fff7c8dad40"a", @0x7fff7c8dad10"good")</text:span></text:p>
            <text:p text:style-name="P76"><text:span text:style-name="T163">foo_test.cc:15: Mock function call matches EXPECT_CALL(mock, F("a", "b"))...</text:span></text:p>
            <text:p text:style-name="P76"><text:span text:style-name="T163"><text:s text:c="4"/></text:span><text:span text:style-name="T163">Function call: F(@0x7fff7c8dada0"a", @0x7fff7c8dad70"b")</text:span></text:p>
            <text:p text:style-name="P76"><text:span text:style-name="T163">foo_test.cc:16: Failure</text:span></text:p>
            <text:p text:style-name="P76"><text:span text:style-name="T163">Actual function call count doesn't match EXPECT_CALL(mock, F("c", HasSubstr("d")))...</text:span></text:p>
            <text:p text:style-name="P76"><text:span text:style-name="T163"><text:s text:c="9"/></text:span><text:span text:style-name="T163">Expected: to be called once</text:span></text:p>
            <text:p text:style-name="P76"><text:span text:style-name="T163"><text:s text:c="11"/></text:span><text:span text:style-name="T163">Actual: never called - unsatisfied and active</text:span></text:p>
            <text:p text:style-name="P76"><text:span text:style-name="T163">[ <text:s/>FAILED <text:s/>] Foo.B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rganize your test properly</text:p>
          </draw:text-box>
        </draw:frame>
        <draw:frame presentation:style-name="pr5" draw:text-style-name="P98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64">Make </text:span><text:span text:style-name="T165">expectXXX</text:span><text:span text:style-name="T164">() functions in the fixture that matched code in the code under test</text:span></text:p>
              </text:list-item>
              <text:list-item>
                <text:p text:style-name="P48"><text:span text:style-name="T164">Make </text:span><text:span text:style-name="T165">verifyXXX</text:span><text:span text:style-name="T164">() function that verify complex results</text:span></text:p>
              </text:list-item>
              <text:list-item>
                <text:p text:style-name="P48"><text:span text:style-name="T164">Make </text:span><text:span text:style-name="T165">testXXX</text:span><text:span text:style-name="T164">() function in the fixture that uses </text:span><text:span text:style-name="T165">expectXXX</text:span><text:span text:style-name="T164">() and </text:span><text:span text:style-name="T165">verifyXXX</text:span><text:span text:style-name="T164">() function and invokes the code under test</text:span></text:p>
              </text:list-item>
              <text:list-item>
                <text:p text:style-name="P48"><text:span text:style-name="T164">Let </text:span><text:span text:style-name="T165">testXXX</text:span><text:span text:style-name="T164">() clear out expectations if possible</text:span></text:p>
              </text:list-item>
            </text:list>
          </draw:text-box>
        </draw:frame>
        <draw:frame presentation:style-name="pr37" draw:text-style-name="P100" draw:layer="layout" svg:width="12.687cm" svg:height="10.5cm" svg:x="14.322cm" svg:y="4.125cm" presentation:class="outline" presentation:user-transformed="true">
          <draw:text-box>
            <text:p text:style-name="P99"><text:span text:style-name="T166"><text:s/></text:span><text:span text:style-name="T166">widexRf_rxTxOrder_t * </text:span><text:span text:style-name="T167">testSyncScanOrder</text:span><text:span text:style-name="T166">(</text:span></text:p>
            <text:p text:style-name="P99"><text:span text:style-name="T166"><text:s text:c="20"/></text:span><text:span text:style-name="T166">void * annouceDetectedEvent, </text:span></text:p>
            <text:p text:style-name="P99"><text:span text:style-name="T166"><text:s text:c="20"/></text:span><text:span text:style-name="T166">bool firstAttempt) {</text:span></text:p>
            <text:p text:style-name="P99"><text:span text:style-name="T166"><text:s text:c="4"/></text:span><text:span text:style-name="T166">if(firstAttempt) </text:span><text:span text:style-name="T167">expectRfSetup</text:span><text:span text:style-name="T166">();</text:span></text:p>
            <text:p text:style-name="P99"><text:span text:style-name="T166"><text:s text:c="4"/></text:span><text:span text:style-name="T167">expectSyncScanEnter</text:span><text:span text:style-name="T166">();</text:span></text:p>
            <text:p text:style-name="P99"><text:span text:style-name="T76"/></text:p>
            <text:p text:style-name="P99"><text:span text:style-name="T166"><text:s text:c="4"/></text:span><text:span text:style-name="T166">widexRf_rxTxOrder_t* order = nullptr;</text:span></text:p>
            <text:p text:style-name="P99"><text:span text:style-name="T166"><text:s text:c="4"/></text:span><text:span text:style-name="T167">expectSyncScanAction</text:span><text:span text:style-name="T166">(&amp;order);</text:span></text:p>
            <text:p text:style-name="P99"><text:span text:style-name="T76"/></text:p>
            <text:p text:style-name="P99"><text:span text:style-name="T166"><text:s text:c="4"/></text:span><text:span text:style-name="T166">pumpWiclStack(annouceDetectedEvent);</text:span></text:p>
            <text:p text:style-name="P99"><text:span text:style-name="T76"/></text:p>
            <text:p text:style-name="P99"><text:span text:style-name="T166"><text:s text:c="4"/></text:span><text:span text:style-name="T167">verifySyncScanOrder</text:span><text:span text:style-name="T166">(order);</text:span></text:p>
            <text:p text:style-name="P99"><text:span text:style-name="T76"/></text:p>
            <text:p text:style-name="P99"><text:span text:style-name="T166"><text:s text:c="4"/></text:span><text:span text:style-name="T166">Mock::</text:span><text:span text:style-name="T168">VerifyAndClearExpectations(&amp;widexRfNxhMock);</text:span></text:p>
            <text:p text:style-name="P99"><text:span text:style-name="T76"/></text:p>
            <text:p text:style-name="P99"><text:span text:style-name="T166"><text:s text:c="4"/></text:span><text:span text:style-name="T166">return order;</text:span></text:p>
            <text:p text:style-name="P99"><text:span text:style-name="T166"><text:s text:c="2"/></text:span><text:span text:style-name="T16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turning Live Values from Mock Methods</text:p>
          </draw:text-box>
        </draw:frame>
        <draw:frame presentation:style-name="pr38" draw:text-style-name="P101" draw:layer="layout" svg:width="12.687cm" svg:height="10.5cm" svg:x="1cm" svg:y="4.125cm" presentation:class="outline" presentation:user-transformed="true">
          <draw:text-box>
            <text:p text:style-name="P56"><text:span text:style-name="T101">class MockFoo : public Foo {</text:span></text:p>
            <text:p text:style-name="P56"><text:span text:style-name="T101">public:</text:span></text:p>
            <text:p text:style-name="P56"><text:span text:style-name="T101"><text:s text:c="2"/></text:span><text:span text:style-name="T101">MOCK_METHOD0(GetValue, int());</text:span></text:p>
            <text:p text:style-name="P56"><text:span text:style-name="T101">};</text:span></text:p>
            <text:p text:style-name="P56"><text:span text:style-name="T101">...</text:span></text:p>
            <text:p text:style-name="P56"><text:span text:style-name="T72"/></text:p>
            <text:p text:style-name="P56"><text:span text:style-name="T101">int x = 0;</text:span></text:p>
            <text:p text:style-name="P56"><text:span text:style-name="T101">MockFoo foo;</text:span></text:p>
            <text:p text:style-name="P56"><text:span text:style-name="T101">EXPECT_CALL(foo, GetValue())</text:span></text:p>
            <text:p text:style-name="P56"><text:span text:style-name="T101"><text:s text:c="2"/></text:span><text:span text:style-name="T101">.WillRepeatedly(Return(x)));</text:span></text:p>
            <text:p text:style-name="P56"><text:span text:style-name="T169">x = 42;</text:span></text:p>
            <text:p text:style-name="P56"><text:span text:style-name="T170">EXPECT_EQ(42, foo.GetValue());</text:span></text:p>
          </draw:text-box>
        </draw:frame>
        <draw:frame presentation:style-name="pr39" draw:text-style-name="P101" draw:layer="layout" svg:width="12.687cm" svg:height="10.5cm" svg:x="14.322cm" svg:y="4.125cm" presentation:class="outline" presentation:user-transformed="true">
          <draw:text-box>
            <text:p text:style-name="P56"><text:span text:style-name="T101">class MockFoo : public Foo {</text:span></text:p>
            <text:p text:style-name="P56"><text:span text:style-name="T101">public:</text:span></text:p>
            <text:p text:style-name="P56"><text:span text:style-name="T101"><text:s text:c="2"/></text:span><text:span text:style-name="T101">MOCK_METHOD0(GetValue, int());</text:span></text:p>
            <text:p text:style-name="P56"><text:span text:style-name="T101">};</text:span></text:p>
            <text:p text:style-name="P56"><text:span text:style-name="T101">...</text:span></text:p>
            <text:p text:style-name="P56"><text:span text:style-name="T72"/></text:p>
            <text:p text:style-name="P56"><text:span text:style-name="T101">int x = 0;</text:span></text:p>
            <text:p text:style-name="P56"><text:span text:style-name="T101">MockFoo foo;</text:span></text:p>
            <text:p text:style-name="P56"><text:span text:style-name="T101">EXPECT_CALL(foo, GetValue())</text:span></text:p>
            <text:p text:style-name="P56"><text:span text:style-name="T101"><text:s/></text:span><text:span text:style-name="T101">.WillRepeatedly(ReturnPointee(</text:span><text:span text:style-name="T171">&amp;</text:span><text:span text:style-name="T101">x)); </text:span></text:p>
            <text:p text:style-name="P56"><text:span text:style-name="T101">x = 42;</text:span></text:p>
            <text:p text:style-name="P56"><text:span text:style-name="T172">EXPECT_EQ(42, foo.GetValue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apture the callbacks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8"><text:span text:style-name="T173">Many times callback functions are private in the subscribers</text:span></text:p>
              </text:list-item>
              <text:list-item>
                <text:p text:style-name="P48"><text:span text:style-name="T173">Try to capture the functor/function pointer at the mocks for later use</text:span></text:p>
              </text:list-item>
            </text:list>
            <text:p text:style-name="P48"><text:span text:style-name="T70"/></text:p>
            <text:p text:style-name="P56"><text:span text:style-name="T127">tf_BatteryCB_t batteryCB</text:span></text:p>
            <text:p text:style-name="P56"><text:span text:style-name="T127">EXPECT_CALL(tfMock, tfRegisterBatteryCB(_))</text:span></text:p>
            <text:p text:style-name="P56"><text:span text:style-name="T127"><text:s text:c="4"/></text:span><text:span text:style-name="T127">.WillOnce(</text:span><text:span text:style-name="T174">SaveArg&lt;0&gt;(batteryCB)</text:span><text:span text:style-name="T127">);</text:span></text:p>
            <text:p text:style-name="P56"><text:span text:style-name="T127">initWICL(); // Will call tfRegisterBatteryCB()</text:span></text:p>
            <text:p text:style-name="P56"><text:span text:style-name="T127">batteryCB(); // Invoke the callb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legate to a fak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 text:style-name="P48"><text:span text:style-name="T77">Old types of unit tests are based on fake stub implementations</text:span></text:p>
              </text:list-item>
              <text:list-item>
                <text:p text:style-name="P48"><text:span text:style-name="T77">Stub implementations is hard to maintain and is quickly become copy of what you try to mock out</text:span></text:p>
              </text:list-item>
              <text:list-item>
                <text:p text:style-name="P48"><text:span text:style-name="T77">Try to keep the test more simple to avoid complex functionality in your mocks</text:span></text:p>
              </text:list-item>
              <text:list-item>
                <text:p text:style-name="P48"><text:span text:style-name="T77">Watch out for things like Invoke() it lead to the “dark side”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Knowing When to Expec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77">ON_CALL is likely the single most under-utilized construct in Google Mock.</text:span></text:p>
              </text:list-item>
              <text:list-item>
                <text:p text:style-name="P48"><text:span text:style-name="T77">There are basically two constructs for defining the behavior of a mock object: ON_CALL and EXPECT_CALL. </text:span></text:p>
              </text:list-item>
              <text:list-item>
                <text:p text:style-name="P48"><text:span text:style-name="T77">A good test verifies the contract of the code. If a test over-specifies, it doesn't leave enough freedom to the implementation. </text:span></text:p>
              </text:list-item>
              <text:list-item>
                <text:p text:style-name="P48"><text:span text:style-name="T77">As a result, changing the implementation without breaking the contract (e.g. refactoring and optimization), which should be perfectly fine to do, can break such tests.</text:span></text:p>
              </text:list-item>
              <text:list-item>
                <text:p text:style-name="P48"><text:span text:style-name="T77">So use ON_CALL by default, and only use EXPECT_CALL when you actually intend to verify that the call is made.</text:span></text:p>
              </text:list-item>
              <text:list-item>
                <text:p text:style-name="P48"><text:span text:style-name="T77">If you are bothered by the "Uninteresting mock function call" message DO NOT suppress it by blindly adding an EXPECT_CALL(...), or you'll have a test that's a pain to maintai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office:forms form:automatic-focus="false" form:apply-design-mode="false"/>
        <draw:frame presentation:style-name="pr40" draw:text-style-name="P1" draw:layer="layout" svg:width="26cm" svg:height="2cm" svg:x="1cm" svg:y="0.627cm" presentation:class="title" presentation:user-transformed="true">
          <draw:text-box>
            <text:p><text:span text:style-name="T1">Design considerations</text:span></text:p>
          </draw:text-box>
        </draw:frame>
        <draw:frame presentation:style-name="pr41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Tests should be independent and repeatable. It’s a pain to debug a test that succeeds or fails as a result of other tests.</text:span></text:p>
                <text:list>
                  <text:list-item>
                    <text:p><text:span text:style-name="T2">googletest isolates the tests by running each of them on a different object. When a test fails, googletest allows you to run it in isolation for quick debugging.</text:span></text:p>
                  </text:list-item>
                </text:list>
              </text:list-item>
              <text:list-item>
                <text:p><text:span text:style-name="T2">Tests should be well organized and reflect the structure of the tested code. googletest groups related tests into test suites that can share data and subroutines. </text:span></text:p>
                <text:list>
                  <text:list-item>
                    <text:p><text:span text:style-name="T2">This common pattern is easy to recognize and makes tests easy to maintain. Such consistency is especially helpful when people switch projects and start to work on a new code base.</text:span></text:p>
                  </text:list-item>
                </text:list>
              </text:list-item>
              <text:list-item>
                <text:p><text:span text:style-name="T2"><text:s text:c="4"/></text:span><text:span text:style-name="T2">Tests should be portable and reusable. Google has a lot of code that is platform-neutral; its tests should also be platform-neutral.</text:span></text:p>
                <text:list>
                  <text:list-item>
                    <text:p><text:span text:style-name="T2">googletest works on different OSes, with different compilers, with or without exceptions, so googletest tests can work with a variety of configu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office:forms form:automatic-focus="false" form:apply-design-mode="false"/>
        <draw:frame presentation:style-name="pr40" draw:text-style-name="P1" draw:layer="layout" svg:width="26cm" svg:height="2cm" svg:x="1cm" svg:y="0.627cm" presentation:class="title" presentation:user-transformed="true">
          <draw:text-box>
            <text:p><text:span text:style-name="T1">More design considerations</text:span></text:p>
          </draw:text-box>
        </draw:frame>
        <draw:frame presentation:style-name="pr41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When tests fail, they should provide as much information about the problem as possible.</text:span></text:p>
                <text:list>
                  <text:list-item>
                    <text:p><text:span text:style-name="T2">googletest doesn’t stop at the first test failure. Instead, it only stops the current test and continues with the next. You can also set up tests that report non-fatal failures after which the current test continues. Thus, you can detect and fix multiple bugs in a single run-edit-compile cycle.</text:span></text:p>
                  </text:list-item>
                </text:list>
              </text:list-item>
              <text:list-item>
                <text:p><text:span text:style-name="T2">The testing framework should liberate test writers from housekeeping chores and let them focus on the test content.</text:span></text:p>
                <text:list>
                  <text:list-item>
                    <text:p><text:span text:style-name="T2">googletest automatically keeps track of all tests defined, and doesn’t require the user to enumerate them in order to run them.</text:span></text:p>
                  </text:list-item>
                </text:list>
              </text:list-item>
              <text:list-item>
                <text:p><text:span text:style-name="T2">Tests should be fast.</text:span></text:p>
                <text:list>
                  <text:list-item>
                    <text:p><text:span text:style-name="T2">With googletest, you can reuse shared resources across tests and pay for the set-up/tear-down only once, without making tests depend on each other.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Dealing with unprotected commas</text:span></text:p>
          </draw:text-box>
        </draw:frame>
        <draw:frame presentation:style-name="pr5" draw:text-style-name="P102" draw:layer="layout" svg:width="26cm" svg:height="10.5cm" svg:x="1cm" svg:y="3.925cm" presentation:class="outline" presentation:user-transformed="true">
          <draw:text-box>
            <text:p><text:span text:style-name="T175">class MockFoo {</text:span></text:p>
            <text:p><text:span text:style-name="T175"><text:s/></text:span><text:span text:style-name="T175">public:</text:span></text:p>
            <text:p><text:span text:style-name="T175"><text:s text:c="2"/></text:span><text:span text:style-name="T175">MOCK_METHOD(</text:span><text:span text:style-name="T176">std::pair&lt;bool, int&gt;</text:span><text:span text:style-name="T175">, GetPair, ()); <text:s/>// Won't compile!</text:span></text:p>
            <text:p><text:span text:style-name="T175"><text:s text:c="2"/></text:span><text:span text:style-name="T175">MOCK_METHOD(bool, CheckMap, (</text:span><text:span text:style-name="T176">std::map&lt;int, double&gt;</text:span><text:span text:style-name="T175">, bool)); <text:s/>// Won't compile!</text:span></text:p>
            <text:p><text:span text:style-name="T175">};</text:span></text:p>
            <text:p><text:span text:style-name="T177"/></text:p>
            <text:p><text:span text:style-name="T175">class MockFoo {</text:span></text:p>
            <text:p><text:span text:style-name="T175"><text:s/></text:span><text:span text:style-name="T175">p</text:span><text:span text:style-name="T178">ublic:</text:span></text:p>
            <text:p><text:span text:style-name="T178"><text:s text:c="2"/></text:span><text:span text:style-name="T178">MOCK_METHOD(</text:span><text:span text:style-name="T179">(</text:span><text:span text:style-name="T178">std::pair&lt;bool, int&gt;</text:span><text:span text:style-name="T179">)</text:span><text:span text:style-name="T178">, GetPair, ());</text:span></text:p>
            <text:p><text:span text:style-name="T178"><text:s text:c="2"/></text:span><text:span text:style-name="T178">MOCK_METHOD(bool, CheckMap, (</text:span><text:span text:style-name="T179">(</text:span><text:span text:style-name="T178">std::map&lt;int, double&gt;</text:span><text:span text:style-name="T179">)</text:span><text:span text:style-name="T178">, bool));</text:span></text:p>
            <text:p><text:span text:style-name="T175">};</text:span></text:p>
            <text:p><text:span text:style-name="T177"/></text:p>
            <text:p><text:span text:style-name="T175">class MockFoo {</text:span></text:p>
            <text:p><text:span text:style-name="T175"><text:s/></text:span><text:span text:style-name="T175">public:</text:span></text:p>
            <text:p><text:span text:style-name="T175"><text:s text:c="2"/></text:span><text:span text:style-name="T175">using </text:span><text:span text:style-name="T180">BoolAndInt</text:span><text:span text:style-name="T175"> = std::pair&lt;bool, int&gt;;</text:span></text:p>
            <text:p><text:span text:style-name="T175"><text:s text:c="2"/></text:span><text:span text:style-name="T175">MOCK_METHOD(</text:span><text:span text:style-name="T180">BoolAndInt</text:span><text:span text:style-name="T175">, GetPair, ());</text:span></text:p>
            <text:p><text:span text:style-name="T175"><text:s text:c="2"/></text:span><text:span text:style-name="T175">using </text:span><text:span text:style-name="T180">MapIntDouble</text:span><text:span text:style-name="T175"> = std::map&lt;int, double&gt;;</text:span></text:p>
            <text:p><text:span text:style-name="T175"><text:s text:c="2"/></text:span><text:span text:style-name="T175">MOCK_METHOD(bool, CheckMap, (</text:span><text:span text:style-name="T180">MapIntDouble</text:span><text:span text:style-name="T175">, bool));</text:span></text:p>
            <text:p><text:span text:style-name="T17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Private or Protected Methods</text:span></text:p>
          </draw:text-box>
        </draw:frame>
        <draw:frame presentation:style-name="pr5" draw:text-style-name="P102" draw:layer="layout" svg:width="26cm" svg:height="10.5cm" svg:x="1cm" svg:y="4.125cm" presentation:class="outline" presentation:user-transformed="true">
          <draw:text-box>
            <text:p><text:span text:style-name="T177">class Foo {</text:span></text:p>
            <text:p><text:span text:style-name="T177"><text:s/></text:span><text:span text:style-name="T177">public:</text:span></text:p>
            <text:p><text:span text:style-name="T177"><text:s text:c="2"/></text:span><text:span text:style-name="T177">...</text:span></text:p>
            <text:p><text:span text:style-name="T177"><text:s text:c="2"/></text:span><text:span text:style-name="T177">virtual bool Transform(Gadget* g) = 0;</text:span></text:p>
            <text:p><text:span text:style-name="T177"/></text:p>
            <text:p><text:span text:style-name="T177"><text:s/></text:span><text:span text:style-name="T181">protected:</text:span></text:p>
            <text:p><text:span text:style-name="T177"><text:s text:c="2"/></text:span><text:span text:style-name="T177">virtual void Resume();</text:span></text:p>
            <text:p><text:span text:style-name="T177"/></text:p>
            <text:p><text:span text:style-name="T181"><text:s/></text:span><text:span text:style-name="T181">private:</text:span></text:p>
            <text:p><text:span text:style-name="T177"><text:s text:c="2"/></text:span><text:span text:style-name="T177">virtual int GetTimeOut();</text:span></text:p>
            <text:p><text:span text:style-name="T177">};</text:span></text:p>
            <text:p><text:span text:style-name="T177"/></text:p>
            <text:p><text:span text:style-name="T177">class MockFoo : public Foo {</text:span></text:p>
            <text:p><text:span text:style-name="T177"><text:s/></text:span><text:span text:style-name="T181">public:</text:span></text:p>
            <text:p><text:span text:style-name="T177"><text:s text:c="2"/></text:span><text:span text:style-name="T177">...</text:span></text:p>
            <text:p><text:span text:style-name="T177"><text:s text:c="2"/></text:span><text:span text:style-name="T177">MOCK_METHOD(bool, Transform, (Gadget* g), (override));</text:span></text:p>
            <text:p><text:span text:style-name="T177"/></text:p>
            <text:p><text:span text:style-name="T177"><text:s text:c="2"/></text:span><text:span text:style-name="T177">// The following must be in the public section, even though the</text:span></text:p>
            <text:p><text:span text:style-name="T177"><text:s text:c="2"/></text:span><text:span text:style-name="T177">// methods are protected or private in the base class.</text:span></text:p>
            <text:p><text:span text:style-name="T177"><text:s text:c="2"/></text:span><text:span text:style-name="T177">MOCK_METHOD(void, Resume, (), (override));</text:span></text:p>
            <text:p><text:span text:style-name="T177"><text:s text:c="2"/></text:span><text:span text:style-name="T177">MOCK_METHOD(int, GetTimeOut, (), (override));</text:span></text:p>
            <text:p><text:span text:style-name="T17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Class Templates</text:span></text:p>
          </draw:text-box>
        </draw:frame>
        <draw:frame presentation:style-name="pr5" draw:text-style-name="P103" draw:layer="layout" svg:width="26cm" svg:height="10.5cm" svg:x="1cm" svg:y="4.125cm" presentation:class="outline" presentation:user-transformed="true">
          <draw:text-box>
            <text:p><text:span text:style-name="T182">template &lt;typename Elem&gt;</text:span></text:p>
            <text:p><text:span text:style-name="T182">class StackInterface {</text:span></text:p>
            <text:p><text:span text:style-name="T182"><text:s text:c="2"/></text:span><text:span text:style-name="T182">...</text:span></text:p>
            <text:p><text:span text:style-name="T182"><text:s text:c="2"/></text:span><text:span text:style-name="T182">// Must be virtual as we'll inherit from StackInterface.</text:span></text:p>
            <text:p><text:span text:style-name="T182"><text:s text:c="2"/></text:span><text:span text:style-name="T182">virtual ~StackInterface();</text:span></text:p>
            <text:p><text:span text:style-name="T182"/></text:p>
            <text:p><text:span text:style-name="T182"><text:s text:c="2"/></text:span><text:span text:style-name="T182">virtual int GetSize() const = 0;</text:span></text:p>
            <text:p><text:span text:style-name="T182"><text:s text:c="2"/></text:span><text:span text:style-name="T182">virtual void Push(const Elem&amp; x) = 0;</text:span></text:p>
            <text:p><text:span text:style-name="T182">};</text:span></text:p>
            <text:p><text:span text:style-name="T182"/></text:p>
            <text:p><text:span text:style-name="T182">template &lt;typename Elem&gt;</text:span></text:p>
            <text:p><text:span text:style-name="T182">class MockStack : public StackInterface&lt;Elem&gt; {</text:span></text:p>
            <text:p><text:span text:style-name="T182"><text:s text:c="2"/></text:span><text:span text:style-name="T182">...</text:span></text:p>
            <text:p><text:span text:style-name="T182"><text:s text:c="2"/></text:span><text:span text:style-name="T182">MOCK_METHOD(int, GetSize, (), (override));</text:span></text:p>
            <text:p><text:span text:style-name="T182"><text:s text:c="2"/></text:span><text:span text:style-name="T182">MOCK_METHOD(void, Push, (const Elem&amp; x), (override));</text:span></text:p>
            <text:p><text:span text:style-name="T182">};</text:span></text:p>
            <text:p><text:span text:style-name="T18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Non-virtual Methods</text:span></text:p>
          </draw:text-box>
        </draw:frame>
        <draw:frame presentation:style-name="pr5" draw:text-style-name="P104" draw:layer="layout" svg:width="26cm" svg:height="10.5cm" svg:x="1cm" svg:y="4.125cm" presentation:class="outline" presentation:user-transformed="true">
          <draw:text-box>
            <text:p><text:span text:style-name="T183">// A simple packet stream class. <text:s/>None of its members is virtual.</text:span></text:p>
            <text:p><text:span text:style-name="T183">class ConcretePacketStream {</text:span></text:p>
            <text:p><text:span text:style-name="T183"><text:s/></text:span><text:span text:style-name="T183">public:</text:span></text:p>
            <text:p><text:span text:style-name="T183"><text:s text:c="2"/></text:span><text:span text:style-name="T183">void AppendPacket(Packet* new_packet);</text:span></text:p>
            <text:p><text:span text:style-name="T183"><text:s text:c="2"/></text:span><text:span text:style-name="T183">const Packet* GetPacket(size_t packet_number) const;</text:span></text:p>
            <text:p><text:span text:style-name="T183"><text:s text:c="2"/></text:span><text:span text:style-name="T183">size_t NumberOfPackets() const;</text:span></text:p>
            <text:p><text:span text:style-name="T183"><text:s text:c="2"/></text:span><text:span text:style-name="T183">...</text:span></text:p>
            <text:p><text:span text:style-name="T183">};</text:span></text:p>
            <text:p><text:span text:style-name="T183">// A mock packet stream class. <text:s/>It inherits from no other, but defines</text:span></text:p>
            <text:p><text:span text:style-name="T183">// GetPacket() and NumberOfPackets().</text:span></text:p>
            <text:p><text:span text:style-name="T183">class MockPacketStream {</text:span></text:p>
            <text:p><text:span text:style-name="T183"><text:s/></text:span><text:span text:style-name="T183">public:</text:span></text:p>
            <text:p><text:span text:style-name="T183"><text:s text:c="2"/></text:span><text:span text:style-name="T183">MOCK_METHOD(const Packet*, GetPacket, (size_t packet_number), (const));</text:span></text:p>
            <text:p><text:span text:style-name="T183"><text:s text:c="2"/></text:span><text:span text:style-name="T183">MOCK_METHOD(size_t, NumberOfPackets, (), (const));</text:span></text:p>
            <text:p><text:span text:style-name="T183"><text:s text:c="2"/></text:span><text:span text:style-name="T183">...</text:span></text:p>
            <text:p><text:span text:style-name="T183">};</text:span></text:p>
            <text:p><text:span text:style-name="T184"/></text:p>
            <text:p><text:span text:style-name="T185">template &lt;class PacketStream&gt;</text:span></text:p>
            <text:p><text:span text:style-name="T185">void CreateConnection(PacketStream* stream) { ... }</text:span></text:p>
            <text:p><text:span text:style-name="T18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Mocking Free Functions</text:span></text:p>
          </draw:text-box>
        </draw:frame>
        <draw:frame presentation:style-name="pr5" draw:text-style-name="P105" draw:layer="layout" svg:width="26cm" svg:height="10.5cm" svg:x="1cm" svg:y="4.125cm" presentation:class="outline" presentation:user-transformed="true">
          <draw:text-box>
            <text:p><text:span text:style-name="T187">class FileInterface {</text:span></text:p>
            <text:p><text:span text:style-name="T187"><text:s/></text:span><text:span text:style-name="T187">public:</text:span></text:p>
            <text:p><text:span text:style-name="T187"><text:s text:c="2"/></text:span><text:span text:style-name="T187">...</text:span></text:p>
            <text:p><text:span text:style-name="T187"><text:s text:c="2"/></text:span><text:span text:style-name="T187">virtual bool Open(const char* path, const char* mode) = 0;</text:span></text:p>
            <text:p><text:span text:style-name="T187">};</text:span></text:p>
            <text:p><text:span text:style-name="T182"/></text:p>
            <text:p><text:span text:style-name="T187">class File : public FileInterface {</text:span></text:p>
            <text:p><text:span text:style-name="T187"><text:s/></text:span><text:span text:style-name="T187">public:</text:span></text:p>
            <text:p><text:span text:style-name="T187"><text:s text:c="2"/></text:span><text:span text:style-name="T187">...</text:span></text:p>
            <text:p><text:span text:style-name="T187"><text:s text:c="2"/></text:span><text:span text:style-name="T187">bool Open(const char* path, const char* mode) override {</text:span></text:p>
            <text:p><text:span text:style-name="T187"><text:s text:c="5"/></text:span><text:span text:style-name="T187">return </text:span><text:span text:style-name="T188">OpenFile</text:span><text:span text:style-name="T187">(path, mode);</text:span></text:p>
            <text:p><text:span text:style-name="T187"><text:s text:c="2"/></text:span><text:span text:style-name="T187">}</text:span></text:p>
            <text:p><text:span text:style-name="T18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Value-parameterized tests</text:span></text:p>
          </draw:text-box>
        </draw:frame>
        <draw:frame presentation:style-name="pr5" draw:text-style-name="P10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89">Allow you to test your code with different parameters without writing multiple copies of the same test. </text:span></text:p>
              </text:list-item>
              <text:list-item>
                <text:p><text:span text:style-name="T189">This is useful in a number of situations, for example:</text:span></text:p>
              </text:list-item>
            </text:list>
            <text:list text:style-name="L3">
              <text:list-item>
                <text:list>
                  <text:list-item>
                    <text:p><text:span text:style-name="T190">You have a piece of code whose behavior is affected by one or more command-line flags. You want to make sure your code performs correctly for various values of those flags.</text:span></text:p>
                  </text:list-item>
                  <text:list-item>
                    <text:p><text:span text:style-name="T190">You want to test different implementations of an OO interface.</text:span></text:p>
                  </text:list-item>
                  <text:list-item>
                    <text:p><text:span text:style-name="T190">You want to test your code over various inputs (a.k.a. data-driven testing). This feature is easy to abuse, so please exercise your good sense when doing it!</text:span></text:p>
                  </text:list-item>
                </text:list>
              </text:list-item>
            </text:list>
            <text:p><text:span text:style-name="T191"/></text:p>
            <text:p><text:span text:style-name="T192">class MyTestSuite : public testing::TestWithParam&lt;int&gt; {};</text:span></text:p>
            <text:p><text:span text:style-name="T191"/></text:p>
            <text:p><text:span text:style-name="T192">TEST_P(MyTestSuite, MyTest){</text:span></text:p>
            <text:p><text:span text:style-name="T192"><text:s text:c="2"/></text:span><text:span text:style-name="T192">std::cout &lt;&lt; <text:s text:c="2"/>"Example Test Param: " &lt;&lt; <text:s/></text:span><text:span text:style-name="T193">GetParam()</text:span><text:span text:style-name="T192"> &lt;&lt; std::endl;</text:span></text:p>
            <text:p><text:span text:style-name="T192">}</text:span></text:p>
            <text:p><text:span text:style-name="T192">INSTANTIATE_TEST_SUITE_P(MyGroup, MyTestSuite, </text:span><text:span text:style-name="T193">testing::Range(0, 10)</text:span><text:span text:style-name="T192">, testing::PrintToStringParamName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1">Typed tests</text:span></text:p>
          </draw:text-box>
        </draw:frame>
        <draw:frame presentation:style-name="pr5" draw:text-style-name="P107" draw:layer="layout" svg:width="26cm" svg:height="10.5cm" svg:x="1cm" svg:y="4.025cm" presentation:class="outline" presentation:user-transformed="true">
          <draw:text-box>
            <text:list text:style-name="L2">
              <text:list-item>
                <text:p><text:span text:style-name="T190">Typed tests allow you to repeat the same test logic over a list of types. You only need to write the test logic once, although you must know the type list when writing typed tests.</text:span></text:p>
              </text:list-item>
              <text:list-item>
                <text:p><text:span text:style-name="T190">Define a fixture class template. It should be parameterized by a type</text:span></text:p>
              </text:list-item>
            </text:list>
            <text:p><text:span text:style-name="T191">template &lt;typename T&gt;</text:span></text:p>
            <text:p text:style-name="P3"><text:span text:style-name="T191">class FooTest : public testing::Test {</text:span></text:p>
            <text:p text:style-name="P3"><text:span text:style-name="T191"><text:s/></text:span><text:span text:style-name="T191">public:</text:span></text:p>
            <text:p text:style-name="P3"><text:span text:style-name="T191"><text:s text:c="2"/></text:span><text:span text:style-name="T191">...</text:span></text:p>
            <text:p text:style-name="P3"><text:span text:style-name="T191"><text:s text:c="2"/></text:span><text:span text:style-name="T191">using List = std::list&lt;T&gt;;</text:span></text:p>
            <text:p text:style-name="P3"><text:span text:style-name="T191"><text:s text:c="2"/></text:span><text:span text:style-name="T191">static T shared_;</text:span></text:p>
            <text:p text:style-name="P3"><text:span text:style-name="T191"><text:s text:c="2"/></text:span><text:span text:style-name="T191">T value_;</text:span></text:p>
            <text:p text:style-name="P3"><text:span text:style-name="T191">};</text:span></text:p>
            <text:list text:continue-numbering="true" text:style-name="L2">
              <text:list-item>
                <text:p text:style-name="P3"><text:span text:style-name="T190">Next, associate a list of types with the test suite, which will be repeated for each type in the list:</text:span></text:p>
              </text:list-item>
            </text:list>
            <text:p text:style-name="P3"><text:span text:style-name="T191">using MyTypes = ::testing::Types&lt;char, int, unsigned int&gt;;</text:span></text:p>
            <text:p text:style-name="P3"><text:span text:style-name="T191">TYPED_TEST_SUITE(FooTest, MyType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idnightblue" presentation:presentation-page-layout-name="AL3T3">
        <office:forms form:automatic-focus="false" form:apply-design-mode="false"/>
        <draw:frame presentation:style-name="pr4" draw:text-style-name="P108" draw:layer="layout" svg:width="26cm" svg:height="1.997cm" svg:x="1cm" svg:y="0.627cm" presentation:class="title">
          <draw:text-box>
            <text:p><text:span text:style-name="T194">Testing Private Code</text:span></text:p>
          </draw:text-box>
        </draw:frame>
        <draw:frame presentation:style-name="pr5" draw:text-style-name="P109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195">If you change your software’s internal implementation, your tests should not break as long as the change is not observable by users. Therefore, per the black-box testing principle, most of the time you should test your code through its public interfaces.</text:span></text:p>
              </text:list-item>
              <text:list-item>
                <text:p><text:span text:style-name="T195">If you still find yourself needing to test internal implementation code, consider if there’s a better design.</text:span></text:p>
              </text:list-item>
              <text:list-item>
                <text:p><text:span text:style-name="T195">If you absolutely have to test non-public interface code though, you can access private members with FRIEND_TEST()</text:span></text:p>
              </text:list-item>
            </text:list>
          </draw:text-box>
        </draw:frame>
        <draw:frame presentation:style-name="pr5" draw:text-style-name="P110" draw:layer="layout" svg:width="12.687cm" svg:height="10.5cm" svg:x="14.322cm" svg:y="4.125cm" presentation:class="outline" presentation:user-transformed="true">
          <draw:text-box>
            <text:p text:style-name="P3"><text:span text:style-name="T196">// foo.h</text:span></text:p>
            <text:p text:style-name="P3"><text:span text:style-name="T196">class Foo {</text:span></text:p>
            <text:p text:style-name="P3"><text:span text:style-name="T196"><text:s text:c="2"/></text:span><text:span text:style-name="T196">...</text:span></text:p>
            <text:p text:style-name="P3"><text:span text:style-name="T196"><text:s/></text:span><text:span text:style-name="T196">private:</text:span></text:p>
            <text:p text:style-name="P3"><text:span text:style-name="T196"><text:s text:c="2"/></text:span><text:span text:style-name="T196">FRIEND_TEST(FooTest, BarReturnsZeroOnNull);</text:span></text:p>
            <text:p text:style-name="P3"><text:span text:style-name="T197"/></text:p>
            <text:p text:style-name="P3"><text:span text:style-name="T196"><text:s text:c="2"/></text:span><text:span text:style-name="T196">int Bar(void* x);</text:span></text:p>
            <text:p text:style-name="P3"><text:span text:style-name="T196">};</text:span></text:p>
            <text:p text:style-name="P3"><text:span text:style-name="T197"/></text:p>
            <text:p text:style-name="P3"><text:span text:style-name="T196">// foo_test.cc</text:span></text:p>
            <text:p text:style-name="P3"><text:span text:style-name="T196">...</text:span></text:p>
            <text:p text:style-name="P3"><text:span text:style-name="T196">TEST(FooTest, BarReturnsZeroOnNull) {</text:span></text:p>
            <text:p text:style-name="P3"><text:span text:style-name="T196"><text:s text:c="2"/></text:span><text:span text:style-name="T196">Foo foo;</text:span></text:p>
            <text:p text:style-name="P3"><text:span text:style-name="T196"><text:s text:c="2"/></text:span><text:span text:style-name="T196">EXPECT_EQ(foo.Bar(NULL), 0); <text:s/>// Uses Foo's private member Bar().</text:span></text:p>
            <text:p text:style-name="P3"><text:span text:style-name="T19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dding Traces to Assertions</text:p>
          </draw:text-box>
        </draw:frame>
        <draw:frame presentation:style-name="pr5" draw:text-style-name="P5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<text:span text:style-name="T21">It can be hard to tell which invocation of a sub-routine a failure is from.</text:span></text:p>
              </text:list-item>
              <text:list-item>
                <text:p><text:span text:style-name="T21">A solution to debug is to use SCOPED_TRACE macro or the ScopedTrace utility:</text:span></text:p>
              </text:list-item>
            </text:list>
            <text:p><text:span text:style-name="T198"/></text:p>
            <text:p><text:span text:style-name="T198">SCOPED_TRACE(message);</text:span></text:p>
            <text:p><text:span text:style-name="T192">ScopedTrace trace("file_path",</text:span></text:p>
            <text:p><text:span text:style-name="T192"><text:s text:c="18"/></text:span><text:span text:style-name="T192">line_number,</text:span></text:p>
            <text:p><text:span text:style-name="T192"><text:s text:c="18"/></text:span><text:span text:style-name="T192">message);</text:span></text:p>
          </draw:text-box>
        </draw:frame>
        <draw:frame presentation:style-name="pr5" draw:text-style-name="P102" draw:layer="layout" svg:width="12.687cm" svg:height="10.5cm" svg:x="14.322cm" svg:y="4.125cm" presentation:class="outline" presentation:user-transformed="true">
          <draw:text-box>
            <text:p><text:span text:style-name="T177">void Sub1(int n) {</text:span></text:p>
            <text:p><text:span text:style-name="T177"><text:s text:c="2"/></text:span><text:span text:style-name="T177">EXPECT_EQ(Bar(n), 1);</text:span></text:p>
            <text:p><text:span text:style-name="T177"><text:s text:c="2"/></text:span><text:span text:style-name="T177">EXPECT_EQ(Bar(n + 1), 2);</text:span></text:p>
            <text:p><text:span text:style-name="T177">}</text:span></text:p>
            <text:p><text:span text:style-name="T177"/></text:p>
            <text:p><text:span text:style-name="T177">TEST(FooTest, Bar) {</text:span></text:p>
            <text:p><text:span text:style-name="T177"><text:s text:c="2"/></text:span><text:span text:style-name="T177">{</text:span></text:p>
            <text:p><text:span text:style-name="T177"><text:s text:c="4"/></text:span><text:span text:style-name="T177">SCOPED_TRACE("A"); <text:s/>// This trace point will be included in</text:span></text:p>
            <text:p><text:span text:style-name="T177"><text:s text:c="24"/></text:span><text:span text:style-name="T177">// every failure in this scope.</text:span></text:p>
            <text:p><text:span text:style-name="T177"><text:s text:c="4"/></text:span><text:span text:style-name="T177">Sub1(1);</text:span></text:p>
            <text:p><text:span text:style-name="T177"><text:s text:c="2"/></text:span><text:span text:style-name="T177">}</text:span></text:p>
            <text:p><text:span text:style-name="T177"><text:s text:c="2"/></text:span><text:span text:style-name="T177">// Now it won't.</text:span></text:p>
            <text:p><text:span text:style-name="T177"><text:s text:c="2"/></text:span><text:span text:style-name="T177">Sub1(9);</text:span></text:p>
            <text:p><text:span text:style-name="T177">}</text:span></text:p>
            <text:p><text:span text:style-name="T177">---------------------------------------------------------</text:span></text:p>
            <text:p><text:span text:style-name="T177">path/to/foo_test.cc:11: Failure</text:span></text:p>
            <text:p><text:span text:style-name="T177">Value of: Bar(n)</text:span></text:p>
            <text:p><text:span text:style-name="T177">Expected: 1</text:span></text:p>
            <text:p><text:span text:style-name="T177"><text:s text:c="2"/></text:span><text:span text:style-name="T177">Actual: 2</text:span></text:p>
            <text:p><text:span text:style-name="T177">Google Test trace:</text:span></text:p>
            <text:p><text:span text:style-name="T177">path/to/foo_test.cc:17: A</text:span></text:p>
            <text:p><text:span text:style-name="T177"/></text:p>
            <text:p><text:span text:style-name="T177">path/to/foo_test.cc:12: Failure</text:span></text:p>
            <text:p><text:span text:style-name="T177">Value of: Bar(n + 1)</text:span></text:p>
            <text:p><text:span text:style-name="T177">Expected: 2</text:span></text:p>
            <text:p><text:span text:style-name="T177"><text:s text:c="2"/></text:span><text:span text:style-name="T177">Actual: 3</text:span></text:p>
            <text:p><text:span text:style-name="T17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family-generic="swiss" style:font-pitch="fixed"/>
    <style:font-face style:name="FreeMono3" svg:font-family="FreeMono" style:font-pitch="fixed"/>
    <style:font-face style:name="FreeSans" svg:font-family="FreeSans" style:font-family-generic="swiss" style:font-pitch="fixed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wiss" style:font-pitch="fixed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Noto Sans4" svg:font-family="'Noto Sans'" style:font-family-generic="system" style:font-pitch="variable"/>
    <style:font-face style:name="freeMono" svg:font-family="freeMono" style:font-family-generic="swiss" style:font-pitch="fixed"/>
    <style:font-face style:name="freeMono1" svg:font-family="freeMono" style:font-family-generic="modern" style:font-pitch="fixed"/>
    <style:font-face style:name="freeSans" svg:font-family="free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square" draw:cx="50%" draw:cy="50%" draw:start="100%" draw:end="0%" draw:angle="0deg" draw:border="0%"/>
    <draw:marker draw:name="Arrow" svg:viewBox="0 0 20 30" svg:d="M10 0l-10 30h20z"/>
    <draw:marker draw:name="msArrowEnd_20_8" draw:display-name="msArrowEnd 8" svg:viewBox="0 0 500 300" svg:d="M250 0l250 300h-500z"/>
    <draw:marker draw:name="msArrowOpenEnd_20_5_20_35" draw:display-name="msArrowOpenEnd 5 35" svg:viewBox="0 0 350 350" svg:d="M175 0l175 312-38 38-112-213v213h-50v-213l-113 213-37-3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1" fo:font-size="24pt" fo:language="da" fo:country="DK" style:font-name-asian="DejaVu Sans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10.501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text-position="0% 100%" style:font-name="FreeMono1" fo:font-family="FreeMono" style:font-family-generic="modern" style:font-pitch="fixed" fo:font-size="24pt" fo:letter-spacing="normal" fo:language="da" fo:country="DK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600" style:font-name-complex="Noto Sans4" style:font-family-complex="'Noto Sans'" style:font-family-generic-complex="system" style:font-pitch-complex="variable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family="Calibri" fo:font-size="16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family="Calibri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family="Calibri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family="Calibri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svg:stroke-width="0.044cm" svg:stroke-linecap="butt" draw:fill="solid" draw:fill-color="#bd582c" loext:fill-theme-color="accent2" draw:textarea-vertical-align="top" draw:auto-grow-height="false" fo:min-height="0.8cm" fo:min-width="27.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svg:stroke-linecap="butt" draw:fill="solid" draw:fill-color="#e48312" loext:fill-theme-color="accent1" draw:textarea-vertical-align="top" draw:auto-grow-height="false" fo:min-height="0cm" fo:min-width="27.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bd582c"/>
      <style:paragraph-properties fo:text-align="start"/>
      <style:text-properties fo:font-size="18pt"/>
    </style:style>
    <style:style style:name="MP21" style:family="paragraph">
      <loext:graphic-properties draw:fill="solid" draw:fill-color="#e48312"/>
      <style:paragraph-properties fo:text-align="start"/>
      <style:text-properties fo:font-size="18pt"/>
    </style:style>
    <style:style style:name="MP22" style:family="paragraph">
      <loext:graphic-properties draw:fill="none"/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30" style:family="paragraph">
      <style:paragraph-properties fo:text-align="center"/>
      <style:text-properties fo:font-size="9pt" style:font-size-asian="14pt" style:font-size-complex="14pt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32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33" style:family="paragraph">
      <style:text-properties fo:font-size="14pt" style:font-size-asian="14pt" style:font-size-complex="14pt"/>
    </style:style>
    <style:style style:name="MP3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style:style style:name="MT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 Light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da" fo:country="DK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da" fo:country="DK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4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4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14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4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3">
      <draw:custom-shape draw:name="Rectangle 6" draw:style-name="Mgr9" draw:text-style-name="MP20" draw:layer="backgroundobjects" svg:width="27.999cm" svg:height="1.049cm" svg:x="0cm" svg:y="14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0" draw:text-style-name="MP21" draw:layer="backgroundobjects" svg:width="27.999cm" svg:height="0.15cm" svg:x="0cm" svg:y="14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11" draw:text-style-name="MP22" draw:layer="backgroundobjects" draw:type="line" svg:x1="3.315cm" svg:y1="4.827cm" svg:x2="31.001cm" svg:y2="4.827cm" svg:d="M3315 4827h27686" svg:viewBox="0 0 27687 1">
        <text:p/>
      </draw:connector>
      <draw:frame draw:name="Title 7" presentation:style-name="Mpr13" draw:text-style-name="MP24" draw:layer="backgroundobjects" svg:width="23.099cm" svg:height="3.331cm" svg:x="2.519cm" svg:y="0.658cm" presentation:class="title" presentation:user-transformed="true">
        <draw:text-box>
          <text:p text:style-name="MP23"><text:span text:style-name="MT4">Click to edit Master title style</text:span></text:p>
        </draw:text-box>
      </draw:frame>
      <draw:frame draw:name="Content Placeholder 2" presentation:style-name="Mpr14" draw:text-style-name="MP27" draw:layer="backgroundobjects" svg:width="11.339cm" svg:height="9.239cm" svg:x="2.519cm" svg:y="4.238cm" presentation:class="outline" presentation:user-transformed="true">
        <draw:text-box>
          <text:list text:style-name="ML4">
            <text:list-item>
              <text:p text:style-name="MP25"><text:span text:style-name="MT5">Edit Master text styles</text:span></text:p>
              <text:list>
                <text:list-item>
                  <text:p text:style-name="MP26"><text:span text:style-name="MT6">Second level</text:span></text:p>
                  <text:list>
                    <text:list-item>
                      <text:p text:style-name="MP26"><text:span text:style-name="MT7">Third level</text:span></text:p>
                      <text:list>
                        <text:list-item>
                          <text:p text:style-name="MP26"><text:span text:style-name="MT7">Fourth level</text:span></text:p>
                          <text:list>
                            <text:list-item>
                              <text:p text:style-name="MP2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7" draw:layer="backgroundobjects" svg:width="11.339cm" svg:height="9.239cm" svg:x="14.279cm" svg:y="4.238cm" presentation:class="outline" presentation:user-transformed="true">
        <draw:text-box>
          <text:list text:style-name="ML5">
            <text:list-item>
              <text:p text:style-name="MP25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26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29" draw:layer="backgroundobjects" svg:width="5.677cm" svg:height="0.838cm" svg:x="2.519cm" svg:y="14.835cm" presentation:class="date-time" presentation:user-transformed="true">
        <draw:text-box>
          <text:p text:style-name="MP28"><text:span text:style-name="MT8"><presentation:date-time/></text:span></text:p>
        </draw:text-box>
      </draw:frame>
      <draw:frame draw:name="Footer Placeholder 5" presentation:style-name="Mpr15" draw:text-style-name="MP29" draw:layer="backgroundobjects" svg:width="11.075cm" svg:height="0.838cm" svg:x="8.465cm" svg:y="14.835cm" presentation:class="footer" presentation:user-transformed="true">
        <draw:text-box>
          <text:p text:style-name="MP30"><text:span text:style-name="MT1"><presentation:footer/></text:span></text:p>
        </draw:text-box>
      </draw:frame>
      <draw:frame draw:name="Slide Number Placeholder 6" presentation:style-name="Mpr15" draw:text-style-name="MP32" draw:layer="backgroundobjects" svg:width="3.013cm" svg:height="0.838cm" svg:x="22.736cm" svg:y="14.835cm" presentation:class="page-number" presentation:user-transformed="true">
        <draw:text-box>
          <text:p text:style-name="MP31"><text:span text:style-name="MT9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33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4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33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1:15:07.411472350</meta:creation-date>
    <meta:editing-duration>P2DT6H2M10S</meta:editing-duration>
    <meta:editing-cycles>9</meta:editing-cycles>
    <meta:generator>LibreOffice/7.5.3.2$Linux_X86_64 LibreOffice_project/50$Build-2</meta:generator>
    <dc:title>Midnightblue</dc:title>
    <dc:date>2023-06-13T08:15:54.982040368</dc:date>
    <meta:document-statistic meta:object-count="440"/>
  </office:meta>
</office:document-meta>
</file>